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sans-serif"/>
    <style:font-face style:name="monospace" svg:font-family="monospace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7.0111in" table:align="left"/>
    </style:style>
    <style:style style:name="Table1.A" style:family="table-column">
      <style:table-column-properties style:column-width="0.1076in"/>
    </style:style>
    <style:style style:name="Table1.B" style:family="table-column">
      <style:table-column-properties style:column-width="0.1806in"/>
    </style:style>
    <style:style style:name="Table1.C" style:family="table-column">
      <style:table-column-properties style:column-width="3.2174in"/>
    </style:style>
    <style:style style:name="Table1.D" style:family="table-column">
      <style:table-column-properties style:column-width="0.0972in"/>
    </style:style>
    <style:style style:name="Table1.F" style:family="table-column">
      <style:table-column-properties style:column-width="3.2278in"/>
    </style:style>
    <style:style style:name="Table1.A1" style:family="table-cell">
      <style:table-cell-properties style:vertical-align="middle" fo:background-color="#c0c0c0">
        <style:background-image/>
      </style:table-cell-properties>
    </style:style>
    <style:style style:name="Table1.B1" style:family="table-cell">
      <style:table-cell-properties style:vertical-align="middle" fo:background-color="#e0e0e0">
        <style:background-image/>
      </style:table-cell-properties>
    </style:style>
    <style:style style:name="Table1.A2" style:family="table-cell">
      <style:table-cell-properties style:vertical-align="middle" fo:background-color="#c0c0c0" fo:padding="0in" fo:border="none">
        <style:background-image/>
      </style:table-cell-properties>
    </style:style>
    <style:style style:name="Table1.B2" style:family="table-cell">
      <style:table-cell-properties style:vertical-align="middle" fo:background-color="#e0e0e0" fo:padding="0in" fo:border="none">
        <style:background-image/>
      </style:table-cell-properties>
    </style:style>
    <style:style style:name="Table1.C2" style:family="table-cell">
      <style:table-cell-properties style:vertical-align="middle" fo:padding="0in" fo:border="none"/>
    </style:style>
    <style:style style:name="Table1.F2" style:family="table-cell">
      <style:table-cell-properties style:vertical-align="middle" fo:padding="0in" fo:border="none"/>
    </style:style>
    <style:style style:name="Table1.C3" style:family="table-cell">
      <style:table-cell-properties style:vertical-align="middle" fo:padding="0in" fo:border="none"/>
    </style:style>
    <style:style style:name="Table1.F3" style:family="table-cell">
      <style:table-cell-properties style:vertical-align="middle" fo:padding="0in" fo:border="none"/>
    </style:style>
    <style:style style:name="Table1.C4" style:family="table-cell">
      <style:table-cell-properties style:vertical-align="middle" fo:padding="0in" fo:border="none"/>
    </style:style>
    <style:style style:name="Table1.F4" style:family="table-cell">
      <style:table-cell-properties style:vertical-align="middle" fo:padding="0in" fo:border="none"/>
    </style:style>
    <style:style style:name="Table1.C5" style:family="table-cell">
      <style:table-cell-properties style:vertical-align="middle" fo:padding="0in" fo:border="none"/>
    </style:style>
    <style:style style:name="Table1.F5" style:family="table-cell">
      <style:table-cell-properties style:vertical-align="middle" fo:padding="0in" fo:border="none"/>
    </style:style>
    <style:style style:name="Table1.C6" style:family="table-cell">
      <style:table-cell-properties style:vertical-align="middle" fo:padding="0in" fo:border="none"/>
    </style:style>
    <style:style style:name="Table1.F6" style:family="table-cell">
      <style:table-cell-properties style:vertical-align="middle" fo:padding="0in" fo:border="none"/>
    </style:style>
    <style:style style:name="Table1.C7" style:family="table-cell">
      <style:table-cell-properties style:vertical-align="middle" fo:padding="0in" fo:border="none"/>
    </style:style>
    <style:style style:name="Table1.F7" style:family="table-cell">
      <style:table-cell-properties style:vertical-align="middle" fo:padding="0in" fo:border="none"/>
    </style:style>
    <style:style style:name="Table1.C8" style:family="table-cell">
      <style:table-cell-properties style:vertical-align="middle" fo:padding="0in" fo:border="none"/>
    </style:style>
    <style:style style:name="Table1.F8" style:family="table-cell">
      <style:table-cell-properties style:vertical-align="middle" fo:padding="0in" fo:border="none"/>
    </style:style>
    <style:style style:name="Table1.C9" style:family="table-cell">
      <style:table-cell-properties style:vertical-align="middle" fo:padding="0in" fo:border="none"/>
    </style:style>
    <style:style style:name="Table1.F9" style:family="table-cell">
      <style:table-cell-properties style:vertical-align="middle" fo:padding="0in" fo:border="none"/>
    </style:style>
    <style:style style:name="Table1.C10" style:family="table-cell">
      <style:table-cell-properties style:vertical-align="middle" fo:padding="0in" fo:border="none"/>
    </style:style>
    <style:style style:name="Table1.F10" style:family="table-cell">
      <style:table-cell-properties style:vertical-align="middle" fo:padding="0in" fo:border="none"/>
    </style:style>
    <style:style style:name="Table1.C11" style:family="table-cell">
      <style:table-cell-properties style:vertical-align="middle" fo:padding="0in" fo:border="none"/>
    </style:style>
    <style:style style:name="Table1.F11" style:family="table-cell">
      <style:table-cell-properties style:vertical-align="middle" fo:padding="0in" fo:border="none"/>
    </style:style>
    <style:style style:name="Table1.C12" style:family="table-cell">
      <style:table-cell-properties style:vertical-align="middle" fo:padding="0in" fo:border="none"/>
    </style:style>
    <style:style style:name="Table1.F12" style:family="table-cell">
      <style:table-cell-properties style:vertical-align="middle" fo:padding="0in" fo:border="none"/>
    </style:style>
    <style:style style:name="Table1.C13" style:family="table-cell">
      <style:table-cell-properties style:vertical-align="middle" fo:padding="0in" fo:border="none"/>
    </style:style>
    <style:style style:name="Table1.F13" style:family="table-cell">
      <style:table-cell-properties style:vertical-align="middle" fo:padding="0in" fo:border="none"/>
    </style:style>
    <style:style style:name="Table1.C14" style:family="table-cell">
      <style:table-cell-properties style:vertical-align="middle" fo:padding="0in" fo:border="none"/>
    </style:style>
    <style:style style:name="Table1.F14" style:family="table-cell">
      <style:table-cell-properties style:vertical-align="middle" fo:padding="0in" fo:border="none"/>
    </style:style>
    <style:style style:name="Table1.C15" style:family="table-cell">
      <style:table-cell-properties style:vertical-align="middle" fo:padding="0in" fo:border="none"/>
    </style:style>
    <style:style style:name="Table1.F15" style:family="table-cell">
      <style:table-cell-properties style:vertical-align="middle" fo:padding="0in" fo:border="none"/>
    </style:style>
    <style:style style:name="Table1.C16" style:family="table-cell">
      <style:table-cell-properties style:vertical-align="middle" fo:padding="0in" fo:border="none"/>
    </style:style>
    <style:style style:name="Table1.F16" style:family="table-cell">
      <style:table-cell-properties style:vertical-align="middle" fo:padding="0in" fo:border="none"/>
    </style:style>
    <style:style style:name="Table1.C17" style:family="table-cell">
      <style:table-cell-properties style:vertical-align="middle" fo:padding="0in" fo:border="none"/>
    </style:style>
    <style:style style:name="Table1.F17" style:family="table-cell">
      <style:table-cell-properties style:vertical-align="middle" fo:padding="0in" fo:border="none"/>
    </style:style>
    <style:style style:name="Table1.C18" style:family="table-cell">
      <style:table-cell-properties style:vertical-align="middle" fo:padding="0in" fo:border="none"/>
    </style:style>
    <style:style style:name="Table1.F18" style:family="table-cell">
      <style:table-cell-properties style:vertical-align="middle" fo:padding="0in" fo:border="none"/>
    </style:style>
    <style:style style:name="Table1.C19" style:family="table-cell">
      <style:table-cell-properties style:vertical-align="middle" fo:padding="0in" fo:border="none"/>
    </style:style>
    <style:style style:name="Table1.F19" style:family="table-cell">
      <style:table-cell-properties style:vertical-align="middle" fo:padding="0in" fo:border="none"/>
    </style:style>
    <style:style style:name="Table1.C20" style:family="table-cell">
      <style:table-cell-properties style:vertical-align="middle" fo:padding="0in" fo:border="none"/>
    </style:style>
    <style:style style:name="Table1.F20" style:family="table-cell">
      <style:table-cell-properties style:vertical-align="middle" fo:padding="0in" fo:border="none"/>
    </style:style>
    <style:style style:name="Table1.C21" style:family="table-cell">
      <style:table-cell-properties style:vertical-align="middle" fo:padding="0in" fo:border="none"/>
    </style:style>
    <style:style style:name="Table1.F21" style:family="table-cell">
      <style:table-cell-properties style:vertical-align="middle" fo:padding="0in" fo:border="none"/>
    </style:style>
    <style:style style:name="Table1.C22" style:family="table-cell">
      <style:table-cell-properties style:vertical-align="middle" fo:padding="0in" fo:border="none"/>
    </style:style>
    <style:style style:name="Table1.F22" style:family="table-cell">
      <style:table-cell-properties style:vertical-align="middle" fo:padding="0in" fo:border="none"/>
    </style:style>
    <style:style style:name="Table1.C23" style:family="table-cell">
      <style:table-cell-properties style:vertical-align="middle" fo:padding="0in" fo:border="none"/>
    </style:style>
    <style:style style:name="Table1.F23" style:family="table-cell">
      <style:table-cell-properties style:vertical-align="middle" fo:padding="0in" fo:border="none"/>
    </style:style>
    <style:style style:name="Table1.C24" style:family="table-cell">
      <style:table-cell-properties style:vertical-align="middle" fo:padding="0in" fo:border="none"/>
    </style:style>
    <style:style style:name="Table1.F24" style:family="table-cell">
      <style:table-cell-properties style:vertical-align="middle" fo:padding="0in" fo:border="none"/>
    </style:style>
    <style:style style:name="Table1.C25" style:family="table-cell">
      <style:table-cell-properties style:vertical-align="middle" fo:padding="0in" fo:border="none"/>
    </style:style>
    <style:style style:name="Table1.F25" style:family="table-cell">
      <style:table-cell-properties style:vertical-align="middle" fo:padding="0in" fo:border="none"/>
    </style:style>
    <style:style style:name="Table1.C26" style:family="table-cell">
      <style:table-cell-properties style:vertical-align="middle" fo:padding="0in" fo:border="none"/>
    </style:style>
    <style:style style:name="Table1.F26" style:family="table-cell">
      <style:table-cell-properties style:vertical-align="middle" fo:padding="0in" fo:border="none"/>
    </style:style>
    <style:style style:name="Table1.C27" style:family="table-cell">
      <style:table-cell-properties style:vertical-align="middle" fo:padding="0in" fo:border="none"/>
    </style:style>
    <style:style style:name="Table1.F27" style:family="table-cell">
      <style:table-cell-properties style:vertical-align="middle" fo:padding="0in" fo:border="none"/>
    </style:style>
    <style:style style:name="Table1.C28" style:family="table-cell">
      <style:table-cell-properties style:vertical-align="middle" fo:padding="0in" fo:border="none"/>
    </style:style>
    <style:style style:name="Table1.F28" style:family="table-cell">
      <style:table-cell-properties style:vertical-align="middle" fo:padding="0in" fo:border="none"/>
    </style:style>
    <style:style style:name="Table1.C29" style:family="table-cell">
      <style:table-cell-properties style:vertical-align="middle" fo:padding="0in" fo:border="none"/>
    </style:style>
    <style:style style:name="Table1.F29" style:family="table-cell">
      <style:table-cell-properties style:vertical-align="middle" fo:padding="0in" fo:border="none"/>
    </style:style>
    <style:style style:name="Table1.C30" style:family="table-cell">
      <style:table-cell-properties style:vertical-align="middle" fo:padding="0in" fo:border="none"/>
    </style:style>
    <style:style style:name="Table1.F30" style:family="table-cell">
      <style:table-cell-properties style:vertical-align="middle" fo:padding="0in" fo:border="none"/>
    </style:style>
    <style:style style:name="Table1.C31" style:family="table-cell">
      <style:table-cell-properties style:vertical-align="middle" fo:padding="0in" fo:border="none"/>
    </style:style>
    <style:style style:name="Table1.F31" style:family="table-cell">
      <style:table-cell-properties style:vertical-align="middle" fo:padding="0in" fo:border="none"/>
    </style:style>
    <style:style style:name="Table1.C32" style:family="table-cell">
      <style:table-cell-properties style:vertical-align="middle" fo:padding="0in" fo:border="none"/>
    </style:style>
    <style:style style:name="Table1.F32" style:family="table-cell">
      <style:table-cell-properties style:vertical-align="middle" fo:padding="0in" fo:border="none"/>
    </style:style>
    <style:style style:name="Table1.C33" style:family="table-cell">
      <style:table-cell-properties style:vertical-align="middle" fo:padding="0in" fo:border="none"/>
    </style:style>
    <style:style style:name="Table1.F33" style:family="table-cell">
      <style:table-cell-properties style:vertical-align="middle" fo:padding="0in" fo:border="none"/>
    </style:style>
    <style:style style:name="Table1.C34" style:family="table-cell">
      <style:table-cell-properties style:vertical-align="middle" fo:padding="0in" fo:border="none"/>
    </style:style>
    <style:style style:name="Table1.F34" style:family="table-cell">
      <style:table-cell-properties style:vertical-align="middle" fo:padding="0in" fo:border="none"/>
    </style:style>
    <style:style style:name="Table1.C35" style:family="table-cell">
      <style:table-cell-properties style:vertical-align="middle" fo:padding="0in" fo:border="none"/>
    </style:style>
    <style:style style:name="Table1.F35" style:family="table-cell">
      <style:table-cell-properties style:vertical-align="middle" fo:padding="0in" fo:border="none"/>
    </style:style>
    <style:style style:name="Table1.C36" style:family="table-cell">
      <style:table-cell-properties style:vertical-align="middle" fo:padding="0in" fo:border="none"/>
    </style:style>
    <style:style style:name="Table1.F36" style:family="table-cell">
      <style:table-cell-properties style:vertical-align="middle" fo:padding="0in" fo:border="none"/>
    </style:style>
    <style:style style:name="Table1.C37" style:family="table-cell">
      <style:table-cell-properties style:vertical-align="middle" fo:padding="0in" fo:border="none"/>
    </style:style>
    <style:style style:name="Table1.F37" style:family="table-cell">
      <style:table-cell-properties style:vertical-align="middle" fo:padding="0in" fo:border="none"/>
    </style:style>
    <style:style style:name="Table1.C38" style:family="table-cell">
      <style:table-cell-properties style:vertical-align="middle" fo:padding="0in" fo:border="none"/>
    </style:style>
    <style:style style:name="Table1.F38" style:family="table-cell">
      <style:table-cell-properties style:vertical-align="middle" fo:padding="0in" fo:border="none"/>
    </style:style>
    <style:style style:name="Table1.C39" style:family="table-cell">
      <style:table-cell-properties style:vertical-align="middle" fo:padding="0in" fo:border="none"/>
    </style:style>
    <style:style style:name="Table1.F39" style:family="table-cell">
      <style:table-cell-properties style:vertical-align="middle" fo:padding="0in" fo:border="none"/>
    </style:style>
    <style:style style:name="Table1.C40" style:family="table-cell">
      <style:table-cell-properties style:vertical-align="middle" fo:padding="0in" fo:border="none"/>
    </style:style>
    <style:style style:name="Table1.F40" style:family="table-cell">
      <style:table-cell-properties style:vertical-align="middle" fo:padding="0in" fo:border="none"/>
    </style:style>
    <style:style style:name="Table1.C41" style:family="table-cell">
      <style:table-cell-properties style:vertical-align="middle" fo:padding="0in" fo:border="none"/>
    </style:style>
    <style:style style:name="Table1.F41" style:family="table-cell">
      <style:table-cell-properties style:vertical-align="middle" fo:padding="0in" fo:border="none"/>
    </style:style>
    <style:style style:name="Table1.C42" style:family="table-cell">
      <style:table-cell-properties style:vertical-align="middle" fo:padding="0in" fo:border="none"/>
    </style:style>
    <style:style style:name="Table1.F42" style:family="table-cell">
      <style:table-cell-properties style:vertical-align="middle" fo:padding="0in" fo:border="none"/>
    </style:style>
    <style:style style:name="Table1.C43" style:family="table-cell">
      <style:table-cell-properties style:vertical-align="middle" fo:padding="0in" fo:border="none"/>
    </style:style>
    <style:style style:name="Table1.F43" style:family="table-cell">
      <style:table-cell-properties style:vertical-align="middle" fo:padding="0in" fo:border="none"/>
    </style:style>
    <style:style style:name="Table1.C44" style:family="table-cell">
      <style:table-cell-properties style:vertical-align="middle" fo:padding="0in" fo:border="none"/>
    </style:style>
    <style:style style:name="Table1.F44" style:family="table-cell">
      <style:table-cell-properties style:vertical-align="middle" fo:padding="0in" fo:border="none"/>
    </style:style>
    <style:style style:name="Table1.C45" style:family="table-cell">
      <style:table-cell-properties style:vertical-align="middle" fo:padding="0in" fo:border="none"/>
    </style:style>
    <style:style style:name="Table1.F45" style:family="table-cell">
      <style:table-cell-properties style:vertical-align="middle" fo:padding="0in" fo:border="none"/>
    </style:style>
    <style:style style:name="Table1.C46" style:family="table-cell">
      <style:table-cell-properties style:vertical-align="middle" fo:padding="0in" fo:border="none"/>
    </style:style>
    <style:style style:name="Table1.F46" style:family="table-cell">
      <style:table-cell-properties style:vertical-align="middle" fo:padding="0in" fo:border="none"/>
    </style:style>
    <style:style style:name="Table1.C47" style:family="table-cell">
      <style:table-cell-properties style:vertical-align="middle" fo:padding="0in" fo:border="none"/>
    </style:style>
    <style:style style:name="Table1.F47" style:family="table-cell">
      <style:table-cell-properties style:vertical-align="middle" fo:padding="0in" fo:border="none"/>
    </style:style>
    <style:style style:name="Table1.C48" style:family="table-cell">
      <style:table-cell-properties style:vertical-align="middle" fo:padding="0in" fo:border="none"/>
    </style:style>
    <style:style style:name="Table1.F48" style:family="table-cell">
      <style:table-cell-properties style:vertical-align="middle" fo:padding="0in" fo:border="none"/>
    </style:style>
    <style:style style:name="Table1.C49" style:family="table-cell">
      <style:table-cell-properties style:vertical-align="middle" fo:padding="0in" fo:border="none"/>
    </style:style>
    <style:style style:name="Table1.F49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margin-top="0in" fo:margin-bottom="0in" loext:contextual-spacing="false" fo:orphans="2" fo:widows="2"/>
      <style:text-properties fo:font-size="2pt" style:font-size-asian="2pt" style:font-size-complex="2pt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Helvetica" fo:font-size="14pt" fo:letter-spacing="normal" fo:font-style="normal" fo:font-weight="normal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ff0000" style:font-name="monospace" fo:font-size="14pt" fo:letter-spacing="normal" fo:font-style="normal" fo:font-weight="normal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Helvetica" fo:font-size="14pt" fo:letter-spacing="normal" fo:font-style="normal" fo:font-weight="normal"/>
    </style:style>
    <style:style style:name="P6" style:family="paragraph" style:parent-style-name="Heading_20_3">
      <style:text-properties fo:font-variant="normal" fo:text-transform="none" fo:color="#000000" style:font-name="Helvetica" fo:letter-spacing="normal" fo:font-style="normal"/>
    </style:style>
    <style:style style:name="P7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000000" style:font-name="Helvetica" fo:letter-spacing="normal" fo:font-style="normal"/>
    </style:style>
    <style:style style:name="P8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style:font-name="Helvetica" fo:letter-spacing="normal" fo:font-style="normal"/>
    </style:style>
    <style:style style:name="P9" style:family="paragraph" style:parent-style-name="Heading_20_4">
      <style:paragraph-properties fo:orphans="2" fo:widows="2"/>
      <style:text-properties fo:font-variant="normal" fo:text-transform="none" fo:color="#000000" style:font-name="Helvetica" fo:font-size="14pt" fo:letter-spacing="normal" fo:font-style="normal" fo:font-weight="normal"/>
    </style:style>
    <style:style style:name="P10" style:family="paragraph" style:parent-style-name="Heading_20_4">
      <style:paragraph-properties fo:margin-left="0in" fo:margin-right="0in" fo:orphans="2" fo:widows="2" fo:text-indent="0in" style:auto-text-indent="false"/>
      <style:text-properties fo:font-variant="normal" fo:text-transform="none" fo:color="#000000" style:font-name="Helvetica" fo:font-size="14pt" fo:letter-spacing="normal" fo:font-style="normal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able_20_Contents">
      <style:text-properties fo:background-color="#ffaaaa"/>
    </style:style>
    <style:style style:name="P14" style:family="paragraph" style:parent-style-name="Table_20_Contents">
      <style:text-properties fo:background-color="#aaffaa"/>
    </style:style>
    <style:style style:name="P15" style:family="paragraph" style:parent-style-name="Preformatted_20_Text">
      <loext:graphic-properties draw:fill="solid" draw:fill-color="#ffffff" draw:opacity="100%"/>
      <style:paragraph-properties fo:margin-left="0.0783in" fo:margin-right="0.0783in" fo:margin-top="0.0783in" fo:margin-bottom="0.0783in" loext:contextual-spacing="false" fo:orphans="2" fo:widows="2" fo:text-indent="0in" style:auto-text-indent="false" fo:background-color="#ffffff" fo:padding="0in" fo:border="none"/>
      <style:text-properties fo:font-variant="normal" fo:text-transform="none" fo:letter-spacing="normal" fo:font-style="normal" fo:font-weight="normal"/>
    </style:style>
    <style:style style:name="P16" style:family="paragraph" style:parent-style-name="Preformatted_20_Text">
      <loext:graphic-properties draw:fill="solid" draw:fill-color="#ffffff" draw:opacity="100%"/>
      <style:paragraph-properties fo:margin-left="0.0783in" fo:margin-right="0.0783in" fo:margin-top="0.0783in" fo:margin-bottom="0.0783in" loext:contextual-spacing="false" fo:orphans="2" fo:widows="2" fo:text-indent="0in" style:auto-text-indent="false" fo:background-color="#ffffff" fo:padding="0in" fo:border="none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color="#000000" style:font-name="Helvetica" fo:font-size="14pt" fo:letter-spacing="normal" fo:font-style="normal" fo:font-weight="normal"/>
    </style:style>
    <style:style style:name="T3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Static checker</text:h>
      <text:h text:style-name="P10" text:outline-level="4">N'SIQ Style Checker</text:h>
      <text:p text:style-name="P3"><text:span text:style-name="T1">doublylinkedlist.h:15:0 (</text:span><text:a xlink:type="simple" xlink:href="http://nsiqcppstyle.appspot.com/rules/RULE_4_4_A_do_not_write_over_120_columns_per_line" office:target-frame-name="_blank" xlink:show="new" text:style-name="Internet_20_link" text:visited-style-name="Visited_20_Internet_20_Link"><text:span text:style-name="T1">do not write over 120 columns per line</text:span></text:a><text:span text:style-name="T1">) Lines should very rarely be longer than 120 characters</text:span></text:p>
      <text:h text:style-name="P10" text:outline-level="4">Vera++ Style Checker</text:h>
      <text:p text:style-name="P15">OK</text:p>
      <text:h text:style-name="P8" text:outline-level="3">Static Analysis error</text:h>
      <text:p text:style-name="P2">child process exited abnormally</text:p>
      <text:p text:style-name="Horizontal_20_Line"/>
      <text:h text:style-name="P7" text:outline-level="3">Dynamic checker</text:h>
      <text:h text:style-name="P10" text:outline-level="4">Time limit checker</text:h>
      <text:p text:style-name="P15">Execution was within the time limit.</text:p>
      <text:h text:style-name="P10" text:outline-level="4">Valgrind Corrector</text:h>
      <text:p text:style-name="P15">No memory errors found.</text:p>
      <text:h text:style-name="P10" text:outline-level="4">Output comparer</text:h>
      <text:p text:style-name="P4">Output was not correct</text:p>
      <text:h text:style-name="P9" text:outline-level="4">Difference between obtained and expected output</text:h>
      <text:p text:style-name="P1"><text:bookmark text:name="difflib_chg_to0__top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header-rows>
          <table:table-row>
            <table:table-cell table:style-name="Table1.A1" office:value-type="string">
              <text:p text:style-name="Table_20_Heading"/>
            </table:table-cell>
            <table:table-cell table:style-name="Table1.B1" table:number-columns-spanned="2" office:value-type="string">
              <text:p text:style-name="Table_20_Heading">Obtained output</text:p>
            </table:table-cell>
            <table:covered-table-cell/>
            <table:table-cell table:style-name="Table1.A1" office:value-type="string">
              <text:p text:style-name="Table_20_Heading"/>
            </table:table-cell>
            <table:table-cell table:style-name="Table1.B1" table:number-columns-spanned="2" office:value-type="string">
              <text:p text:style-name="Table_20_Heading">Expected output<text:bookmark text:name="difflib_chg_to0__0"/>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Table_20_Contents"><text:a xlink:type="simple" xlink:href="https://mooshak.ru.is/~gagnaskipan/cgi-bin/execute/7808439963408019/execute?feedback+00395169_00_doublylinkedlist_aegir15+200#difflib_chg_to0__0" text:style-name="Internet_20_link" text:visited-style-name="Visited_20_Internet_20_Link">f</text:a><text:bookmark text:name="from0_1"/></text:p>
          </table:table-cell>
          <table:table-cell table:style-name="Table1.B2" office:value-type="string">
            <text:p text:style-name="P11">1</text:p>
          </table:table-cell>
          <table:table-cell table:style-name="Table1.C2" office:value-type="string">
            <text:p text:style-name="Table_20_Contents">Creating a new DoublyLinkedList of type string</text:p>
          </table:table-cell>
          <table:table-cell table:style-name="Table1.A2" office:value-type="string">
            <text:p text:style-name="Table_20_Contents"><text:a xlink:type="simple" xlink:href="https://mooshak.ru.is/~gagnaskipan/cgi-bin/execute/7808439963408019/execute?feedback+00395169_00_doublylinkedlist_aegir15+200#difflib_chg_to0__0" text:style-name="Internet_20_link" text:visited-style-name="Visited_20_Internet_20_Link">f</text:a><text:bookmark text:name="to0_1"/></text:p>
          </table:table-cell>
          <table:table-cell table:style-name="Table1.B2" office:value-type="string">
            <text:p text:style-name="P11">1</text:p>
          </table:table-cell>
          <table:table-cell table:style-name="Table1.F2" office:value-type="string">
            <text:p text:style-name="Table_20_Contents">Creating a new DoublyLinkedList of type string</text:p>
          </table:table-cell>
        </table:table-row>
        <table:table-row>
          <table:table-cell table:style-name="Table1.A2" office:value-type="string">
            <text:p text:style-name="P12"><text:bookmark text:name="from0_2"/></text:p>
          </table:table-cell>
          <table:table-cell table:style-name="Table1.B2" office:value-type="string">
            <text:p text:style-name="P11">2</text:p>
          </table:table-cell>
          <table:table-cell table:style-name="Table1.C3" office:value-type="string">
            <text:p text:style-name="Table_20_Contents">Calling append(eid)</text:p>
          </table:table-cell>
          <table:table-cell table:style-name="Table1.A2" office:value-type="string">
            <text:p text:style-name="P12"><text:bookmark text:name="to0_2"/></text:p>
          </table:table-cell>
          <table:table-cell table:style-name="Table1.B2" office:value-type="string">
            <text:p text:style-name="P11">2</text:p>
          </table:table-cell>
          <table:table-cell table:style-name="Table1.F3" office:value-type="string">
            <text:p text:style-name="Table_20_Contents">Calling append(eid)</text:p>
          </table:table-cell>
        </table:table-row>
        <table:table-row>
          <table:table-cell table:style-name="Table1.A2" office:value-type="string">
            <text:p text:style-name="P12"><text:bookmark text:name="from0_3"/></text:p>
          </table:table-cell>
          <table:table-cell table:style-name="Table1.B2" office:value-type="string">
            <text:p text:style-name="P11">3</text:p>
          </table:table-cell>
          <table:table-cell table:style-name="Table1.C4" office:value-type="string">
            <text:p text:style-name="Table_20_Contents">eid</text:p>
          </table:table-cell>
          <table:table-cell table:style-name="Table1.A2" office:value-type="string">
            <text:p text:style-name="P12"><text:bookmark text:name="to0_3"/></text:p>
          </table:table-cell>
          <table:table-cell table:style-name="Table1.B2" office:value-type="string">
            <text:p text:style-name="P11">3</text:p>
          </table:table-cell>
          <table:table-cell table:style-name="Table1.F4" office:value-type="string">
            <text:p text:style-name="Table_20_Contents">eid<text:bookmark text:name="difflib_chg_to0__1"/></text:p>
          </table:table-cell>
        </table:table-row>
        <table:table-row>
          <table:table-cell table:style-name="Table1.A2" office:value-type="string">
            <text:p text:style-name="P12"><text:bookmark text:name="from0_4"/></text:p>
          </table:table-cell>
          <table:table-cell table:style-name="Table1.B2" office:value-type="string">
            <text:p text:style-name="P11">4</text:p>
          </table:table-cell>
          <table:table-cell table:style-name="Table1.C5" office:value-type="string">
            <text:p text:style-name="Table_20_Contents">Calling get_value()</text:p>
          </table:table-cell>
          <table:table-cell table:style-name="Table1.A2" office:value-type="string">
            <text:p text:style-name="P12"><text:bookmark text:name="to0_4"/></text:p>
          </table:table-cell>
          <table:table-cell table:style-name="Table1.B2" office:value-type="string">
            <text:p text:style-name="P11">4</text:p>
          </table:table-cell>
          <table:table-cell table:style-name="Table1.F5" office:value-type="string">
            <text:p text:style-name="Table_20_Contents">Calling get_value()</text:p>
          </table:table-cell>
        </table:table-row>
        <table:table-row>
          <table:table-cell table:style-name="Table1.A2" office:value-type="string">
            <text:p text:style-name="Table_20_Contents"><text:a xlink:type="simple" xlink:href="https://mooshak.ru.is/~gagnaskipan/cgi-bin/execute/7808439963408019/execute?feedback+00395169_00_doublylinkedlist_aegir15+200#difflib_chg_to0__1" text:style-name="Internet_20_link" text:visited-style-name="Visited_20_Internet_20_Link">n</text:a><text:bookmark text:name="from0_5"/></text:p>
          </table:table-cell>
          <table:table-cell table:style-name="Table1.B2" office:value-type="string">
            <text:p text:style-name="P11">5</text:p>
          </table:table-cell>
          <table:table-cell table:style-name="Table1.C6" office:value-type="string">
            <text:p text:style-name="P13">eid</text:p>
          </table:table-cell>
          <table:table-cell table:style-name="Table1.A2" office:value-type="string">
            <text:p text:style-name="Table_20_Contents"><text:a xlink:type="simple" xlink:href="https://mooshak.ru.is/~gagnaskipan/cgi-bin/execute/7808439963408019/execute?feedback+00395169_00_doublylinkedlist_aegir15+200#difflib_chg_to0__1" text:style-name="Internet_20_link" text:visited-style-name="Visited_20_Internet_20_Link">n</text:a><text:bookmark text:name="to0_5"/></text:p>
          </table:table-cell>
          <table:table-cell table:style-name="Table1.B2" office:value-type="string">
            <text:p text:style-name="P11">5</text:p>
          </table:table-cell>
          <table:table-cell table:style-name="Table1.F6" office:value-type="string">
            <text:p text:style-name="P14">Caught InvalidPositionException</text:p>
          </table:table-cell>
        </table:table-row>
        <table:table-row>
          <table:table-cell table:style-name="Table1.A2" office:value-type="string">
            <text:p text:style-name="P12"><text:bookmark text:name="from0_6"/></text:p>
          </table:table-cell>
          <table:table-cell table:style-name="Table1.B2" office:value-type="string">
            <text:p text:style-name="P11">6</text:p>
          </table:table-cell>
          <table:table-cell table:style-name="Table1.C7" office:value-type="string">
            <text:p text:style-name="Table_20_Contents">Calling append(ptvxt)</text:p>
          </table:table-cell>
          <table:table-cell table:style-name="Table1.A2" office:value-type="string">
            <text:p text:style-name="P12"><text:bookmark text:name="to0_6"/></text:p>
          </table:table-cell>
          <table:table-cell table:style-name="Table1.B2" office:value-type="string">
            <text:p text:style-name="P11">6</text:p>
          </table:table-cell>
          <table:table-cell table:style-name="Table1.F7" office:value-type="string">
            <text:p text:style-name="Table_20_Contents">Calling append(ptvxt)</text:p>
          </table:table-cell>
        </table:table-row>
        <table:table-row>
          <table:table-cell table:style-name="Table1.A2" office:value-type="string">
            <text:p text:style-name="P12"><text:bookmark text:name="from0_7"/></text:p>
          </table:table-cell>
          <table:table-cell table:style-name="Table1.B2" office:value-type="string">
            <text:p text:style-name="P11">7</text:p>
          </table:table-cell>
          <table:table-cell table:style-name="Table1.C8" office:value-type="string">
            <text:p text:style-name="Table_20_Contents">eid ptvxt</text:p>
          </table:table-cell>
          <table:table-cell table:style-name="Table1.A2" office:value-type="string">
            <text:p text:style-name="P12"><text:bookmark text:name="to0_7"/></text:p>
          </table:table-cell>
          <table:table-cell table:style-name="Table1.B2" office:value-type="string">
            <text:p text:style-name="P11">7</text:p>
          </table:table-cell>
          <table:table-cell table:style-name="Table1.F8" office:value-type="string">
            <text:p text:style-name="Table_20_Contents">eid ptvxt</text:p>
          </table:table-cell>
        </table:table-row>
        <table:table-row>
          <table:table-cell table:style-name="Table1.A2" office:value-type="string">
            <text:p text:style-name="P12"><text:bookmark text:name="from0_8"/></text:p>
          </table:table-cell>
          <table:table-cell table:style-name="Table1.B2" office:value-type="string">
            <text:p text:style-name="P11">8</text:p>
          </table:table-cell>
          <table:table-cell table:style-name="Table1.C9" office:value-type="string">
            <text:p text:style-name="Table_20_Contents">Calling get_value()</text:p>
          </table:table-cell>
          <table:table-cell table:style-name="Table1.A2" office:value-type="string">
            <text:p text:style-name="P12"><text:bookmark text:name="to0_8"/></text:p>
          </table:table-cell>
          <table:table-cell table:style-name="Table1.B2" office:value-type="string">
            <text:p text:style-name="P11">8</text:p>
          </table:table-cell>
          <table:table-cell table:style-name="Table1.F9" office:value-type="string">
            <text:p text:style-name="Table_20_Contents">Calling get_value()</text:p>
          </table:table-cell>
        </table:table-row>
        <table:table-row>
          <table:table-cell table:style-name="Table1.A2" office:value-type="string">
            <text:p text:style-name="Table_20_Contents"><text:a xlink:type="simple" xlink:href="https://mooshak.ru.is/~gagnaskipan/cgi-bin/execute/7808439963408019/execute?feedback+00395169_00_doublylinkedlist_aegir15+200#difflib_chg_to0__2" text:style-name="Internet_20_link" text:visited-style-name="Visited_20_Internet_20_Link">n</text:a><text:bookmark text:name="from0_9"/></text:p>
          </table:table-cell>
          <table:table-cell table:style-name="Table1.B2" office:value-type="string">
            <text:p text:style-name="P11">9</text:p>
          </table:table-cell>
          <table:table-cell table:style-name="Table1.C10" office:value-type="string">
            <text:p text:style-name="P13">ptvxt</text:p>
          </table:table-cell>
          <table:table-cell table:style-name="Table1.A2" office:value-type="string">
            <text:p text:style-name="Table_20_Contents"><text:a xlink:type="simple" xlink:href="https://mooshak.ru.is/~gagnaskipan/cgi-bin/execute/7808439963408019/execute?feedback+00395169_00_doublylinkedlist_aegir15+200#difflib_chg_to0__2" text:style-name="Internet_20_link" text:visited-style-name="Visited_20_Internet_20_Link">n</text:a><text:bookmark text:name="to0_9"/></text:p>
          </table:table-cell>
          <table:table-cell table:style-name="Table1.B2" office:value-type="string">
            <text:p text:style-name="P11">9</text:p>
          </table:table-cell>
          <table:table-cell table:style-name="Table1.F10" office:value-type="string">
            <text:p text:style-name="P14">Caught InvalidPositionException<text:bookmark text:name="difflib_chg_to0__2"/></text:p>
          </table:table-cell>
        </table:table-row>
        <table:table-row>
          <table:table-cell table:style-name="Table1.A2" office:value-type="string">
            <text:p text:style-name="P12"><text:bookmark text:name="from0_10"/></text:p>
          </table:table-cell>
          <table:table-cell table:style-name="Table1.B2" office:value-type="string">
            <text:p text:style-name="P11">10</text:p>
          </table:table-cell>
          <table:table-cell table:style-name="Table1.C11" office:value-type="string">
            <text:p text:style-name="Table_20_Contents">Calling append(fzf)</text:p>
          </table:table-cell>
          <table:table-cell table:style-name="Table1.A2" office:value-type="string">
            <text:p text:style-name="P12"><text:bookmark text:name="to0_10"/></text:p>
          </table:table-cell>
          <table:table-cell table:style-name="Table1.B2" office:value-type="string">
            <text:p text:style-name="P11">10</text:p>
          </table:table-cell>
          <table:table-cell table:style-name="Table1.F11" office:value-type="string">
            <text:p text:style-name="Table_20_Contents">Calling append(fzf)</text:p>
          </table:table-cell>
        </table:table-row>
        <table:table-row>
          <table:table-cell table:style-name="Table1.A2" office:value-type="string">
            <text:p text:style-name="P12"><text:bookmark text:name="from0_11"/></text:p>
          </table:table-cell>
          <table:table-cell table:style-name="Table1.B2" office:value-type="string">
            <text:p text:style-name="P11">11</text:p>
          </table:table-cell>
          <table:table-cell table:style-name="Table1.C12" office:value-type="string">
            <text:p text:style-name="Table_20_Contents">eid ptvxt fzf</text:p>
          </table:table-cell>
          <table:table-cell table:style-name="Table1.A2" office:value-type="string">
            <text:p text:style-name="P12"><text:bookmark text:name="to0_11"/></text:p>
          </table:table-cell>
          <table:table-cell table:style-name="Table1.B2" office:value-type="string">
            <text:p text:style-name="P11">11</text:p>
          </table:table-cell>
          <table:table-cell table:style-name="Table1.F12" office:value-type="string">
            <text:p text:style-name="Table_20_Contents">eid ptvxt fzf</text:p>
          </table:table-cell>
        </table:table-row>
        <table:table-row>
          <table:table-cell table:style-name="Table1.A2" office:value-type="string">
            <text:p text:style-name="P12"><text:bookmark text:name="from0_12"/></text:p>
          </table:table-cell>
          <table:table-cell table:style-name="Table1.B2" office:value-type="string">
            <text:p text:style-name="P11">12</text:p>
          </table:table-cell>
          <table:table-cell table:style-name="Table1.C13" office:value-type="string">
            <text:p text:style-name="Table_20_Contents">Calling append(rp)</text:p>
          </table:table-cell>
          <table:table-cell table:style-name="Table1.A2" office:value-type="string">
            <text:p text:style-name="P12"><text:bookmark text:name="to0_12"/></text:p>
          </table:table-cell>
          <table:table-cell table:style-name="Table1.B2" office:value-type="string">
            <text:p text:style-name="P11">12</text:p>
          </table:table-cell>
          <table:table-cell table:style-name="Table1.F13" office:value-type="string">
            <text:p text:style-name="Table_20_Contents">Calling append(rp)</text:p>
          </table:table-cell>
        </table:table-row>
        <table:table-row>
          <table:table-cell table:style-name="Table1.A2" office:value-type="string">
            <text:p text:style-name="P12"><text:bookmark text:name="from0_13"/></text:p>
          </table:table-cell>
          <table:table-cell table:style-name="Table1.B2" office:value-type="string">
            <text:p text:style-name="P11">13</text:p>
          </table:table-cell>
          <table:table-cell table:style-name="Table1.C14" office:value-type="string">
            <text:p text:style-name="Table_20_Contents">eid ptvxt fzf rp</text:p>
          </table:table-cell>
          <table:table-cell table:style-name="Table1.A2" office:value-type="string">
            <text:p text:style-name="P12"><text:bookmark text:name="to0_13"/></text:p>
          </table:table-cell>
          <table:table-cell table:style-name="Table1.B2" office:value-type="string">
            <text:p text:style-name="P11">13</text:p>
          </table:table-cell>
          <table:table-cell table:style-name="Table1.F14" office:value-type="string">
            <text:p text:style-name="Table_20_Contents">eid ptvxt fzf rp</text:p>
          </table:table-cell>
        </table:table-row>
        <table:table-row>
          <table:table-cell table:style-name="Table1.A2" office:value-type="string">
            <text:p text:style-name="P12"><text:bookmark text:name="from0_14"/></text:p>
          </table:table-cell>
          <table:table-cell table:style-name="Table1.B2" office:value-type="string">
            <text:p text:style-name="P11">14</text:p>
          </table:table-cell>
          <table:table-cell table:style-name="Table1.C15" office:value-type="string">
            <text:p text:style-name="Table_20_Contents">Calling get_value()</text:p>
          </table:table-cell>
          <table:table-cell table:style-name="Table1.A2" office:value-type="string">
            <text:p text:style-name="P12"><text:bookmark text:name="to0_14"/></text:p>
          </table:table-cell>
          <table:table-cell table:style-name="Table1.B2" office:value-type="string">
            <text:p text:style-name="P11">14</text:p>
          </table:table-cell>
          <table:table-cell table:style-name="Table1.F15" office:value-type="string">
            <text:p text:style-name="Table_20_Contents">Calling get_value()<text:bookmark text:name="difflib_chg_to0__3"/></text:p>
          </table:table-cell>
        </table:table-row>
        <table:table-row>
          <table:table-cell table:style-name="Table1.A2" office:value-type="string">
            <text:p text:style-name="Table_20_Contents"><text:a xlink:type="simple" xlink:href="https://mooshak.ru.is/~gagnaskipan/cgi-bin/execute/7808439963408019/execute?feedback+00395169_00_doublylinkedlist_aegir15+200#difflib_chg_to0__3" text:style-name="Internet_20_link" text:visited-style-name="Visited_20_Internet_20_Link">n</text:a><text:bookmark text:name="from0_15"/></text:p>
          </table:table-cell>
          <table:table-cell table:style-name="Table1.B2" office:value-type="string">
            <text:p text:style-name="P11">15</text:p>
          </table:table-cell>
          <table:table-cell table:style-name="Table1.C16" office:value-type="string">
            <text:p text:style-name="P13">rp</text:p>
          </table:table-cell>
          <table:table-cell table:style-name="Table1.A2" office:value-type="string">
            <text:p text:style-name="Table_20_Contents"><text:a xlink:type="simple" xlink:href="https://mooshak.ru.is/~gagnaskipan/cgi-bin/execute/7808439963408019/execute?feedback+00395169_00_doublylinkedlist_aegir15+200#difflib_chg_to0__3" text:style-name="Internet_20_link" text:visited-style-name="Visited_20_Internet_20_Link">n</text:a><text:bookmark text:name="to0_15"/></text:p>
          </table:table-cell>
          <table:table-cell table:style-name="Table1.B2" office:value-type="string">
            <text:p text:style-name="P11">15</text:p>
          </table:table-cell>
          <table:table-cell table:style-name="Table1.F16" office:value-type="string">
            <text:p text:style-name="P14">Caught InvalidPositionException</text:p>
          </table:table-cell>
        </table:table-row>
        <table:table-row>
          <table:table-cell table:style-name="Table1.A2" office:value-type="string">
            <text:p text:style-name="P12"><text:bookmark text:name="from0_16"/></text:p>
          </table:table-cell>
          <table:table-cell table:style-name="Table1.B2" office:value-type="string">
            <text:p text:style-name="P11">16</text:p>
          </table:table-cell>
          <table:table-cell table:style-name="Table1.C17" office:value-type="string">
            <text:p text:style-name="Table_20_Contents">Calling append(kwf)</text:p>
          </table:table-cell>
          <table:table-cell table:style-name="Table1.A2" office:value-type="string">
            <text:p text:style-name="P12"><text:bookmark text:name="to0_16"/></text:p>
          </table:table-cell>
          <table:table-cell table:style-name="Table1.B2" office:value-type="string">
            <text:p text:style-name="P11">16</text:p>
          </table:table-cell>
          <table:table-cell table:style-name="Table1.F17" office:value-type="string">
            <text:p text:style-name="Table_20_Contents">Calling append(kwf)</text:p>
          </table:table-cell>
        </table:table-row>
        <text:soft-page-break/>
        <table:table-row>
          <table:table-cell table:style-name="Table1.A2" office:value-type="string">
            <text:p text:style-name="P12"><text:bookmark text:name="from0_17"/></text:p>
          </table:table-cell>
          <table:table-cell table:style-name="Table1.B2" office:value-type="string">
            <text:p text:style-name="P11">17</text:p>
          </table:table-cell>
          <table:table-cell table:style-name="Table1.C18" office:value-type="string">
            <text:p text:style-name="Table_20_Contents">eid ptvxt fzf rp kwf</text:p>
          </table:table-cell>
          <table:table-cell table:style-name="Table1.A2" office:value-type="string">
            <text:p text:style-name="P12"><text:bookmark text:name="to0_17"/></text:p>
          </table:table-cell>
          <table:table-cell table:style-name="Table1.B2" office:value-type="string">
            <text:p text:style-name="P11">17</text:p>
          </table:table-cell>
          <table:table-cell table:style-name="Table1.F18" office:value-type="string">
            <text:p text:style-name="Table_20_Contents">eid ptvxt fzf rp kwf</text:p>
          </table:table-cell>
        </table:table-row>
        <table:table-row>
          <table:table-cell table:style-name="Table1.A2" office:value-type="string">
            <text:p text:style-name="P12"><text:bookmark text:name="from0_18"/></text:p>
          </table:table-cell>
          <table:table-cell table:style-name="Table1.B2" office:value-type="string">
            <text:p text:style-name="P11">18</text:p>
          </table:table-cell>
          <table:table-cell table:style-name="Table1.C19" office:value-type="string">
            <text:p text:style-name="Table_20_Contents">Calling next()</text:p>
          </table:table-cell>
          <table:table-cell table:style-name="Table1.A2" office:value-type="string">
            <text:p text:style-name="P12"><text:bookmark text:name="to0_18"/></text:p>
          </table:table-cell>
          <table:table-cell table:style-name="Table1.B2" office:value-type="string">
            <text:p text:style-name="P11">18</text:p>
          </table:table-cell>
          <table:table-cell table:style-name="Table1.F19" office:value-type="string">
            <text:p text:style-name="Table_20_Contents">Calling next()<text:bookmark text:name="difflib_chg_to0__4"/></text:p>
          </table:table-cell>
        </table:table-row>
        <table:table-row>
          <table:table-cell table:style-name="Table1.A2" office:value-type="string">
            <text:p text:style-name="P12"><text:bookmark text:name="from0_19"/></text:p>
          </table:table-cell>
          <table:table-cell table:style-name="Table1.B2" office:value-type="string">
            <text:p text:style-name="P11">19</text:p>
          </table:table-cell>
          <table:table-cell table:style-name="Table1.C20" office:value-type="string">
            <text:p text:style-name="Table_20_Contents">Calling get_value()</text:p>
          </table:table-cell>
          <table:table-cell table:style-name="Table1.A2" office:value-type="string">
            <text:p text:style-name="P12"><text:bookmark text:name="to0_19"/></text:p>
          </table:table-cell>
          <table:table-cell table:style-name="Table1.B2" office:value-type="string">
            <text:p text:style-name="P11">19</text:p>
          </table:table-cell>
          <table:table-cell table:style-name="Table1.F20" office:value-type="string">
            <text:p text:style-name="Table_20_Contents">Calling get_value()</text:p>
          </table:table-cell>
        </table:table-row>
        <table:table-row>
          <table:table-cell table:style-name="Table1.A2" office:value-type="string">
            <text:p text:style-name="Table_20_Contents"><text:a xlink:type="simple" xlink:href="https://mooshak.ru.is/~gagnaskipan/cgi-bin/execute/7808439963408019/execute?feedback+00395169_00_doublylinkedlist_aegir15+200#difflib_chg_to0__4" text:style-name="Internet_20_link" text:visited-style-name="Visited_20_Internet_20_Link">n</text:a><text:bookmark text:name="from0_20"/></text:p>
          </table:table-cell>
          <table:table-cell table:style-name="Table1.B2" office:value-type="string">
            <text:p text:style-name="P11">20</text:p>
          </table:table-cell>
          <table:table-cell table:style-name="Table1.C21" office:value-type="string">
            <text:p text:style-name="P13">kwf</text:p>
          </table:table-cell>
          <table:table-cell table:style-name="Table1.A2" office:value-type="string">
            <text:p text:style-name="Table_20_Contents"><text:a xlink:type="simple" xlink:href="https://mooshak.ru.is/~gagnaskipan/cgi-bin/execute/7808439963408019/execute?feedback+00395169_00_doublylinkedlist_aegir15+200#difflib_chg_to0__4" text:style-name="Internet_20_link" text:visited-style-name="Visited_20_Internet_20_Link">n</text:a><text:bookmark text:name="to0_20"/></text:p>
          </table:table-cell>
          <table:table-cell table:style-name="Table1.B2" office:value-type="string">
            <text:p text:style-name="P11">20</text:p>
          </table:table-cell>
          <table:table-cell table:style-name="Table1.F21" office:value-type="string">
            <text:p text:style-name="P14">Caught InvalidPositionException</text:p>
          </table:table-cell>
        </table:table-row>
        <table:table-row>
          <table:table-cell table:style-name="Table1.A2" office:value-type="string">
            <text:p text:style-name="P12"><text:bookmark text:name="from0_21"/></text:p>
          </table:table-cell>
          <table:table-cell table:style-name="Table1.B2" office:value-type="string">
            <text:p text:style-name="P11">21</text:p>
          </table:table-cell>
          <table:table-cell table:style-name="Table1.C22" office:value-type="string">
            <text:p text:style-name="Table_20_Contents">Calling length()</text:p>
          </table:table-cell>
          <table:table-cell table:style-name="Table1.A2" office:value-type="string">
            <text:p text:style-name="P12"><text:bookmark text:name="to0_21"/></text:p>
          </table:table-cell>
          <table:table-cell table:style-name="Table1.B2" office:value-type="string">
            <text:p text:style-name="P11">21</text:p>
          </table:table-cell>
          <table:table-cell table:style-name="Table1.F22" office:value-type="string">
            <text:p text:style-name="Table_20_Contents">Calling length()</text:p>
          </table:table-cell>
        </table:table-row>
        <table:table-row>
          <table:table-cell table:style-name="Table1.A2" office:value-type="string">
            <text:p text:style-name="P12"><text:bookmark text:name="from0_22"/></text:p>
          </table:table-cell>
          <table:table-cell table:style-name="Table1.B2" office:value-type="string">
            <text:p text:style-name="P11">22</text:p>
          </table:table-cell>
          <table:table-cell table:style-name="Table1.C23" office:value-type="string">
            <text:p text:style-name="Table_20_Contents">5</text:p>
          </table:table-cell>
          <table:table-cell table:style-name="Table1.A2" office:value-type="string">
            <text:p text:style-name="P12"><text:bookmark text:name="to0_22"/></text:p>
          </table:table-cell>
          <table:table-cell table:style-name="Table1.B2" office:value-type="string">
            <text:p text:style-name="P11">22</text:p>
          </table:table-cell>
          <table:table-cell table:style-name="Table1.F23" office:value-type="string">
            <text:p text:style-name="Table_20_Contents">5</text:p>
          </table:table-cell>
        </table:table-row>
        <table:table-row>
          <table:table-cell table:style-name="Table1.A2" office:value-type="string">
            <text:p text:style-name="P12"><text:bookmark text:name="from0_23"/></text:p>
          </table:table-cell>
          <table:table-cell table:style-name="Table1.B2" office:value-type="string">
            <text:p text:style-name="P11">23</text:p>
          </table:table-cell>
          <table:table-cell table:style-name="Table1.C24" office:value-type="string">
            <text:p text:style-name="Table_20_Contents">Calling curr_pos()</text:p>
          </table:table-cell>
          <table:table-cell table:style-name="Table1.A2" office:value-type="string">
            <text:p text:style-name="P12"><text:bookmark text:name="to0_23"/></text:p>
          </table:table-cell>
          <table:table-cell table:style-name="Table1.B2" office:value-type="string">
            <text:p text:style-name="P11">23</text:p>
          </table:table-cell>
          <table:table-cell table:style-name="Table1.F24" office:value-type="string">
            <text:p text:style-name="Table_20_Contents">Calling curr_pos()<text:bookmark text:name="difflib_chg_to0__5"/></text:p>
          </table:table-cell>
        </table:table-row>
        <table:table-row>
          <table:table-cell table:style-name="Table1.A2" office:value-type="string">
            <text:p text:style-name="Table_20_Contents"><text:a xlink:type="simple" xlink:href="https://mooshak.ru.is/~gagnaskipan/cgi-bin/execute/7808439963408019/execute?feedback+00395169_00_doublylinkedlist_aegir15+200#difflib_chg_to0__5" text:style-name="Internet_20_link" text:visited-style-name="Visited_20_Internet_20_Link">n</text:a><text:bookmark text:name="from0_24"/></text:p>
          </table:table-cell>
          <table:table-cell table:style-name="Table1.B2" office:value-type="string">
            <text:p text:style-name="P11">24</text:p>
          </table:table-cell>
          <table:table-cell table:style-name="Table1.C25" office:value-type="string">
            <text:p text:style-name="P13">4</text:p>
          </table:table-cell>
          <table:table-cell table:style-name="Table1.A2" office:value-type="string">
            <text:p text:style-name="Table_20_Contents"><text:a xlink:type="simple" xlink:href="https://mooshak.ru.is/~gagnaskipan/cgi-bin/execute/7808439963408019/execute?feedback+00395169_00_doublylinkedlist_aegir15+200#difflib_chg_to0__5" text:style-name="Internet_20_link" text:visited-style-name="Visited_20_Internet_20_Link">n</text:a><text:bookmark text:name="to0_24"/></text:p>
          </table:table-cell>
          <table:table-cell table:style-name="Table1.B2" office:value-type="string">
            <text:p text:style-name="P11">24</text:p>
          </table:table-cell>
          <table:table-cell table:style-name="Table1.F25" office:value-type="string">
            <text:p text:style-name="P14">5</text:p>
          </table:table-cell>
        </table:table-row>
        <table:table-row>
          <table:table-cell table:style-name="Table1.A2" office:value-type="string">
            <text:p text:style-name="P12"><text:bookmark text:name="from0_25"/></text:p>
          </table:table-cell>
          <table:table-cell table:style-name="Table1.B2" office:value-type="string">
            <text:p text:style-name="P11">25</text:p>
          </table:table-cell>
          <table:table-cell table:style-name="Table1.C26" office:value-type="string">
            <text:p text:style-name="Table_20_Contents">Calling length()</text:p>
          </table:table-cell>
          <table:table-cell table:style-name="Table1.A2" office:value-type="string">
            <text:p text:style-name="P12"><text:bookmark text:name="to0_25"/></text:p>
          </table:table-cell>
          <table:table-cell table:style-name="Table1.B2" office:value-type="string">
            <text:p text:style-name="P11">25</text:p>
          </table:table-cell>
          <table:table-cell table:style-name="Table1.F26" office:value-type="string">
            <text:p text:style-name="Table_20_Contents">Calling length()<text:bookmark text:name="difflib_chg_to0__6"/></text:p>
          </table:table-cell>
        </table:table-row>
        <table:table-row>
          <table:table-cell table:style-name="Table1.A2" office:value-type="string">
            <text:p text:style-name="P12"><text:bookmark text:name="from0_26"/></text:p>
          </table:table-cell>
          <table:table-cell table:style-name="Table1.B2" office:value-type="string">
            <text:p text:style-name="P11">26</text:p>
          </table:table-cell>
          <table:table-cell table:style-name="Table1.C27" office:value-type="string">
            <text:p text:style-name="Table_20_Contents">5</text:p>
          </table:table-cell>
          <table:table-cell table:style-name="Table1.A2" office:value-type="string">
            <text:p text:style-name="P12"><text:bookmark text:name="to0_26"/></text:p>
          </table:table-cell>
          <table:table-cell table:style-name="Table1.B2" office:value-type="string">
            <text:p text:style-name="P11">26</text:p>
          </table:table-cell>
          <table:table-cell table:style-name="Table1.F27" office:value-type="string">
            <text:p text:style-name="Table_20_Contents">5</text:p>
          </table:table-cell>
        </table:table-row>
        <table:table-row>
          <table:table-cell table:style-name="Table1.A2" office:value-type="string">
            <text:p text:style-name="P12"><text:bookmark text:name="from0_27"/></text:p>
          </table:table-cell>
          <table:table-cell table:style-name="Table1.B2" office:value-type="string">
            <text:p text:style-name="P11">27</text:p>
          </table:table-cell>
          <table:table-cell table:style-name="Table1.C28" office:value-type="string">
            <text:p text:style-name="Table_20_Contents">Calling next()</text:p>
          </table:table-cell>
          <table:table-cell table:style-name="Table1.A2" office:value-type="string">
            <text:p text:style-name="P12"><text:bookmark text:name="to0_27"/></text:p>
          </table:table-cell>
          <table:table-cell table:style-name="Table1.B2" office:value-type="string">
            <text:p text:style-name="P11">27</text:p>
          </table:table-cell>
          <table:table-cell table:style-name="Table1.F28" office:value-type="string">
            <text:p text:style-name="Table_20_Contents">Calling next()</text:p>
          </table:table-cell>
        </table:table-row>
        <table:table-row>
          <table:table-cell table:style-name="Table1.A2" office:value-type="string">
            <text:p text:style-name="P12"><text:bookmark text:name="from0_28"/></text:p>
          </table:table-cell>
          <table:table-cell table:style-name="Table1.B2" office:value-type="string">
            <text:p text:style-name="P11">28</text:p>
          </table:table-cell>
          <table:table-cell table:style-name="Table1.C29" office:value-type="string">
            <text:p text:style-name="Table_20_Contents">Calling get_value()</text:p>
          </table:table-cell>
          <table:table-cell table:style-name="Table1.A2" office:value-type="string">
            <text:p text:style-name="P12"><text:bookmark text:name="to0_28"/></text:p>
          </table:table-cell>
          <table:table-cell table:style-name="Table1.B2" office:value-type="string">
            <text:p text:style-name="P11">28</text:p>
          </table:table-cell>
          <table:table-cell table:style-name="Table1.F29" office:value-type="string">
            <text:p text:style-name="Table_20_Contents">Calling get_value()</text:p>
          </table:table-cell>
        </table:table-row>
        <table:table-row>
          <table:table-cell table:style-name="Table1.A2" office:value-type="string">
            <text:p text:style-name="Table_20_Contents"><text:a xlink:type="simple" xlink:href="https://mooshak.ru.is/~gagnaskipan/cgi-bin/execute/7808439963408019/execute?feedback+00395169_00_doublylinkedlist_aegir15+200#difflib_chg_to0__6" text:style-name="Internet_20_link" text:visited-style-name="Visited_20_Internet_20_Link">n</text:a><text:bookmark text:name="from0_29"/></text:p>
          </table:table-cell>
          <table:table-cell table:style-name="Table1.B2" office:value-type="string">
            <text:p text:style-name="P11">29</text:p>
          </table:table-cell>
          <table:table-cell table:style-name="Table1.C30" office:value-type="string">
            <text:p text:style-name="P13">kwf</text:p>
          </table:table-cell>
          <table:table-cell table:style-name="Table1.A2" office:value-type="string">
            <text:p text:style-name="Table_20_Contents"><text:a xlink:type="simple" xlink:href="https://mooshak.ru.is/~gagnaskipan/cgi-bin/execute/7808439963408019/execute?feedback+00395169_00_doublylinkedlist_aegir15+200#difflib_chg_to0__6" text:style-name="Internet_20_link" text:visited-style-name="Visited_20_Internet_20_Link">n</text:a><text:bookmark text:name="to0_29"/></text:p>
          </table:table-cell>
          <table:table-cell table:style-name="Table1.B2" office:value-type="string">
            <text:p text:style-name="P11">29</text:p>
          </table:table-cell>
          <table:table-cell table:style-name="Table1.F30" office:value-type="string">
            <text:p text:style-name="P14">Caught InvalidPositionException</text:p>
          </table:table-cell>
        </table:table-row>
        <table:table-row>
          <table:table-cell table:style-name="Table1.A2" office:value-type="string">
            <text:p text:style-name="P12"><text:bookmark text:name="from0_30"/></text:p>
          </table:table-cell>
          <table:table-cell table:style-name="Table1.B2" office:value-type="string">
            <text:p text:style-name="P11">30</text:p>
          </table:table-cell>
          <table:table-cell table:style-name="Table1.C31" office:value-type="string">
            <text:p text:style-name="Table_20_Contents">Calling next()</text:p>
          </table:table-cell>
          <table:table-cell table:style-name="Table1.A2" office:value-type="string">
            <text:p text:style-name="P12"><text:bookmark text:name="to0_30"/></text:p>
          </table:table-cell>
          <table:table-cell table:style-name="Table1.B2" office:value-type="string">
            <text:p text:style-name="P11">30</text:p>
          </table:table-cell>
          <table:table-cell table:style-name="Table1.F31" office:value-type="string">
            <text:p text:style-name="Table_20_Contents">Calling next()</text:p>
          </table:table-cell>
        </table:table-row>
        <table:table-row>
          <table:table-cell table:style-name="Table1.A2" office:value-type="string">
            <text:p text:style-name="Table_20_Contents"><text:a xlink:type="simple" xlink:href="https://mooshak.ru.is/~gagnaskipan/cgi-bin/execute/7808439963408019/execute?feedback+00395169_00_doublylinkedlist_aegir15+200#difflib_chg_to0__7" text:style-name="Internet_20_link" text:visited-style-name="Visited_20_Internet_20_Link">n</text:a></text:p>
          </table:table-cell>
          <table:table-cell table:style-name="Table1.B2" office:value-type="string">
            <text:p text:style-name="P12"/>
          </table:table-cell>
          <table:table-cell table:style-name="Table1.C32" office:value-type="string">
            <text:p text:style-name="P12"/>
          </table:table-cell>
          <table:table-cell table:style-name="Table1.A2" office:value-type="string">
            <text:p text:style-name="Table_20_Contents"><text:a xlink:type="simple" xlink:href="https://mooshak.ru.is/~gagnaskipan/cgi-bin/execute/7808439963408019/execute?feedback+00395169_00_doublylinkedlist_aegir15+200#difflib_chg_to0__7" text:style-name="Internet_20_link" text:visited-style-name="Visited_20_Internet_20_Link">n</text:a><text:bookmark text:name="to0_31"/></text:p>
          </table:table-cell>
          <table:table-cell table:style-name="Table1.B2" office:value-type="string">
            <text:p text:style-name="P11">31</text:p>
          </table:table-cell>
          <table:table-cell table:style-name="Table1.F32" office:value-type="string">
            <text:p text:style-name="P14">Calling get_value()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B2" office:value-type="string">
            <text:p text:style-name="P12"/>
          </table:table-cell>
          <table:table-cell table:style-name="Table1.C33" office:value-type="string">
            <text:p text:style-name="P12"/>
          </table:table-cell>
          <table:table-cell table:style-name="Table1.A2" office:value-type="string">
            <text:p text:style-name="P12"><text:bookmark text:name="to0_32"/></text:p>
          </table:table-cell>
          <table:table-cell table:style-name="Table1.B2" office:value-type="string">
            <text:p text:style-name="P11">32</text:p>
          </table:table-cell>
          <table:table-cell table:style-name="Table1.F33" office:value-type="string">
            <text:p text:style-name="P14">Caught InvalidPositionException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B2" office:value-type="string">
            <text:p text:style-name="P12"/>
          </table:table-cell>
          <table:table-cell table:style-name="Table1.C34" office:value-type="string">
            <text:p text:style-name="P12"/>
          </table:table-cell>
          <table:table-cell table:style-name="Table1.A2" office:value-type="string">
            <text:p text:style-name="P12"><text:bookmark text:name="to0_33"/></text:p>
          </table:table-cell>
          <table:table-cell table:style-name="Table1.B2" office:value-type="string">
            <text:p text:style-name="P11">33</text:p>
          </table:table-cell>
          <table:table-cell table:style-name="Table1.F34" office:value-type="string">
            <text:p text:style-name="P14">Calling prev()<text:bookmark text:name="difflib_chg_to0__7"/></text:p>
          </table:table-cell>
        </table:table-row>
        <table:table-row>
          <table:table-cell table:style-name="Table1.A2" office:value-type="string">
            <text:p text:style-name="P12"><text:bookmark text:name="from0_31"/></text:p>
          </table:table-cell>
          <table:table-cell table:style-name="Table1.B2" office:value-type="string">
            <text:p text:style-name="P11">31</text:p>
          </table:table-cell>
          <table:table-cell table:style-name="Table1.C35" office:value-type="string">
            <text:p text:style-name="Table_20_Contents">Calling get_value()</text:p>
          </table:table-cell>
          <table:table-cell table:style-name="Table1.A2" office:value-type="string">
            <text:p text:style-name="P12"><text:bookmark text:name="to0_34"/></text:p>
          </table:table-cell>
          <table:table-cell table:style-name="Table1.B2" office:value-type="string">
            <text:p text:style-name="P11">34</text:p>
          </table:table-cell>
          <table:table-cell table:style-name="Table1.F35" office:value-type="string">
            <text:p text:style-name="Table_20_Contents">Calling get_value()</text:p>
          </table:table-cell>
        </table:table-row>
        <table:table-row>
          <table:table-cell table:style-name="Table1.A2" office:value-type="string">
            <text:p text:style-name="P12"><text:bookmark text:name="from0_32"/></text:p>
          </table:table-cell>
          <table:table-cell table:style-name="Table1.B2" office:value-type="string">
            <text:p text:style-name="P11">32</text:p>
          </table:table-cell>
          <table:table-cell table:style-name="Table1.C36" office:value-type="string">
            <text:p text:style-name="Table_20_Contents">kwf</text:p>
          </table:table-cell>
          <table:table-cell table:style-name="Table1.A2" office:value-type="string">
            <text:p text:style-name="P12"><text:bookmark text:name="to0_35"/></text:p>
          </table:table-cell>
          <table:table-cell table:style-name="Table1.B2" office:value-type="string">
            <text:p text:style-name="P11">35</text:p>
          </table:table-cell>
          <table:table-cell table:style-name="Table1.F36" office:value-type="string">
            <text:p text:style-name="Table_20_Contents">kwf</text:p>
          </table:table-cell>
        </table:table-row>
        <table:table-row>
          <table:table-cell table:style-name="Table1.A2" office:value-type="string">
            <text:p text:style-name="P12"><text:bookmark text:name="from0_33"/></text:p>
          </table:table-cell>
          <table:table-cell table:style-name="Table1.B2" office:value-type="string">
            <text:p text:style-name="P11">33</text:p>
          </table:table-cell>
          <table:table-cell table:style-name="Table1.C37" office:value-type="string">
            <text:p text:style-name="Table_20_Contents">Calling prev()</text:p>
          </table:table-cell>
          <table:table-cell table:style-name="Table1.A2" office:value-type="string">
            <text:p text:style-name="P12"><text:bookmark text:name="to0_36"/></text:p>
          </table:table-cell>
          <table:table-cell table:style-name="Table1.B2" office:value-type="string">
            <text:p text:style-name="P11">36</text:p>
          </table:table-cell>
          <table:table-cell table:style-name="Table1.F37" office:value-type="string">
            <text:p text:style-name="Table_20_Contents">Calling prev()</text:p>
          </table:table-cell>
        </table:table-row>
        <table:table-row>
          <table:table-cell table:style-name="Table1.A2" office:value-type="string">
            <text:p text:style-name="P12"><text:bookmark text:name="from0_34"/></text:p>
          </table:table-cell>
          <table:table-cell table:style-name="Table1.B2" office:value-type="string">
            <text:p text:style-name="P11">34</text:p>
          </table:table-cell>
          <table:table-cell table:style-name="Table1.C38" office:value-type="string">
            <text:p text:style-name="Table_20_Contents">Calling get_value()</text:p>
          </table:table-cell>
          <table:table-cell table:style-name="Table1.A2" office:value-type="string">
            <text:p text:style-name="P12"><text:bookmark text:name="to0_37"/></text:p>
          </table:table-cell>
          <table:table-cell table:style-name="Table1.B2" office:value-type="string">
            <text:p text:style-name="P11">37</text:p>
          </table:table-cell>
          <table:table-cell table:style-name="Table1.F38" office:value-type="string">
            <text:p text:style-name="Table_20_Contents">Calling get_value()<text:bookmark text:name="difflib_chg_to0__8"/></text:p>
          </table:table-cell>
        </table:table-row>
        <table:table-row>
          <table:table-cell table:style-name="Table1.A2" office:value-type="string">
            <text:p text:style-name="P12"><text:bookmark text:name="from0_35"/></text:p>
          </table:table-cell>
          <table:table-cell table:style-name="Table1.B2" office:value-type="string">
            <text:p text:style-name="P11">35</text:p>
          </table:table-cell>
          <table:table-cell table:style-name="Table1.C39" office:value-type="string">
            <text:p text:style-name="Table_20_Contents">rp</text:p>
          </table:table-cell>
          <table:table-cell table:style-name="Table1.A2" office:value-type="string">
            <text:p text:style-name="P12"><text:bookmark text:name="to0_38"/></text:p>
          </table:table-cell>
          <table:table-cell table:style-name="Table1.B2" office:value-type="string">
            <text:p text:style-name="P11">38</text:p>
          </table:table-cell>
          <table:table-cell table:style-name="Table1.F39" office:value-type="string">
            <text:p text:style-name="Table_20_Contents">rp</text:p>
          </table:table-cell>
        </table:table-row>
        <table:table-row>
          <table:table-cell table:style-name="Table1.A2" office:value-type="string">
            <text:p text:style-name="Table_20_Contents"><text:a xlink:type="simple" xlink:href="https://mooshak.ru.is/~gagnaskipan/cgi-bin/execute/7808439963408019/execute?feedback+00395169_00_doublylinkedlist_aegir15+200#difflib_chg_to0__8" text:style-name="Internet_20_link" text:visited-style-name="Visited_20_Internet_20_Link">n</text:a><text:bookmark text:name="from0_36"/></text:p>
          </table:table-cell>
          <table:table-cell table:style-name="Table1.B2" office:value-type="string">
            <text:p text:style-name="P11">36</text:p>
          </table:table-cell>
          <table:table-cell table:style-name="Table1.C40" office:value-type="string">
            <text:p text:style-name="P13">Calling prev()</text:p>
          </table:table-cell>
          <table:table-cell table:style-name="Table1.A2" office:value-type="string">
            <text:p text:style-name="Table_20_Contents"><text:a xlink:type="simple" xlink:href="https://mooshak.ru.is/~gagnaskipan/cgi-bin/execute/7808439963408019/execute?feedback+00395169_00_doublylinkedlist_aegir15+200#difflib_chg_to0__8" text:style-name="Internet_20_link" text:visited-style-name="Visited_20_Internet_20_Link">n</text:a></text:p>
          </table:table-cell>
          <table:table-cell table:style-name="Table1.B2" office:value-type="string">
            <text:p text:style-name="P12"/>
          </table:table-cell>
          <table:table-cell table:style-name="Table1.F40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><text:bookmark text:name="from0_37"/></text:p>
          </table:table-cell>
          <table:table-cell table:style-name="Table1.B2" office:value-type="string">
            <text:p text:style-name="P11">37</text:p>
          </table:table-cell>
          <table:table-cell table:style-name="Table1.C41" office:value-type="string">
            <text:p text:style-name="P13">Calling get_value()</text:p>
          </table:table-cell>
          <table:table-cell table:style-name="Table1.A2" office:value-type="string">
            <text:p text:style-name="P12"/>
          </table:table-cell>
          <table:table-cell table:style-name="Table1.B2" office:value-type="string">
            <text:p text:style-name="P12"/>
          </table:table-cell>
          <table:table-cell table:style-name="Table1.F41" office:value-type="string">
            <text:p text:style-name="P12"><text:bookmark text:name="difflib_chg_to0__9"/></text:p>
          </table:table-cell>
        </table:table-row>
        <table:table-row>
          <table:table-cell table:style-name="Table1.A2" office:value-type="string">
            <text:p text:style-name="P12"><text:bookmark text:name="from0_38"/></text:p>
          </table:table-cell>
          <table:table-cell table:style-name="Table1.B2" office:value-type="string">
            <text:p text:style-name="P11">38</text:p>
          </table:table-cell>
          <table:table-cell table:style-name="Table1.C42" office:value-type="string">
            <text:p text:style-name="P13">fzf</text:p>
          </table:table-cell>
          <table:table-cell table:style-name="Table1.A2" office:value-type="string">
            <text:p text:style-name="P12"/>
          </table:table-cell>
          <table:table-cell table:style-name="Table1.B2" office:value-type="string">
            <text:p text:style-name="P12"/>
          </table:table-cell>
          <table:table-cell table:style-name="Table1.F4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><text:bookmark text:name="from0_39"/></text:p>
          </table:table-cell>
          <table:table-cell table:style-name="Table1.B2" office:value-type="string">
            <text:p text:style-name="P11">39</text:p>
          </table:table-cell>
          <table:table-cell table:style-name="Table1.C43" office:value-type="string">
            <text:p text:style-name="Table_20_Contents">Calling curr_pos()</text:p>
          </table:table-cell>
          <table:table-cell table:style-name="Table1.A2" office:value-type="string">
            <text:p text:style-name="P12"><text:bookmark text:name="to0_39"/></text:p>
          </table:table-cell>
          <table:table-cell table:style-name="Table1.B2" office:value-type="string">
            <text:p text:style-name="P11">39</text:p>
          </table:table-cell>
          <table:table-cell table:style-name="Table1.F43" office:value-type="string">
            <text:p text:style-name="Table_20_Contents">Calling curr_pos()<text:bookmark text:name="difflib_chg_to0__10"/></text:p>
          </table:table-cell>
        </table:table-row>
        <table:table-row>
          <table:table-cell table:style-name="Table1.A2" office:value-type="string">
            <text:p text:style-name="Table_20_Contents"><text:a xlink:type="simple" xlink:href="https://mooshak.ru.is/~gagnaskipan/cgi-bin/execute/7808439963408019/execute?feedback+00395169_00_doublylinkedlist_aegir15+200#difflib_chg_to0__9" text:style-name="Internet_20_link" text:visited-style-name="Visited_20_Internet_20_Link">n</text:a><text:bookmark text:name="from0_40"/></text:p>
          </table:table-cell>
          <table:table-cell table:style-name="Table1.B2" office:value-type="string">
            <text:p text:style-name="P11">40</text:p>
          </table:table-cell>
          <table:table-cell table:style-name="Table1.C44" office:value-type="string">
            <text:p text:style-name="P13">2</text:p>
          </table:table-cell>
          <table:table-cell table:style-name="Table1.A2" office:value-type="string">
            <text:p text:style-name="Table_20_Contents"><text:a xlink:type="simple" xlink:href="https://mooshak.ru.is/~gagnaskipan/cgi-bin/execute/7808439963408019/execute?feedback+00395169_00_doublylinkedlist_aegir15+200#difflib_chg_to0__9" text:style-name="Internet_20_link" text:visited-style-name="Visited_20_Internet_20_Link">n</text:a><text:bookmark text:name="to0_40"/></text:p>
          </table:table-cell>
          <table:table-cell table:style-name="Table1.B2" office:value-type="string">
            <text:p text:style-name="P11">40</text:p>
          </table:table-cell>
          <table:table-cell table:style-name="Table1.F44" office:value-type="string">
            <text:p text:style-name="P14">3</text:p>
          </table:table-cell>
        </table:table-row>
        <table:table-row>
          <table:table-cell table:style-name="Table1.A2" office:value-type="string">
            <text:p text:style-name="P12"><text:bookmark text:name="from0_41"/></text:p>
          </table:table-cell>
          <table:table-cell table:style-name="Table1.B2" office:value-type="string">
            <text:p text:style-name="P11">41</text:p>
          </table:table-cell>
          <table:table-cell table:style-name="Table1.C45" office:value-type="string">
            <text:p text:style-name="Table_20_Contents">Calling next()</text:p>
          </table:table-cell>
          <table:table-cell table:style-name="Table1.A2" office:value-type="string">
            <text:p text:style-name="P12"><text:bookmark text:name="to0_41"/></text:p>
          </table:table-cell>
          <table:table-cell table:style-name="Table1.B2" office:value-type="string">
            <text:p text:style-name="P11">41</text:p>
          </table:table-cell>
          <table:table-cell table:style-name="Table1.F45" office:value-type="string">
            <text:p text:style-name="Table_20_Contents">Calling next()</text:p>
          </table:table-cell>
        </table:table-row>
        <table:table-row>
          <table:table-cell table:style-name="Table1.A2" office:value-type="string">
            <text:p text:style-name="P12"><text:bookmark text:name="from0_42"/></text:p>
          </table:table-cell>
          <table:table-cell table:style-name="Table1.B2" office:value-type="string">
            <text:p text:style-name="P11">42</text:p>
          </table:table-cell>
          <table:table-cell table:style-name="Table1.C46" office:value-type="string">
            <text:p text:style-name="Table_20_Contents">Calling get_value()</text:p>
          </table:table-cell>
          <table:table-cell table:style-name="Table1.A2" office:value-type="string">
            <text:p text:style-name="P12"><text:bookmark text:name="to0_42"/></text:p>
          </table:table-cell>
          <table:table-cell table:style-name="Table1.B2" office:value-type="string">
            <text:p text:style-name="P11">42</text:p>
          </table:table-cell>
          <table:table-cell table:style-name="Table1.F46" office:value-type="string">
            <text:p text:style-name="Table_20_Contents">Calling get_value()</text:p>
          </table:table-cell>
        </table:table-row>
        <table:table-row>
          <table:table-cell table:style-name="Table1.A2" office:value-type="string">
            <text:p text:style-name="Table_20_Contents"><text:a xlink:type="simple" xlink:href="https://mooshak.ru.is/~gagnaskipan/cgi-bin/execute/7808439963408019/execute?feedback+00395169_00_doublylinkedlist_aegir15+200#difflib_chg_to0__10" text:style-name="Internet_20_link" text:visited-style-name="Visited_20_Internet_20_Link">n</text:a><text:bookmark text:name="from0_43"/></text:p>
          </table:table-cell>
          <table:table-cell table:style-name="Table1.B2" office:value-type="string">
            <text:p text:style-name="P11">43</text:p>
          </table:table-cell>
          <table:table-cell table:style-name="Table1.C47" office:value-type="string">
            <text:p text:style-name="P13">rp</text:p>
          </table:table-cell>
          <table:table-cell table:style-name="Table1.A2" office:value-type="string">
            <text:p text:style-name="Table_20_Contents"><text:a xlink:type="simple" xlink:href="https://mooshak.ru.is/~gagnaskipan/cgi-bin/execute/7808439963408019/execute?feedback+00395169_00_doublylinkedlist_aegir15+200#difflib_chg_to0__10" text:style-name="Internet_20_link" text:visited-style-name="Visited_20_Internet_20_Link">n</text:a><text:bookmark text:name="to0_43"/></text:p>
          </table:table-cell>
          <table:table-cell table:style-name="Table1.B2" office:value-type="string">
            <text:p text:style-name="P11">43</text:p>
          </table:table-cell>
          <table:table-cell table:style-name="Table1.F47" office:value-type="string">
            <text:p text:style-name="P14">kwf</text:p>
          </table:table-cell>
        </table:table-row>
        <table:table-row>
          <table:table-cell table:style-name="Table1.A2" office:value-type="string">
            <text:p text:style-name="P12"><text:bookmark text:name="from0_44"/></text:p>
          </table:table-cell>
          <table:table-cell table:style-name="Table1.B2" office:value-type="string">
            <text:p text:style-name="P11">44</text:p>
          </table:table-cell>
          <table:table-cell table:style-name="Table1.C48" office:value-type="string">
            <text:p text:style-name="Table_20_Contents">Calling curr_pos()</text:p>
          </table:table-cell>
          <table:table-cell table:style-name="Table1.A2" office:value-type="string">
            <text:p text:style-name="P12"><text:bookmark text:name="to0_44"/></text:p>
          </table:table-cell>
          <table:table-cell table:style-name="Table1.B2" office:value-type="string">
            <text:p text:style-name="P11">44</text:p>
          </table:table-cell>
          <table:table-cell table:style-name="Table1.F48" office:value-type="string">
            <text:p text:style-name="Table_20_Contents">Calling curr_pos()</text:p>
          </table:table-cell>
        </table:table-row>
        <table:table-row>
          <table:table-cell table:style-name="Table1.A2" office:value-type="string">
            <text:p text:style-name="Table_20_Contents"><text:a xlink:type="simple" xlink:href="https://mooshak.ru.is/~gagnaskipan/cgi-bin/execute/7808439963408019/execute?feedback+00395169_00_doublylinkedlist_aegir15+200#difflib_chg_to0__top" text:style-name="Internet_20_link" text:visited-style-name="Visited_20_Internet_20_Link">t</text:a><text:bookmark text:name="from0_45"/></text:p>
          </table:table-cell>
          <table:table-cell table:style-name="Table1.B2" office:value-type="string">
            <text:p text:style-name="P11">45</text:p>
          </table:table-cell>
          <table:table-cell table:style-name="Table1.C49" office:value-type="string">
            <text:p text:style-name="P13">3</text:p>
          </table:table-cell>
          <table:table-cell table:style-name="Table1.A2" office:value-type="string">
            <text:p text:style-name="Table_20_Contents"><text:a xlink:type="simple" xlink:href="https://mooshak.ru.is/~gagnaskipan/cgi-bin/execute/7808439963408019/execute?feedback+00395169_00_doublylinkedlist_aegir15+200#difflib_chg_to0__top" text:style-name="Internet_20_link" text:visited-style-name="Visited_20_Internet_20_Link">t</text:a><text:bookmark text:name="to0_45"/></text:p>
          </table:table-cell>
          <table:table-cell table:style-name="Table1.B2" office:value-type="string">
            <text:p text:style-name="P11">45</text:p>
          </table:table-cell>
          <table:table-cell table:style-name="Table1.F49" office:value-type="string">
            <text:p text:style-name="P14">4</text:p>
          </table:table-cell>
        </table:table-row>
      </table:table>
      <text:h text:style-name="P8" text:outline-level="3">Wrong Answer</text:h>
      <text:p text:style-name="P2">child process exited abnormally</text:p>
      <text:p text:style-name="Horizontal_20_Line"/>
      <text:h text:style-name="P7" text:outline-level="3">Dynamic checker</text:h>
      <text:h text:style-name="P10" text:outline-level="4">Time limit checker</text:h>
      <text:p text:style-name="P15">Execution was within the time limit.</text:p>
      <text:h text:style-name="P10" text:outline-level="4">Valgrind Corrector</text:h>
      <text:p text:style-name="P3"><text:span text:style-name="T2">More information about the error messages produced by Valgrind can be found </text:span><text:a xlink:type="simple" xlink:href="http://valgrind.org/docs/manual/mc-manual.html#mc-manual.errormsgs" office:target-frame-name="_blank" xlink:show="new" text:style-name="Internet_20_link" text:visited-style-name="Visited_20_Internet_20_Link">here</text:a><text:span text:style-name="T2">.</text:span></text:p>
      <text:p text:style-name="P15"><text:soft-page-break/>==15681== Memcheck, a memory error detector</text:p>
      <text:p text:style-name="P15">==15681== Copyright (C) 2002-2012, and GNU GPL'd, by Julian Seward et al.</text:p>
      <text:p text:style-name="P15">==15681== Using Valgrind-3.8.1 and LibVEX; rerun with -h for copyright info</text:p>
      <text:p text:style-name="P15">==15681== Command: ./a.out</text:p>
      <text:p text:style-name="P15">==15681== Parent PID: 15680</text:p>
      <text:p text:style-name="P15">==15681== </text:p>
      <text:p text:style-name="P15">==15681== Invalid read of size 8</text:p>
      <text:p text:style-name="P15">==15681== <text:s text:c="3"/>at 0x40380A: DoublyLinkedList::next() (doublylinkedlist.h:88)</text:p>
      <text:p text:style-name="P15">==15681== <text:s text:c="3"/>by 0x402017: void otherMain(DoublyLinkedList*) (main.cpp:61)</text:p>
      <text:p text:style-name="P15">==15681== <text:s text:c="3"/>by 0x401850: main (main.cpp:115)</text:p>
      <text:p text:style-name="P15">==15681== <text:s/>Address 0x18 is not stack'd, malloc'd or (recently) free'd</text:p>
      <text:p text:style-name="P15">==15681== </text:p>
      <text:p text:style-name="P15">==15681== </text:p>
      <text:p text:style-name="P15">==15681== Process terminating with default action of signal 11 (SIGSEGV)</text:p>
      <text:p text:style-name="P15">==15681== <text:s/>Access not within mapped region at address 0x18</text:p>
      <text:p text:style-name="P15">==15681== <text:s text:c="3"/>at 0x40380A: DoublyLinkedList::next() (doublylinkedlist.h:88)</text:p>
      <text:p text:style-name="P15">==15681== <text:s text:c="3"/>by 0x402017: void otherMain(DoublyLinkedList*) (main.cpp:61)</text:p>
      <text:p text:style-name="P15">==15681== <text:s text:c="3"/>by 0x401850: main (main.cpp:115)</text:p>
      <text:p text:style-name="P15">==15681== <text:s/>If you believe this happened as a result of a stack</text:p>
      <text:p text:style-name="P15">==15681== <text:s/>overflow in your program's main thread (unlikely but</text:p>
      <text:p text:style-name="P15">==15681== <text:s/>possible), you can try to increase the size of the</text:p>
      <text:p text:style-name="P15">==15681== <text:s/>main thread stack using the --main-stacksize= flag.</text:p>
      <text:p text:style-name="P15">==15681== <text:s/>The main thread stack size used in this run was 10485760.</text:p>
      <text:p text:style-name="P15">==15681== </text:p>
      <text:p text:style-name="P15">==15681== HEAP SUMMARY:</text:p>
      <text:p text:style-name="P15">==15681== <text:s text:c="4"/>in use at exit: 284 bytes in 9 blocks</text:p>
      <text:p text:style-name="P15">==15681== <text:s text:c="2"/>total heap usage: 17 allocs, 8 frees, 552 bytes allocated</text:p>
      <text:p text:style-name="P15">==15681== </text:p>
      <text:p text:style-name="P15">==15681== 26 bytes in 1 blocks are possibly lost in loss record 1 of 9</text:p>
      <text:p text:style-name="P15">==15681== <text:s text:c="3"/>at 0x4A075FC: operator new(unsigned long) (vg_replace_malloc.c:298)</text:p>
      <text:p text:style-name="P15"><text:soft-page-break/>==15681== <text:s text:c="3"/>by 0x374DE9C3C8: std::string::_Rep::_S_create(unsigned long, unsigned long, std::allocator const&amp;) (in /usr/lib64/libstdc++.so.6.0.13)</text:p>
      <text:p text:style-name="P15">==15681== <text:s text:c="3"/>by 0x374DE9CDE4: ??? (in /usr/lib64/libstdc++.so.6.0.13)</text:p>
      <text:p text:style-name="P15">==15681== <text:s text:c="3"/>by 0x374DE9CF32: std::basic_string, std::allocator &gt;::basic_string(char const*, std::allocator const&amp;) (in /usr/lib64/libstdc++.so.6.0.13)</text:p>
      <text:p text:style-name="P15">==15681== <text:s text:c="3"/>by 0x4016CB: main (main.cpp:102)</text:p>
      <text:p text:style-name="P15">==15681== </text:p>
      <text:p text:style-name="P15">==15681== 26 bytes in 1 blocks are possibly lost in loss record 2 of 9</text:p>
      <text:p text:style-name="P15">==15681== <text:s text:c="3"/>at 0x4A075FC: operator new(unsigned long) (vg_replace_malloc.c:298)</text:p>
      <text:p text:style-name="P15">==15681== <text:s text:c="3"/>by 0x374DE9C3C8: std::string::_Rep::_S_create(unsigned long, unsigned long, std::allocator const&amp;) (in /usr/lib64/libstdc++.so.6.0.13)</text:p>
      <text:p text:style-name="P15">==15681== <text:s text:c="3"/>by 0x374DE9CDE4: ??? (in /usr/lib64/libstdc++.so.6.0.13)</text:p>
      <text:p text:style-name="P15">==15681== <text:s text:c="3"/>by 0x374DE9CF32: std::basic_string, std::allocator &gt;::basic_string(char const*, std::allocator const&amp;) (in /usr/lib64/libstdc++.so.6.0.13)</text:p>
      <text:p text:style-name="P15">==15681== <text:s text:c="3"/>by 0x401C51: void otherMain(DoublyLinkedList*) (main.cpp:16)</text:p>
      <text:p text:style-name="P15">==15681== <text:s text:c="3"/>by 0x401850: main (main.cpp:115)</text:p>
      <text:p text:style-name="P15">==15681== </text:p>
      <text:p text:style-name="P15">==15681== 31 bytes in 1 blocks are possibly lost in loss record 3 of 9</text:p>
      <text:p text:style-name="P15">==15681== <text:s text:c="3"/>at 0x4A075FC: operator new(unsigned long) (vg_replace_malloc.c:298)</text:p>
      <text:p text:style-name="P15">==15681== <text:s text:c="3"/>by 0x374DE9C3C8: std::string::_Rep::_S_create(unsigned long, unsigned long, std::allocator const&amp;) (in /usr/lib64/libstdc++.so.6.0.13)</text:p>
      <text:p text:style-name="P15">==15681== <text:s text:c="3"/>by 0x374DE9CFB4: ??? (in /usr/lib64/libstdc++.so.6.0.13)</text:p>
      <text:p text:style-name="P15">==15681== <text:s text:c="3"/>by 0x374DE9D118: std::basic_string, std::allocator &gt;::basic_string(std::string const&amp;, unsigned long, unsigned long) (in /usr/lib64/libstdc++.so.6.0.13)</text:p>
      <text:p text:style-name="P15">==15681== <text:s text:c="3"/>by 0x374DE9D151: std::string::substr(unsigned long, unsigned long) const (in /usr/lib64/libstdc++.so.6.0.13)</text:p>
      <text:p text:style-name="P15">==15681== <text:s text:c="3"/>by 0x401746: main (main.cpp:108)</text:p>
      <text:p text:style-name="P15">==15681== </text:p>
      <text:p text:style-name="P15">==15681== 31 bytes in 1 blocks are possibly lost in loss record 4 of 9</text:p>
      <text:p text:style-name="P15">==15681== <text:s text:c="3"/>at 0x4A075FC: operator new(unsigned long) (vg_replace_malloc.c:298)</text:p>
      <text:p text:style-name="P15">==15681== <text:s text:c="3"/>by 0x374DE9C3C8: std::string::_Rep::_S_create(unsigned long, unsigned long, std::allocator const&amp;) (in /usr/lib64/libstdc++.so.6.0.13)</text:p>
      <text:p text:style-name="P15"><text:soft-page-break/>==15681== <text:s text:c="3"/>by 0x374DE9CFB4: ??? (in /usr/lib64/libstdc++.so.6.0.13)</text:p>
      <text:p text:style-name="P15">==15681== <text:s text:c="3"/>by 0x374DE9D118: std::basic_string, std::allocator &gt;::basic_string(std::string const&amp;, unsigned long, unsigned long) (in /usr/lib64/libstdc++.so.6.0.13)</text:p>
      <text:p text:style-name="P15">==15681== <text:s text:c="3"/>by 0x374DE9D151: std::string::substr(unsigned long, unsigned long) const (in /usr/lib64/libstdc++.so.6.0.13)</text:p>
      <text:p text:style-name="P15">==15681== <text:s text:c="3"/>by 0x401CB5: void otherMain(DoublyLinkedList*) (main.cpp:22)</text:p>
      <text:p text:style-name="P15">==15681== <text:s text:c="3"/>by 0x401850: main (main.cpp:115)</text:p>
      <text:p text:style-name="P15">==15681== </text:p>
      <text:p text:style-name="P15">==15681== 32 bytes in 1 blocks are still reachable in loss record 5 of 9</text:p>
      <text:p text:style-name="P15">==15681== <text:s text:c="3"/>at 0x4A075FC: operator new(unsigned long) (vg_replace_malloc.c:298)</text:p>
      <text:p text:style-name="P15">==15681== <text:s text:c="3"/>by 0x401835: main (main.cpp:114)</text:p>
      <text:p text:style-name="P15">==15681== </text:p>
      <text:p text:style-name="P15">==15681== 32 bytes in 1 blocks are still reachable in loss record 6 of 9</text:p>
      <text:p text:style-name="P15">==15681== <text:s text:c="3"/>at 0x4A075FC: operator new(unsigned long) (vg_replace_malloc.c:298)</text:p>
      <text:p text:style-name="P15">==15681== <text:s text:c="3"/>by 0x401B3E: DoublyLinkedList::DoublyLinkedList() (in /home/gagnaskipan/data/contests/assign3/submissions/00395169_00_doublylinkedlist_aegir15/a.out)</text:p>
      <text:p text:style-name="P15">==15681== <text:s text:c="3"/>by 0x401840: main (main.cpp:114)</text:p>
      <text:p text:style-name="P15">==15681== </text:p>
      <text:p text:style-name="P15">==15681== 32 bytes in 1 blocks are still reachable in loss record 7 of 9</text:p>
      <text:p text:style-name="P15">==15681== <text:s text:c="3"/>at 0x4A075FC: operator new(unsigned long) (vg_replace_malloc.c:298)</text:p>
      <text:p text:style-name="P15">==15681== <text:s text:c="3"/>by 0x401B6A: DoublyLinkedList::DoublyLinkedList() (in /home/gagnaskipan/data/contests/assign3/submissions/00395169_00_doublylinkedlist_aegir15/a.out)</text:p>
      <text:p text:style-name="P15">==15681== <text:s text:c="3"/>by 0x401840: main (main.cpp:114)</text:p>
      <text:p text:style-name="P15">==15681== </text:p>
      <text:p text:style-name="P15">==15681== 33 bytes in 1 blocks are possibly lost in loss record 8 of 9</text:p>
      <text:p text:style-name="P15">==15681== <text:s text:c="3"/>at 0x4A075FC: operator new(unsigned long) (vg_replace_malloc.c:298)</text:p>
      <text:p text:style-name="P15">==15681== <text:s text:c="3"/>by 0x374DE9C3C8: std::string::_Rep::_S_create(unsigned long, unsigned long, std::allocator const&amp;) (in /usr/lib64/libstdc++.so.6.0.13)</text:p>
      <text:p text:style-name="P15">==15681== <text:s text:c="3"/>by 0x374DE9D19A: std::string::_Rep::_M_clone(std::allocator const&amp;, unsigned long) (in /usr/lib64/libstdc++.so.6.0.13)</text:p>
      <text:p text:style-name="P15">==15681== <text:s text:c="3"/>by 0x374DE9D5EB: std::string::reserve(unsigned long) (in /usr/lib64/libstdc++.so.6.0.13)</text:p>
      <text:p text:style-name="P15"><text:soft-page-break/>==15681== <text:s text:c="3"/>by 0x374DE7B05A: std::basic_istream &gt;&amp; std::operator&gt;&gt;, std::allocator &gt;(std::basic_istream &gt;&amp;, std::basic_string, std::allocator &gt;&amp;) (in /usr/lib64/libstdc++.so.6.0.13)</text:p>
      <text:p text:style-name="P15">==15681== <text:s text:c="3"/>by 0x4016F0: main (main.cpp:104)</text:p>
      <text:p text:style-name="P15">==15681== </text:p>
      <text:p text:style-name="P15">==15681== 41 bytes in 1 blocks are possibly lost in loss record 9 of 9</text:p>
      <text:p text:style-name="P15">==15681== <text:s text:c="3"/>at 0x4A075FC: operator new(unsigned long) (vg_replace_malloc.c:298)</text:p>
      <text:p text:style-name="P15">==15681== <text:s text:c="3"/>by 0x374DE9C3C8: std::string::_Rep::_S_create(unsigned long, unsigned long, std::allocator const&amp;) (in /usr/lib64/libstdc++.so.6.0.13)</text:p>
      <text:p text:style-name="P15">==15681== <text:s text:c="3"/>by 0x374DE9D19A: std::string::_Rep::_M_clone(std::allocator const&amp;, unsigned long) (in /usr/lib64/libstdc++.so.6.0.13)</text:p>
      <text:p text:style-name="P15">==15681== <text:s text:c="3"/>by 0x374DE9D5EB: std::string::reserve(unsigned long) (in /usr/lib64/libstdc++.so.6.0.13)</text:p>
      <text:p text:style-name="P15">==15681== <text:s text:c="3"/>by 0x374DE7B05A: std::basic_istream &gt;&amp; std::operator&gt;&gt;, std::allocator &gt;(std::basic_istream &gt;&amp;, std::basic_string, std::allocator &gt;&amp;) (in /usr/lib64/libstdc++.so.6.0.13)</text:p>
      <text:p text:style-name="P15">==15681== <text:s text:c="3"/>by 0x402236: void otherMain(DoublyLinkedList*) (main.cpp:18)</text:p>
      <text:p text:style-name="P15">==15681== <text:s text:c="3"/>by 0x401850: main (main.cpp:115)</text:p>
      <text:p text:style-name="P15">==15681== </text:p>
      <text:p text:style-name="P15">==15681== LEAK SUMMARY:</text:p>
      <text:p text:style-name="P15">==15681== <text:s text:c="3"/>definitely lost: 0 bytes in 0 blocks</text:p>
      <text:p text:style-name="P15">==15681== <text:s text:c="3"/>indirectly lost: 0 bytes in 0 blocks</text:p>
      <text:p text:style-name="P15">==15681== <text:s text:c="5"/>possibly lost: 188 bytes in 6 blocks</text:p>
      <text:p text:style-name="P15">==15681== <text:s text:c="3"/>still reachable: 96 bytes in 3 blocks</text:p>
      <text:p text:style-name="P15">==15681== <text:s text:c="8"/>suppressed: 0 bytes in 0 blocks</text:p>
      <text:p text:style-name="P15">==15681== </text:p>
      <text:p text:style-name="P15">==15681== For counts of detected and suppressed errors, rerun with: -v</text:p>
      <text:p text:style-name="P15">==15681== ERROR SUMMARY: 7 errors from 7 contexts (suppressed: 8 from 6)</text:p>
      <text:p text:style-name="P16"/>
      <text:h text:style-name="P10" text:outline-level="4">Output comparer</text:h>
      <text:p text:style-name="P15">Output was not correct</text:p>
      <text:h text:style-name="P8" text:outline-level="3">Wrong Answer</text:h>
      <text:p text:style-name="P2">child process exited abnormally</text:p>
      <text:p text:style-name="Horizontal_20_Line"><text:soft-page-break/></text:p>
      <text:h text:style-name="P7" text:outline-level="3">Dynamic checker</text:h>
      <text:h text:style-name="P10" text:outline-level="4">Time limit checker</text:h>
      <text:p text:style-name="P15">Execution was within the time limit.</text:p>
      <text:h text:style-name="P10" text:outline-level="4">Valgrind Corrector</text:h>
      <text:p text:style-name="P15">No memory errors found.</text:p>
      <text:h text:style-name="P10" text:outline-level="4">Output comparer</text:h>
      <text:p text:style-name="P15">Output was not correct</text:p>
      <text:h text:style-name="P8" text:outline-level="3">Wrong Answer</text:h>
      <text:p text:style-name="P2">child process exited abnormally</text:p>
      <text:p text:style-name="Horizontal_20_Line"/>
      <text:h text:style-name="P7" text:outline-level="3">Dynamic checker</text:h>
      <text:h text:style-name="P10" text:outline-level="4">Time limit checker</text:h>
      <text:p text:style-name="P15">Execution was within the time limit.</text:p>
      <text:h text:style-name="P10" text:outline-level="4">Valgrind Corrector</text:h>
      <text:p text:style-name="P15">No memory errors found.</text:p>
      <text:h text:style-name="P10" text:outline-level="4">Output comparer</text:h>
      <text:p text:style-name="P15">Correct answer</text:p>
      <text:p text:style-name="Horizontal_20_Line"/>
      <text:h text:style-name="P7" text:outline-level="3">Dynamic checker</text:h>
      <text:h text:style-name="P10" text:outline-level="4">Time limit checker</text:h>
      <text:p text:style-name="P15">Execution was within the time limit.</text:p>
      <text:h text:style-name="P10" text:outline-level="4">Valgrind Corrector</text:h>
      <text:p text:style-name="P15">No memory errors found.</text:p>
      <text:h text:style-name="P10" text:outline-level="4">Output comparer</text:h>
      <text:p text:style-name="P15">Output was not correct</text:p>
      <text:h text:style-name="P8" text:outline-level="3"><text:soft-page-break/>Wrong Answer</text:h>
      <text:p text:style-name="P2">child process exited abnormally</text:p>
      <text:p text:style-name="Horizontal_20_Line"/>
      <text:h text:style-name="P7" text:outline-level="3">Dynamic checker</text:h>
      <text:h text:style-name="P10" text:outline-level="4">Time limit checker</text:h>
      <text:p text:style-name="P15">Execution was within the time limit.</text:p>
      <text:h text:style-name="P10" text:outline-level="4">Valgrind Corrector</text:h>
      <text:p text:style-name="P15">No memory errors found.</text:p>
      <text:h text:style-name="P10" text:outline-level="4">Output comparer</text:h>
      <text:p text:style-name="P15">Output was not correct</text:p>
      <text:h text:style-name="P8" text:outline-level="3">Wrong Answer</text:h>
      <text:p text:style-name="P2">child process exited abnormally</text:p>
      <text:p text:style-name="Horizontal_20_Line"/>
      <text:h text:style-name="P7" text:outline-level="3">Dynamic checker</text:h>
      <text:h text:style-name="P10" text:outline-level="4">Time limit checker</text:h>
      <text:p text:style-name="P15">Execution was within the time limit.</text:p>
      <text:h text:style-name="P10" text:outline-level="4">Valgrind Corrector</text:h>
      <text:p text:style-name="P3"><text:span text:style-name="T2">More information about the error messages produced by Valgrind can be found </text:span><text:a xlink:type="simple" xlink:href="http://valgrind.org/docs/manual/mc-manual.html#mc-manual.errormsgs" office:target-frame-name="_blank" xlink:show="new" text:style-name="Internet_20_link" text:visited-style-name="Visited_20_Internet_20_Link">here</text:a><text:span text:style-name="T2">.</text:span></text:p>
      <text:p text:style-name="P15">==15708== Memcheck, a memory error detector</text:p>
      <text:p text:style-name="P15">==15708== Copyright (C) 2002-2012, and GNU GPL'd, by Julian Seward et al.</text:p>
      <text:p text:style-name="P15">==15708== Using Valgrind-3.8.1 and LibVEX; rerun with -h for copyright info</text:p>
      <text:p text:style-name="P15">==15708== Command: ./a.out</text:p>
      <text:p text:style-name="P15">==15708== Parent PID: 15707</text:p>
      <text:p text:style-name="P15">==15708== </text:p>
      <text:p text:style-name="P15">==15708== Invalid read of size 8</text:p>
      <text:p text:style-name="P15">==15708== <text:s text:c="3"/>at 0x404483: DoublyLinkedList::addAtThisNode(ListNode*, std::string const&amp;) (doublylinkedlist.h:140)</text:p>
      <text:p text:style-name="P15"><text:soft-page-break/>==15708== <text:s text:c="3"/>by 0x40357E: DoublyLinkedList::insert(std::string const&amp;) (doublylinkedlist.h:33)</text:p>
      <text:p text:style-name="P15">==15708== <text:s text:c="3"/>by 0x401D9C: void otherMain(DoublyLinkedList*) (main.cpp:29)</text:p>
      <text:p text:style-name="P15">==15708== <text:s text:c="3"/>by 0x401850: main (main.cpp:115)</text:p>
      <text:p text:style-name="P15">==15708== <text:s/>Address 0x10 is not stack'd, malloc'd or (recently) free'd</text:p>
      <text:p text:style-name="P15">==15708== </text:p>
      <text:p text:style-name="P15">==15708== </text:p>
      <text:p text:style-name="P15">==15708== Process terminating with default action of signal 11 (SIGSEGV)</text:p>
      <text:p text:style-name="P15">==15708== <text:s/>Access not within mapped region at address 0x10</text:p>
      <text:p text:style-name="P15">==15708== <text:s text:c="3"/>at 0x404483: DoublyLinkedList::addAtThisNode(ListNode*, std::string const&amp;) (doublylinkedlist.h:140)</text:p>
      <text:p text:style-name="P15">==15708== <text:s text:c="3"/>by 0x40357E: DoublyLinkedList::insert(std::string const&amp;) (doublylinkedlist.h:33)</text:p>
      <text:p text:style-name="P15">==15708== <text:s text:c="3"/>by 0x401D9C: void otherMain(DoublyLinkedList*) (main.cpp:29)</text:p>
      <text:p text:style-name="P15">==15708== <text:s text:c="3"/>by 0x401850: main (main.cpp:115)</text:p>
      <text:p text:style-name="P15">==15708== <text:s/>If you believe this happened as a result of a stack</text:p>
      <text:p text:style-name="P15">==15708== <text:s/>overflow in your program's main thread (unlikely but</text:p>
      <text:p text:style-name="P15">==15708== <text:s/>possible), you can try to increase the size of the</text:p>
      <text:p text:style-name="P15">==15708== <text:s/>main thread stack using the --main-stacksize= flag.</text:p>
      <text:p text:style-name="P15">==15708== <text:s/>The main thread stack size used in this run was 10485760.</text:p>
      <text:p text:style-name="P15">==15708== </text:p>
      <text:p text:style-name="P15">==15708== HEAP SUMMARY:</text:p>
      <text:p text:style-name="P15">==15708== <text:s text:c="4"/>in use at exit: 342 bytes in 11 blocks</text:p>
      <text:p text:style-name="P15">==15708== <text:s text:c="2"/>total heap usage: 19 allocs, 8 frees, 610 bytes allocated</text:p>
      <text:p text:style-name="P15">==15708== </text:p>
      <text:p text:style-name="P15">==15708== 26 bytes in 1 blocks are possibly lost in loss record 1 of 11</text:p>
      <text:p text:style-name="P15">==15708== <text:s text:c="3"/>at 0x4A075FC: operator new(unsigned long) (vg_replace_malloc.c:298)</text:p>
      <text:p text:style-name="P15">==15708== <text:s text:c="3"/>by 0x374DE9C3C8: std::string::_Rep::_S_create(unsigned long, unsigned long, std::allocator const&amp;) (in /usr/lib64/libstdc++.so.6.0.13)</text:p>
      <text:p text:style-name="P15">==15708== <text:s text:c="3"/>by 0x374DE9CDE4: ??? (in /usr/lib64/libstdc++.so.6.0.13)</text:p>
      <text:p text:style-name="P15">==15708== <text:s text:c="3"/>by 0x374DE9CF32: std::basic_string, std::allocator &gt;::basic_string(char const*, std::allocator const&amp;) (in /usr/lib64/libstdc++.so.6.0.13)</text:p>
      <text:p text:style-name="P15"><text:soft-page-break/>==15708== <text:s text:c="3"/>by 0x4016CB: main (main.cpp:102)</text:p>
      <text:p text:style-name="P15">==15708== </text:p>
      <text:p text:style-name="P15">==15708== 26 bytes in 1 blocks are possibly lost in loss record 2 of 11</text:p>
      <text:p text:style-name="P15">==15708== <text:s text:c="3"/>at 0x4A075FC: operator new(unsigned long) (vg_replace_malloc.c:298)</text:p>
      <text:p text:style-name="P15">==15708== <text:s text:c="3"/>by 0x374DE9C3C8: std::string::_Rep::_S_create(unsigned long, unsigned long, std::allocator const&amp;) (in /usr/lib64/libstdc++.so.6.0.13)</text:p>
      <text:p text:style-name="P15">==15708== <text:s text:c="3"/>by 0x374DE9CDE4: ??? (in /usr/lib64/libstdc++.so.6.0.13)</text:p>
      <text:p text:style-name="P15">==15708== <text:s text:c="3"/>by 0x374DE9CF32: std::basic_string, std::allocator &gt;::basic_string(char const*, std::allocator const&amp;) (in /usr/lib64/libstdc++.so.6.0.13)</text:p>
      <text:p text:style-name="P15">==15708== <text:s text:c="3"/>by 0x401C51: void otherMain(DoublyLinkedList*) (main.cpp:16)</text:p>
      <text:p text:style-name="P15">==15708== <text:s text:c="3"/>by 0x401850: main (main.cpp:115)</text:p>
      <text:p text:style-name="P15">==15708== </text:p>
      <text:p text:style-name="P15">==15708== 26 bytes in 1 blocks are possibly lost in loss record 3 of 11</text:p>
      <text:p text:style-name="P15">==15708== <text:s text:c="3"/>at 0x4A075FC: operator new(unsigned long) (vg_replace_malloc.c:298)</text:p>
      <text:p text:style-name="P15">==15708== <text:s text:c="3"/>by 0x374DE9C3C8: std::string::_Rep::_S_create(unsigned long, unsigned long, std::allocator const&amp;) (in /usr/lib64/libstdc++.so.6.0.13)</text:p>
      <text:p text:style-name="P15">==15708== <text:s text:c="3"/>by 0x374DE9D19A: std::string::_Rep::_M_clone(std::allocator const&amp;, unsigned long) (in /usr/lib64/libstdc++.so.6.0.13)</text:p>
      <text:p text:style-name="P15">==15708== <text:s text:c="3"/>by 0x374DE9D5EB: std::string::reserve(unsigned long) (in /usr/lib64/libstdc++.so.6.0.13)</text:p>
      <text:p text:style-name="P15">==15708== <text:s text:c="3"/>by 0x374DE7B05A: std::basic_istream &gt;&amp; std::operator&gt;&gt;, std::allocator &gt;(std::basic_istream &gt;&amp;, std::basic_string, std::allocator &gt;&amp;) (in /usr/lib64/libstdc++.so.6.0.13)</text:p>
      <text:p text:style-name="P15">==15708== <text:s text:c="3"/>by 0x401D4E: void otherMain(DoublyLinkedList*) (main.cpp:27)</text:p>
      <text:p text:style-name="P15">==15708== <text:s text:c="3"/>by 0x401850: main (main.cpp:115)</text:p>
      <text:p text:style-name="P15">==15708== </text:p>
      <text:p text:style-name="P15">==15708== 31 bytes in 1 blocks are possibly lost in loss record 4 of 11</text:p>
      <text:p text:style-name="P15">==15708== <text:s text:c="3"/>at 0x4A075FC: operator new(unsigned long) (vg_replace_malloc.c:298)</text:p>
      <text:p text:style-name="P15">==15708== <text:s text:c="3"/>by 0x374DE9C3C8: std::string::_Rep::_S_create(unsigned long, unsigned long, std::allocator const&amp;) (in /usr/lib64/libstdc++.so.6.0.13)</text:p>
      <text:p text:style-name="P15">==15708== <text:s text:c="3"/>by 0x374DE9CFB4: ??? (in /usr/lib64/libstdc++.so.6.0.13)</text:p>
      <text:p text:style-name="P15">==15708== <text:s text:c="3"/>by 0x374DE9D118: std::basic_string, std::allocator &gt;::basic_string(std::string const&amp;, unsigned long, unsigned long) (in /usr/lib64/libstdc++.so.6.0.13)</text:p>
      <text:p text:style-name="P15"><text:soft-page-break/>==15708== <text:s text:c="3"/>by 0x374DE9D151: std::string::substr(unsigned long, unsigned long) const (in /usr/lib64/libstdc++.so.6.0.13)</text:p>
      <text:p text:style-name="P15">==15708== <text:s text:c="3"/>by 0x401746: main (main.cpp:108)</text:p>
      <text:p text:style-name="P15">==15708== </text:p>
      <text:p text:style-name="P15">==15708== 31 bytes in 1 blocks are possibly lost in loss record 5 of 11</text:p>
      <text:p text:style-name="P15">==15708== <text:s text:c="3"/>at 0x4A075FC: operator new(unsigned long) (vg_replace_malloc.c:298)</text:p>
      <text:p text:style-name="P15">==15708== <text:s text:c="3"/>by 0x374DE9C3C8: std::string::_Rep::_S_create(unsigned long, unsigned long, std::allocator const&amp;) (in /usr/lib64/libstdc++.so.6.0.13)</text:p>
      <text:p text:style-name="P15">==15708== <text:s text:c="3"/>by 0x374DE9CFB4: ??? (in /usr/lib64/libstdc++.so.6.0.13)</text:p>
      <text:p text:style-name="P15">==15708== <text:s text:c="3"/>by 0x374DE9D118: std::basic_string, std::allocator &gt;::basic_string(std::string const&amp;, unsigned long, unsigned long) (in /usr/lib64/libstdc++.so.6.0.13)</text:p>
      <text:p text:style-name="P15">==15708== <text:s text:c="3"/>by 0x374DE9D151: std::string::substr(unsigned long, unsigned long) const (in /usr/lib64/libstdc++.so.6.0.13)</text:p>
      <text:p text:style-name="P15">==15708== <text:s text:c="3"/>by 0x401CB5: void otherMain(DoublyLinkedList*) (main.cpp:22)</text:p>
      <text:p text:style-name="P15">==15708== <text:s text:c="3"/>by 0x401850: main (main.cpp:115)</text:p>
      <text:p text:style-name="P15">==15708== </text:p>
      <text:p text:style-name="P15">==15708== 32 bytes in 1 blocks are still reachable in loss record 6 of 11</text:p>
      <text:p text:style-name="P15">==15708== <text:s text:c="3"/>at 0x4A075FC: operator new(unsigned long) (vg_replace_malloc.c:298)</text:p>
      <text:p text:style-name="P15">==15708== <text:s text:c="3"/>by 0x401835: main (main.cpp:114)</text:p>
      <text:p text:style-name="P15">==15708== </text:p>
      <text:p text:style-name="P15">==15708== 32 bytes in 1 blocks are still reachable in loss record 7 of 11</text:p>
      <text:p text:style-name="P15">==15708== <text:s text:c="3"/>at 0x4A075FC: operator new(unsigned long) (vg_replace_malloc.c:298)</text:p>
      <text:p text:style-name="P15">==15708== <text:s text:c="3"/>by 0x401B3E: DoublyLinkedList::DoublyLinkedList() (in /home/gagnaskipan/data/contests/assign3/submissions/00395169_00_doublylinkedlist_aegir15/a.out)</text:p>
      <text:p text:style-name="P15">==15708== <text:s text:c="3"/>by 0x401840: main (main.cpp:114)</text:p>
      <text:p text:style-name="P15">==15708== </text:p>
      <text:p text:style-name="P15">==15708== 32 bytes in 1 blocks are still reachable in loss record 8 of 11</text:p>
      <text:p text:style-name="P15">==15708== <text:s text:c="3"/>at 0x4A075FC: operator new(unsigned long) (vg_replace_malloc.c:298)</text:p>
      <text:p text:style-name="P15">==15708== <text:s text:c="3"/>by 0x401B6A: DoublyLinkedList::DoublyLinkedList() (in /home/gagnaskipan/data/contests/assign3/submissions/00395169_00_doublylinkedlist_aegir15/a.out)</text:p>
      <text:p text:style-name="P15">==15708== <text:s text:c="3"/>by 0x401840: main (main.cpp:114)</text:p>
      <text:p text:style-name="P15"><text:soft-page-break/>==15708== </text:p>
      <text:p text:style-name="P15">==15708== 32 bytes in 1 blocks are definitely lost in loss record 9 of 11</text:p>
      <text:p text:style-name="P15">==15708== <text:s text:c="3"/>at 0x4A075FC: operator new(unsigned long) (vg_replace_malloc.c:298)</text:p>
      <text:p text:style-name="P15">==15708== <text:s text:c="3"/>by 0x40447B: DoublyLinkedList::addAtThisNode(ListNode*, std::string const&amp;) (doublylinkedlist.h:140)</text:p>
      <text:p text:style-name="P15">==15708== <text:s text:c="3"/>by 0x40357E: DoublyLinkedList::insert(std::string const&amp;) (doublylinkedlist.h:33)</text:p>
      <text:p text:style-name="P15">==15708== <text:s text:c="3"/>by 0x401D9C: void otherMain(DoublyLinkedList*) (main.cpp:29)</text:p>
      <text:p text:style-name="P15">==15708== <text:s text:c="3"/>by 0x401850: main (main.cpp:115)</text:p>
      <text:p text:style-name="P15">==15708== </text:p>
      <text:p text:style-name="P15">==15708== 33 bytes in 1 blocks are possibly lost in loss record 10 of 11</text:p>
      <text:p text:style-name="P15">==15708== <text:s text:c="3"/>at 0x4A075FC: operator new(unsigned long) (vg_replace_malloc.c:298)</text:p>
      <text:p text:style-name="P15">==15708== <text:s text:c="3"/>by 0x374DE9C3C8: std::string::_Rep::_S_create(unsigned long, unsigned long, std::allocator const&amp;) (in /usr/lib64/libstdc++.so.6.0.13)</text:p>
      <text:p text:style-name="P15">==15708== <text:s text:c="3"/>by 0x374DE9D19A: std::string::_Rep::_M_clone(std::allocator const&amp;, unsigned long) (in /usr/lib64/libstdc++.so.6.0.13)</text:p>
      <text:p text:style-name="P15">==15708== <text:s text:c="3"/>by 0x374DE9D5EB: std::string::reserve(unsigned long) (in /usr/lib64/libstdc++.so.6.0.13)</text:p>
      <text:p text:style-name="P15">==15708== <text:s text:c="3"/>by 0x374DE7B05A: std::basic_istream &gt;&amp; std::operator&gt;&gt;, std::allocator &gt;(std::basic_istream &gt;&amp;, std::basic_string, std::allocator &gt;&amp;) (in /usr/lib64/libstdc++.so.6.0.13)</text:p>
      <text:p text:style-name="P15">==15708== <text:s text:c="3"/>by 0x4016F0: main (main.cpp:104)</text:p>
      <text:p text:style-name="P15">==15708== </text:p>
      <text:p text:style-name="P15">==15708== 41 bytes in 1 blocks are possibly lost in loss record 11 of 11</text:p>
      <text:p text:style-name="P15">==15708== <text:s text:c="3"/>at 0x4A075FC: operator new(unsigned long) (vg_replace_malloc.c:298)</text:p>
      <text:p text:style-name="P15">==15708== <text:s text:c="3"/>by 0x374DE9C3C8: std::string::_Rep::_S_create(unsigned long, unsigned long, std::allocator const&amp;) (in /usr/lib64/libstdc++.so.6.0.13)</text:p>
      <text:p text:style-name="P15">==15708== <text:s text:c="3"/>by 0x374DE9D19A: std::string::_Rep::_M_clone(std::allocator const&amp;, unsigned long) (in /usr/lib64/libstdc++.so.6.0.13)</text:p>
      <text:p text:style-name="P15">==15708== <text:s text:c="3"/>by 0x374DE9D5EB: std::string::reserve(unsigned long) (in /usr/lib64/libstdc++.so.6.0.13)</text:p>
      <text:p text:style-name="P15">==15708== <text:s text:c="3"/>by 0x374DE7B05A: std::basic_istream &gt;&amp; std::operator&gt;&gt;, std::allocator &gt;(std::basic_istream &gt;&amp;, std::basic_string, std::allocator &gt;&amp;) (in /usr/lib64/libstdc++.so.6.0.13)</text:p>
      <text:p text:style-name="P15">==15708== <text:s text:c="3"/>by 0x402236: void otherMain(DoublyLinkedList*) (main.cpp:18)</text:p>
      <text:p text:style-name="P15">==15708== <text:s text:c="3"/>by 0x401850: main (main.cpp:115)</text:p>
      <text:p text:style-name="P15"><text:soft-page-break/>==15708== </text:p>
      <text:p text:style-name="P15">==15708== LEAK SUMMARY:</text:p>
      <text:p text:style-name="P15">==15708== <text:s text:c="3"/>definitely lost: 32 bytes in 1 blocks</text:p>
      <text:p text:style-name="P15">==15708== <text:s text:c="3"/>indirectly lost: 0 bytes in 0 blocks</text:p>
      <text:p text:style-name="P15">==15708== <text:s text:c="5"/>possibly lost: 214 bytes in 7 blocks</text:p>
      <text:p text:style-name="P15">==15708== <text:s text:c="3"/>still reachable: 96 bytes in 3 blocks</text:p>
      <text:p text:style-name="P15">==15708== <text:s text:c="8"/>suppressed: 0 bytes in 0 blocks</text:p>
      <text:p text:style-name="P15">==15708== </text:p>
      <text:p text:style-name="P15">==15708== For counts of detected and suppressed errors, rerun with: -v</text:p>
      <text:p text:style-name="P15">==15708== ERROR SUMMARY: 9 errors from 9 contexts (suppressed: 8 from 6)</text:p>
      <text:p text:style-name="P16"/>
      <text:h text:style-name="P10" text:outline-level="4">Output comparer</text:h>
      <text:p text:style-name="P15">Output was not correct</text:p>
      <text:h text:style-name="P8" text:outline-level="3">Wrong Answer</text:h>
      <text:p text:style-name="P2">child process exited abnormally</text:p>
      <text:p text:style-name="Horizontal_20_Line"/>
      <text:h text:style-name="P7" text:outline-level="3">Dynamic checker</text:h>
      <text:h text:style-name="P10" text:outline-level="4">Time limit checker</text:h>
      <text:p text:style-name="P15">Execution was within the time limit.</text:p>
      <text:h text:style-name="P10" text:outline-level="4">Valgrind Corrector</text:h>
      <text:p text:style-name="P3"><text:span text:style-name="T2">More information about the error messages produced by Valgrind can be found </text:span><text:a xlink:type="simple" xlink:href="http://valgrind.org/docs/manual/mc-manual.html#mc-manual.errormsgs" office:target-frame-name="_blank" xlink:show="new" text:style-name="Internet_20_link" text:visited-style-name="Visited_20_Internet_20_Link">here</text:a><text:span text:style-name="T2">.</text:span></text:p>
      <text:p text:style-name="P15">==15714== Memcheck, a memory error detector</text:p>
      <text:p text:style-name="P15">==15714== Copyright (C) 2002-2012, and GNU GPL'd, by Julian Seward et al.</text:p>
      <text:p text:style-name="P15">==15714== Using Valgrind-3.8.1 and LibVEX; rerun with -h for copyright info</text:p>
      <text:p text:style-name="P15">==15714== Command: ./a.out</text:p>
      <text:p text:style-name="P15">==15714== Parent PID: 15713</text:p>
      <text:p text:style-name="P15">==15714== </text:p>
      <text:p text:style-name="P15">==15714== Invalid read of size 8</text:p>
      <text:p text:style-name="P15"><text:soft-page-break/>==15714== <text:s text:c="3"/>at 0x404483: DoublyLinkedList::addAtThisNode(ListNode*, std::string const&amp;) (doublylinkedlist.h:140)</text:p>
      <text:p text:style-name="P15">==15714== <text:s text:c="3"/>by 0x40357E: DoublyLinkedList::insert(std::string const&amp;) (doublylinkedlist.h:33)</text:p>
      <text:p text:style-name="P15">==15714== <text:s text:c="3"/>by 0x401D9C: void otherMain(DoublyLinkedList*) (main.cpp:29)</text:p>
      <text:p text:style-name="P15">==15714== <text:s text:c="3"/>by 0x401850: main (main.cpp:115)</text:p>
      <text:p text:style-name="P15">==15714== <text:s/>Address 0x10 is not stack'd, malloc'd or (recently) free'd</text:p>
      <text:p text:style-name="P15">==15714== </text:p>
      <text:p text:style-name="P15">==15714== </text:p>
      <text:p text:style-name="P15">==15714== Process terminating with default action of signal 11 (SIGSEGV)</text:p>
      <text:p text:style-name="P15">==15714== <text:s/>Access not within mapped region at address 0x10</text:p>
      <text:p text:style-name="P15">==15714== <text:s text:c="3"/>at 0x404483: DoublyLinkedList::addAtThisNode(ListNode*, std::string const&amp;) (doublylinkedlist.h:140)</text:p>
      <text:p text:style-name="P15">==15714== <text:s text:c="3"/>by 0x40357E: DoublyLinkedList::insert(std::string const&amp;) (doublylinkedlist.h:33)</text:p>
      <text:p text:style-name="P15">==15714== <text:s text:c="3"/>by 0x401D9C: void otherMain(DoublyLinkedList*) (main.cpp:29)</text:p>
      <text:p text:style-name="P15">==15714== <text:s text:c="3"/>by 0x401850: main (main.cpp:115)</text:p>
      <text:p text:style-name="P15">==15714== <text:s/>If you believe this happened as a result of a stack</text:p>
      <text:p text:style-name="P15">==15714== <text:s/>overflow in your program's main thread (unlikely but</text:p>
      <text:p text:style-name="P15">==15714== <text:s/>possible), you can try to increase the size of the</text:p>
      <text:p text:style-name="P15">==15714== <text:s/>main thread stack using the --main-stacksize= flag.</text:p>
      <text:p text:style-name="P15">==15714== <text:s/>The main thread stack size used in this run was 10485760.</text:p>
      <text:p text:style-name="P15">==15714== </text:p>
      <text:p text:style-name="P15">==15714== HEAP SUMMARY:</text:p>
      <text:p text:style-name="P15">==15714== <text:s text:c="4"/>in use at exit: 345 bytes in 11 blocks</text:p>
      <text:p text:style-name="P15">==15714== <text:s text:c="2"/>total heap usage: 21 allocs, 10 frees, 666 bytes allocated</text:p>
      <text:p text:style-name="P15">==15714== </text:p>
      <text:p text:style-name="P15">==15714== 26 bytes in 1 blocks are possibly lost in loss record 1 of 11</text:p>
      <text:p text:style-name="P15">==15714== <text:s text:c="3"/>at 0x4A075FC: operator new(unsigned long) (vg_replace_malloc.c:298)</text:p>
      <text:p text:style-name="P15">==15714== <text:s text:c="3"/>by 0x374DE9C3C8: std::string::_Rep::_S_create(unsigned long, unsigned long, std::allocator const&amp;) (in /usr/lib64/libstdc++.so.6.0.13)</text:p>
      <text:p text:style-name="P15">==15714== <text:s text:c="3"/>by 0x374DE9CDE4: ??? (in /usr/lib64/libstdc++.so.6.0.13)</text:p>
      <text:p text:style-name="P15"><text:soft-page-break/>==15714== <text:s text:c="3"/>by 0x374DE9CF32: std::basic_string, std::allocator &gt;::basic_string(char const*, std::allocator const&amp;) (in /usr/lib64/libstdc++.so.6.0.13)</text:p>
      <text:p text:style-name="P15">==15714== <text:s text:c="3"/>by 0x4016CB: main (main.cpp:102)</text:p>
      <text:p text:style-name="P15">==15714== </text:p>
      <text:p text:style-name="P15">==15714== 26 bytes in 1 blocks are possibly lost in loss record 2 of 11</text:p>
      <text:p text:style-name="P15">==15714== <text:s text:c="3"/>at 0x4A075FC: operator new(unsigned long) (vg_replace_malloc.c:298)</text:p>
      <text:p text:style-name="P15">==15714== <text:s text:c="3"/>by 0x374DE9C3C8: std::string::_Rep::_S_create(unsigned long, unsigned long, std::allocator const&amp;) (in /usr/lib64/libstdc++.so.6.0.13)</text:p>
      <text:p text:style-name="P15">==15714== <text:s text:c="3"/>by 0x374DE9CDE4: ??? (in /usr/lib64/libstdc++.so.6.0.13)</text:p>
      <text:p text:style-name="P15">==15714== <text:s text:c="3"/>by 0x374DE9CF32: std::basic_string, std::allocator &gt;::basic_string(char const*, std::allocator const&amp;) (in /usr/lib64/libstdc++.so.6.0.13)</text:p>
      <text:p text:style-name="P15">==15714== <text:s text:c="3"/>by 0x401C51: void otherMain(DoublyLinkedList*) (main.cpp:16)</text:p>
      <text:p text:style-name="P15">==15714== <text:s text:c="3"/>by 0x401850: main (main.cpp:115)</text:p>
      <text:p text:style-name="P15">==15714== </text:p>
      <text:p text:style-name="P15">==15714== 29 bytes in 1 blocks are possibly lost in loss record 3 of 11</text:p>
      <text:p text:style-name="P15">==15714== <text:s text:c="3"/>at 0x4A075FC: operator new(unsigned long) (vg_replace_malloc.c:298)</text:p>
      <text:p text:style-name="P15">==15714== <text:s text:c="3"/>by 0x374DE9C3C8: std::string::_Rep::_S_create(unsigned long, unsigned long, std::allocator const&amp;) (in /usr/lib64/libstdc++.so.6.0.13)</text:p>
      <text:p text:style-name="P15">==15714== <text:s text:c="3"/>by 0x374DE9D19A: std::string::_Rep::_M_clone(std::allocator const&amp;, unsigned long) (in /usr/lib64/libstdc++.so.6.0.13)</text:p>
      <text:p text:style-name="P15">==15714== <text:s text:c="3"/>by 0x374DE9D5EB: std::string::reserve(unsigned long) (in /usr/lib64/libstdc++.so.6.0.13)</text:p>
      <text:p text:style-name="P15">==15714== <text:s text:c="3"/>by 0x374DE7B05A: std::basic_istream &gt;&amp; std::operator&gt;&gt;, std::allocator &gt;(std::basic_istream &gt;&amp;, std::basic_string, std::allocator &gt;&amp;) (in /usr/lib64/libstdc++.so.6.0.13)</text:p>
      <text:p text:style-name="P15">==15714== <text:s text:c="3"/>by 0x401D4E: void otherMain(DoublyLinkedList*) (main.cpp:27)</text:p>
      <text:p text:style-name="P15">==15714== <text:s text:c="3"/>by 0x401850: main (main.cpp:115)</text:p>
      <text:p text:style-name="P15">==15714== </text:p>
      <text:p text:style-name="P15">==15714== 31 bytes in 1 blocks are possibly lost in loss record 4 of 11</text:p>
      <text:p text:style-name="P15">==15714== <text:s text:c="3"/>at 0x4A075FC: operator new(unsigned long) (vg_replace_malloc.c:298)</text:p>
      <text:p text:style-name="P15">==15714== <text:s text:c="3"/>by 0x374DE9C3C8: std::string::_Rep::_S_create(unsigned long, unsigned long, std::allocator const&amp;) (in /usr/lib64/libstdc++.so.6.0.13)</text:p>
      <text:p text:style-name="P15">==15714== <text:s text:c="3"/>by 0x374DE9CFB4: ??? (in /usr/lib64/libstdc++.so.6.0.13)</text:p>
      <text:p text:style-name="P15"><text:soft-page-break/>==15714== <text:s text:c="3"/>by 0x374DE9D118: std::basic_string, std::allocator &gt;::basic_string(std::string const&amp;, unsigned long, unsigned long) (in /usr/lib64/libstdc++.so.6.0.13)</text:p>
      <text:p text:style-name="P15">==15714== <text:s text:c="3"/>by 0x374DE9D151: std::string::substr(unsigned long, unsigned long) const (in /usr/lib64/libstdc++.so.6.0.13)</text:p>
      <text:p text:style-name="P15">==15714== <text:s text:c="3"/>by 0x401746: main (main.cpp:108)</text:p>
      <text:p text:style-name="P15">==15714== </text:p>
      <text:p text:style-name="P15">==15714== 31 bytes in 1 blocks are possibly lost in loss record 5 of 11</text:p>
      <text:p text:style-name="P15">==15714== <text:s text:c="3"/>at 0x4A075FC: operator new(unsigned long) (vg_replace_malloc.c:298)</text:p>
      <text:p text:style-name="P15">==15714== <text:s text:c="3"/>by 0x374DE9C3C8: std::string::_Rep::_S_create(unsigned long, unsigned long, std::allocator const&amp;) (in /usr/lib64/libstdc++.so.6.0.13)</text:p>
      <text:p text:style-name="P15">==15714== <text:s text:c="3"/>by 0x374DE9CFB4: ??? (in /usr/lib64/libstdc++.so.6.0.13)</text:p>
      <text:p text:style-name="P15">==15714== <text:s text:c="3"/>by 0x374DE9D118: std::basic_string, std::allocator &gt;::basic_string(std::string const&amp;, unsigned long, unsigned long) (in /usr/lib64/libstdc++.so.6.0.13)</text:p>
      <text:p text:style-name="P15">==15714== <text:s text:c="3"/>by 0x374DE9D151: std::string::substr(unsigned long, unsigned long) const (in /usr/lib64/libstdc++.so.6.0.13)</text:p>
      <text:p text:style-name="P15">==15714== <text:s text:c="3"/>by 0x401CB5: void otherMain(DoublyLinkedList*) (main.cpp:22)</text:p>
      <text:p text:style-name="P15">==15714== <text:s text:c="3"/>by 0x401850: main (main.cpp:115)</text:p>
      <text:p text:style-name="P15">==15714== </text:p>
      <text:p text:style-name="P15">==15714== 32 bytes in 1 blocks are still reachable in loss record 6 of 11</text:p>
      <text:p text:style-name="P15">==15714== <text:s text:c="3"/>at 0x4A075FC: operator new(unsigned long) (vg_replace_malloc.c:298)</text:p>
      <text:p text:style-name="P15">==15714== <text:s text:c="3"/>by 0x401835: main (main.cpp:114)</text:p>
      <text:p text:style-name="P15">==15714== </text:p>
      <text:p text:style-name="P15">==15714== 32 bytes in 1 blocks are still reachable in loss record 7 of 11</text:p>
      <text:p text:style-name="P15">==15714== <text:s text:c="3"/>at 0x4A075FC: operator new(unsigned long) (vg_replace_malloc.c:298)</text:p>
      <text:p text:style-name="P15">==15714== <text:s text:c="3"/>by 0x401B3E: DoublyLinkedList::DoublyLinkedList() (in /home/gagnaskipan/data/contests/assign3/submissions/00395169_00_doublylinkedlist_aegir15/a.out)</text:p>
      <text:p text:style-name="P15">==15714== <text:s text:c="3"/>by 0x401840: main (main.cpp:114)</text:p>
      <text:p text:style-name="P15">==15714== </text:p>
      <text:p text:style-name="P15">==15714== 32 bytes in 1 blocks are still reachable in loss record 8 of 11</text:p>
      <text:p text:style-name="P15">==15714== <text:s text:c="3"/>at 0x4A075FC: operator new(unsigned long) (vg_replace_malloc.c:298)</text:p>
      <text:p text:style-name="P15"><text:soft-page-break/>==15714== <text:s text:c="3"/>by 0x401B6A: DoublyLinkedList::DoublyLinkedList() (in /home/gagnaskipan/data/contests/assign3/submissions/00395169_00_doublylinkedlist_aegir15/a.out)</text:p>
      <text:p text:style-name="P15">==15714== <text:s text:c="3"/>by 0x401840: main (main.cpp:114)</text:p>
      <text:p text:style-name="P15">==15714== </text:p>
      <text:p text:style-name="P15">==15714== 32 bytes in 1 blocks are definitely lost in loss record 9 of 11</text:p>
      <text:p text:style-name="P15">==15714== <text:s text:c="3"/>at 0x4A075FC: operator new(unsigned long) (vg_replace_malloc.c:298)</text:p>
      <text:p text:style-name="P15">==15714== <text:s text:c="3"/>by 0x40447B: DoublyLinkedList::addAtThisNode(ListNode*, std::string const&amp;) (doublylinkedlist.h:140)</text:p>
      <text:p text:style-name="P15">==15714== <text:s text:c="3"/>by 0x40357E: DoublyLinkedList::insert(std::string const&amp;) (doublylinkedlist.h:33)</text:p>
      <text:p text:style-name="P15">==15714== <text:s text:c="3"/>by 0x401D9C: void otherMain(DoublyLinkedList*) (main.cpp:29)</text:p>
      <text:p text:style-name="P15">==15714== <text:s text:c="3"/>by 0x401850: main (main.cpp:115)</text:p>
      <text:p text:style-name="P15">==15714== </text:p>
      <text:p text:style-name="P15">==15714== 33 bytes in 1 blocks are possibly lost in loss record 10 of 11</text:p>
      <text:p text:style-name="P15">==15714== <text:s text:c="3"/>at 0x4A075FC: operator new(unsigned long) (vg_replace_malloc.c:298)</text:p>
      <text:p text:style-name="P15">==15714== <text:s text:c="3"/>by 0x374DE9C3C8: std::string::_Rep::_S_create(unsigned long, unsigned long, std::allocator const&amp;) (in /usr/lib64/libstdc++.so.6.0.13)</text:p>
      <text:p text:style-name="P15">==15714== <text:s text:c="3"/>by 0x374DE9D19A: std::string::_Rep::_M_clone(std::allocator const&amp;, unsigned long) (in /usr/lib64/libstdc++.so.6.0.13)</text:p>
      <text:p text:style-name="P15">==15714== <text:s text:c="3"/>by 0x374DE9D5EB: std::string::reserve(unsigned long) (in /usr/lib64/libstdc++.so.6.0.13)</text:p>
      <text:p text:style-name="P15">==15714== <text:s text:c="3"/>by 0x374DE7B05A: std::basic_istream &gt;&amp; std::operator&gt;&gt;, std::allocator &gt;(std::basic_istream &gt;&amp;, std::basic_string, std::allocator &gt;&amp;) (in /usr/lib64/libstdc++.so.6.0.13)</text:p>
      <text:p text:style-name="P15">==15714== <text:s text:c="3"/>by 0x4016F0: main (main.cpp:104)</text:p>
      <text:p text:style-name="P15">==15714== </text:p>
      <text:p text:style-name="P15">==15714== 41 bytes in 1 blocks are possibly lost in loss record 11 of 11</text:p>
      <text:p text:style-name="P15">==15714== <text:s text:c="3"/>at 0x4A075FC: operator new(unsigned long) (vg_replace_malloc.c:298)</text:p>
      <text:p text:style-name="P15">==15714== <text:s text:c="3"/>by 0x374DE9C3C8: std::string::_Rep::_S_create(unsigned long, unsigned long, std::allocator const&amp;) (in /usr/lib64/libstdc++.so.6.0.13)</text:p>
      <text:p text:style-name="P15">==15714== <text:s text:c="3"/>by 0x374DE9D19A: std::string::_Rep::_M_clone(std::allocator const&amp;, unsigned long) (in /usr/lib64/libstdc++.so.6.0.13)</text:p>
      <text:p text:style-name="P15">==15714== <text:s text:c="3"/>by 0x374DE9D5EB: std::string::reserve(unsigned long) (in /usr/lib64/libstdc++.so.6.0.13)</text:p>
      <text:p text:style-name="P15"><text:soft-page-break/>==15714== <text:s text:c="3"/>by 0x374DE7B05A: std::basic_istream &gt;&amp; std::operator&gt;&gt;, std::allocator &gt;(std::basic_istream &gt;&amp;, std::basic_string, std::allocator &gt;&amp;) (in /usr/lib64/libstdc++.so.6.0.13)</text:p>
      <text:p text:style-name="P15">==15714== <text:s text:c="3"/>by 0x402236: void otherMain(DoublyLinkedList*) (main.cpp:18)</text:p>
      <text:p text:style-name="P15">==15714== <text:s text:c="3"/>by 0x401850: main (main.cpp:115)</text:p>
      <text:p text:style-name="P15">==15714== </text:p>
      <text:p text:style-name="P15">==15714== LEAK SUMMARY:</text:p>
      <text:p text:style-name="P15">==15714== <text:s text:c="3"/>definitely lost: 32 bytes in 1 blocks</text:p>
      <text:p text:style-name="P15">==15714== <text:s text:c="3"/>indirectly lost: 0 bytes in 0 blocks</text:p>
      <text:p text:style-name="P15">==15714== <text:s text:c="5"/>possibly lost: 217 bytes in 7 blocks</text:p>
      <text:p text:style-name="P15">==15714== <text:s text:c="3"/>still reachable: 96 bytes in 3 blocks</text:p>
      <text:p text:style-name="P15">==15714== <text:s text:c="8"/>suppressed: 0 bytes in 0 blocks</text:p>
      <text:p text:style-name="P15">==15714== </text:p>
      <text:p text:style-name="P15">==15714== For counts of detected and suppressed errors, rerun with: -v</text:p>
      <text:p text:style-name="P15">==15714== ERROR SUMMARY: 9 errors from 9 contexts (suppressed: 8 from 6)</text:p>
      <text:p text:style-name="P16"/>
      <text:h text:style-name="P10" text:outline-level="4">Output comparer</text:h>
      <text:p text:style-name="P15">Output was not correct</text:p>
      <text:h text:style-name="P8" text:outline-level="3">Wrong Answer</text:h>
      <text:p text:style-name="P2">child process exited abnormally</text:p>
      <text:p text:style-name="Horizontal_20_Line"/>
      <text:h text:style-name="P7" text:outline-level="3">Dynamic checker</text:h>
      <text:h text:style-name="P10" text:outline-level="4">Time limit checker</text:h>
      <text:p text:style-name="P15">Execution was within the time limit.</text:p>
      <text:h text:style-name="P10" text:outline-level="4">Valgrind Corrector</text:h>
      <text:p text:style-name="P15">No memory errors found.</text:p>
      <text:h text:style-name="P10" text:outline-level="4">Output comparer</text:h>
      <text:p text:style-name="P15">Output was not correct</text:p>
      <text:h text:style-name="P8" text:outline-level="3"><text:soft-page-break/>Wrong Answer</text:h>
      <text:p text:style-name="P2">child process exited abnormally</text:p>
      <text:p text:style-name="Horizontal_20_Line"/>
      <text:h text:style-name="P7" text:outline-level="3">Dynamic checker</text:h>
      <text:h text:style-name="P10" text:outline-level="4">Time limit checker</text:h>
      <text:p text:style-name="P15">Execution was within the time limit.</text:p>
      <text:h text:style-name="P10" text:outline-level="4">Valgrind Corrector</text:h>
      <text:p text:style-name="P15">No memory errors found.</text:p>
      <text:h text:style-name="P10" text:outline-level="4">Output comparer</text:h>
      <text:p text:style-name="P15">Output was not correct</text:p>
      <text:h text:style-name="P8" text:outline-level="3">Wrong Answer</text:h>
      <text:p text:style-name="P2">child process exited abnormally</text:p>
      <text:p text:style-name="Horizontal_20_Line"/>
      <text:h text:style-name="P7" text:outline-level="3">Dynamic checker</text:h>
      <text:h text:style-name="P10" text:outline-level="4">Time limit checker</text:h>
      <text:p text:style-name="P15">Execution was within the time limit.</text:p>
      <text:h text:style-name="P10" text:outline-level="4">Valgrind Corrector</text:h>
      <text:p text:style-name="P15">No memory errors found.</text:p>
      <text:h text:style-name="P10" text:outline-level="4">Output comparer</text:h>
      <text:p text:style-name="P15">Output was not correct</text:p>
      <text:h text:style-name="P8" text:outline-level="3">Wrong Answer</text:h>
      <text:p text:style-name="P2">child process exited abnormally</text:p>
      <text:p text:style-name="Horizontal_20_Line"/>
      <text:h text:style-name="P7" text:outline-level="3">Dynamic checker</text:h>
      <text:h text:style-name="P10" text:outline-level="4">Time limit checker</text:h>
      <text:p text:style-name="P15">Execution was within the time limit.</text:p>
      <text:h text:style-name="P10" text:outline-level="4"><text:soft-page-break/>Valgrind Corrector</text:h>
      <text:p text:style-name="P3"><text:span text:style-name="T2">More information about the error messages produced by Valgrind can be found </text:span><text:a xlink:type="simple" xlink:href="http://valgrind.org/docs/manual/mc-manual.html#mc-manual.errormsgs" office:target-frame-name="_blank" xlink:show="new" text:style-name="Internet_20_link" text:visited-style-name="Visited_20_Internet_20_Link">here</text:a><text:span text:style-name="T2">.</text:span></text:p>
      <text:p text:style-name="P15">==15734== Memcheck, a memory error detector</text:p>
      <text:p text:style-name="P15">==15734== Copyright (C) 2002-2012, and GNU GPL'd, by Julian Seward et al.</text:p>
      <text:p text:style-name="P15">==15734== Using Valgrind-3.8.1 and LibVEX; rerun with -h for copyright info</text:p>
      <text:p text:style-name="P15">==15734== Command: ./a.out</text:p>
      <text:p text:style-name="P15">==15734== Parent PID: 15733</text:p>
      <text:p text:style-name="P15">==15734== </text:p>
      <text:p text:style-name="P15">==15734== Invalid read of size 8</text:p>
      <text:p text:style-name="P15">==15734== <text:s text:c="3"/>at 0x40380A: DoublyLinkedList::next() (doublylinkedlist.h:88)</text:p>
      <text:p text:style-name="P15">==15734== <text:s text:c="3"/>by 0x402017: void otherMain(DoublyLinkedList*) (main.cpp:61)</text:p>
      <text:p text:style-name="P15">==15734== <text:s text:c="3"/>by 0x401850: main (main.cpp:115)</text:p>
      <text:p text:style-name="P15">==15734== <text:s/>Address 0x18 is not stack'd, malloc'd or (recently) free'd</text:p>
      <text:p text:style-name="P15">==15734== </text:p>
      <text:p text:style-name="P15">==15734== </text:p>
      <text:p text:style-name="P15">==15734== Process terminating with default action of signal 11 (SIGSEGV)</text:p>
      <text:p text:style-name="P15">==15734== <text:s/>Access not within mapped region at address 0x18</text:p>
      <text:p text:style-name="P15">==15734== <text:s text:c="3"/>at 0x40380A: DoublyLinkedList::next() (doublylinkedlist.h:88)</text:p>
      <text:p text:style-name="P15">==15734== <text:s text:c="3"/>by 0x402017: void otherMain(DoublyLinkedList*) (main.cpp:61)</text:p>
      <text:p text:style-name="P15">==15734== <text:s text:c="3"/>by 0x401850: main (main.cpp:115)</text:p>
      <text:p text:style-name="P15">==15734== <text:s/>If you believe this happened as a result of a stack</text:p>
      <text:p text:style-name="P15">==15734== <text:s/>overflow in your program's main thread (unlikely but</text:p>
      <text:p text:style-name="P15">==15734== <text:s/>possible), you can try to increase the size of the</text:p>
      <text:p text:style-name="P15">==15734== <text:s/>main thread stack using the --main-stacksize= flag.</text:p>
      <text:p text:style-name="P15">==15734== <text:s/>The main thread stack size used in this run was 10485760.</text:p>
      <text:p text:style-name="P15">==15734== </text:p>
      <text:p text:style-name="P15">==15734== HEAP SUMMARY:</text:p>
      <text:p text:style-name="P15">==15734== <text:s text:c="4"/>in use at exit: 313 bytes in 10 blocks</text:p>
      <text:p text:style-name="P15">==15734== <text:s text:c="2"/>total heap usage: 619 allocs, 609 frees, 18,080 bytes allocated</text:p>
      <text:p text:style-name="P15"><text:soft-page-break/>==15734== </text:p>
      <text:p text:style-name="P15">==15734== 26 bytes in 1 blocks are possibly lost in loss record 1 of 10</text:p>
      <text:p text:style-name="P15">==15734== <text:s text:c="3"/>at 0x4A075FC: operator new(unsigned long) (vg_replace_malloc.c:298)</text:p>
      <text:p text:style-name="P15">==15734== <text:s text:c="3"/>by 0x374DE9C3C8: std::string::_Rep::_S_create(unsigned long, unsigned long, std::allocator const&amp;) (in /usr/lib64/libstdc++.so.6.0.13)</text:p>
      <text:p text:style-name="P15">==15734== <text:s text:c="3"/>by 0x374DE9CDE4: ??? (in /usr/lib64/libstdc++.so.6.0.13)</text:p>
      <text:p text:style-name="P15">==15734== <text:s text:c="3"/>by 0x374DE9CF32: std::basic_string, std::allocator &gt;::basic_string(char const*, std::allocator const&amp;) (in /usr/lib64/libstdc++.so.6.0.13)</text:p>
      <text:p text:style-name="P15">==15734== <text:s text:c="3"/>by 0x4016CB: main (main.cpp:102)</text:p>
      <text:p text:style-name="P15">==15734== </text:p>
      <text:p text:style-name="P15">==15734== 26 bytes in 1 blocks are possibly lost in loss record 2 of 10</text:p>
      <text:p text:style-name="P15">==15734== <text:s text:c="3"/>at 0x4A075FC: operator new(unsigned long) (vg_replace_malloc.c:298)</text:p>
      <text:p text:style-name="P15">==15734== <text:s text:c="3"/>by 0x374DE9C3C8: std::string::_Rep::_S_create(unsigned long, unsigned long, std::allocator const&amp;) (in /usr/lib64/libstdc++.so.6.0.13)</text:p>
      <text:p text:style-name="P15">==15734== <text:s text:c="3"/>by 0x374DE9CDE4: ??? (in /usr/lib64/libstdc++.so.6.0.13)</text:p>
      <text:p text:style-name="P15">==15734== <text:s text:c="3"/>by 0x374DE9CF32: std::basic_string, std::allocator &gt;::basic_string(char const*, std::allocator const&amp;) (in /usr/lib64/libstdc++.so.6.0.13)</text:p>
      <text:p text:style-name="P15">==15734== <text:s text:c="3"/>by 0x401C51: void otherMain(DoublyLinkedList*) (main.cpp:16)</text:p>
      <text:p text:style-name="P15">==15734== <text:s text:c="3"/>by 0x401850: main (main.cpp:115)</text:p>
      <text:p text:style-name="P15">==15734== </text:p>
      <text:p text:style-name="P15">==15734== 29 bytes in 1 blocks are possibly lost in loss record 3 of 10</text:p>
      <text:p text:style-name="P15">==15734== <text:s text:c="3"/>at 0x4A075FC: operator new(unsigned long) (vg_replace_malloc.c:298)</text:p>
      <text:p text:style-name="P15">==15734== <text:s text:c="3"/>by 0x374DE9C3C8: std::string::_Rep::_S_create(unsigned long, unsigned long, std::allocator const&amp;) (in /usr/lib64/libstdc++.so.6.0.13)</text:p>
      <text:p text:style-name="P15">==15734== <text:s text:c="3"/>by 0x374DE9D19A: std::string::_Rep::_M_clone(std::allocator const&amp;, unsigned long) (in /usr/lib64/libstdc++.so.6.0.13)</text:p>
      <text:p text:style-name="P15">==15734== <text:s text:c="3"/>by 0x374DE9D5EB: std::string::reserve(unsigned long) (in /usr/lib64/libstdc++.so.6.0.13)</text:p>
      <text:p text:style-name="P15">==15734== <text:s text:c="3"/>by 0x374DE7B05A: std::basic_istream &gt;&amp; std::operator&gt;&gt;, std::allocator &gt;(std::basic_istream &gt;&amp;, std::basic_string, std::allocator &gt;&amp;) (in /usr/lib64/libstdc++.so.6.0.13)</text:p>
      <text:p text:style-name="P15">==15734== <text:s text:c="3"/>by 0x401DEC: void otherMain(DoublyLinkedList*) (main.cpp:36)</text:p>
      <text:p text:style-name="P15">==15734== <text:s text:c="3"/>by 0x401850: main (main.cpp:115)</text:p>
      <text:p text:style-name="P15"><text:soft-page-break/>==15734== </text:p>
      <text:p text:style-name="P15">==15734== 31 bytes in 1 blocks are possibly lost in loss record 4 of 10</text:p>
      <text:p text:style-name="P15">==15734== <text:s text:c="3"/>at 0x4A075FC: operator new(unsigned long) (vg_replace_malloc.c:298)</text:p>
      <text:p text:style-name="P15">==15734== <text:s text:c="3"/>by 0x374DE9C3C8: std::string::_Rep::_S_create(unsigned long, unsigned long, std::allocator const&amp;) (in /usr/lib64/libstdc++.so.6.0.13)</text:p>
      <text:p text:style-name="P15">==15734== <text:s text:c="3"/>by 0x374DE9CFB4: ??? (in /usr/lib64/libstdc++.so.6.0.13)</text:p>
      <text:p text:style-name="P15">==15734== <text:s text:c="3"/>by 0x374DE9D118: std::basic_string, std::allocator &gt;::basic_string(std::string const&amp;, unsigned long, unsigned long) (in /usr/lib64/libstdc++.so.6.0.13)</text:p>
      <text:p text:style-name="P15">==15734== <text:s text:c="3"/>by 0x374DE9D151: std::string::substr(unsigned long, unsigned long) const (in /usr/lib64/libstdc++.so.6.0.13)</text:p>
      <text:p text:style-name="P15">==15734== <text:s text:c="3"/>by 0x401746: main (main.cpp:108)</text:p>
      <text:p text:style-name="P15">==15734== </text:p>
      <text:p text:style-name="P15">==15734== 31 bytes in 1 blocks are possibly lost in loss record 5 of 10</text:p>
      <text:p text:style-name="P15">==15734== <text:s text:c="3"/>at 0x4A075FC: operator new(unsigned long) (vg_replace_malloc.c:298)</text:p>
      <text:p text:style-name="P15">==15734== <text:s text:c="3"/>by 0x374DE9C3C8: std::string::_Rep::_S_create(unsigned long, unsigned long, std::allocator const&amp;) (in /usr/lib64/libstdc++.so.6.0.13)</text:p>
      <text:p text:style-name="P15">==15734== <text:s text:c="3"/>by 0x374DE9CFB4: ??? (in /usr/lib64/libstdc++.so.6.0.13)</text:p>
      <text:p text:style-name="P15">==15734== <text:s text:c="3"/>by 0x374DE9D118: std::basic_string, std::allocator &gt;::basic_string(std::string const&amp;, unsigned long, unsigned long) (in /usr/lib64/libstdc++.so.6.0.13)</text:p>
      <text:p text:style-name="P15">==15734== <text:s text:c="3"/>by 0x374DE9D151: std::string::substr(unsigned long, unsigned long) const (in /usr/lib64/libstdc++.so.6.0.13)</text:p>
      <text:p text:style-name="P15">==15734== <text:s text:c="3"/>by 0x401CB5: void otherMain(DoublyLinkedList*) (main.cpp:22)</text:p>
      <text:p text:style-name="P15">==15734== <text:s text:c="3"/>by 0x401850: main (main.cpp:115)</text:p>
      <text:p text:style-name="P15">==15734== </text:p>
      <text:p text:style-name="P15">==15734== 32 bytes in 1 blocks are still reachable in loss record 6 of 10</text:p>
      <text:p text:style-name="P15">==15734== <text:s text:c="3"/>at 0x4A075FC: operator new(unsigned long) (vg_replace_malloc.c:298)</text:p>
      <text:p text:style-name="P15">==15734== <text:s text:c="3"/>by 0x401835: main (main.cpp:114)</text:p>
      <text:p text:style-name="P15">==15734== </text:p>
      <text:p text:style-name="P15">==15734== 32 bytes in 1 blocks are still reachable in loss record 7 of 10</text:p>
      <text:p text:style-name="P15">==15734== <text:s text:c="3"/>at 0x4A075FC: operator new(unsigned long) (vg_replace_malloc.c:298)</text:p>
      <text:p text:style-name="P15">==15734== <text:s text:c="3"/>by 0x401B3E: DoublyLinkedList::DoublyLinkedList() (in /home/gagnaskipan/data/contests/assign3/submissions/00395169_00_doublylinkedlist_aegir15/a.out)</text:p>
      <text:p text:style-name="P15"><text:soft-page-break/>==15734== <text:s text:c="3"/>by 0x401840: main (main.cpp:114)</text:p>
      <text:p text:style-name="P15">==15734== </text:p>
      <text:p text:style-name="P15">==15734== 32 bytes in 1 blocks are still reachable in loss record 8 of 10</text:p>
      <text:p text:style-name="P15">==15734== <text:s text:c="3"/>at 0x4A075FC: operator new(unsigned long) (vg_replace_malloc.c:298)</text:p>
      <text:p text:style-name="P15">==15734== <text:s text:c="3"/>by 0x401B6A: DoublyLinkedList::DoublyLinkedList() (in /home/gagnaskipan/data/contests/assign3/submissions/00395169_00_doublylinkedlist_aegir15/a.out)</text:p>
      <text:p text:style-name="P15">==15734== <text:s text:c="3"/>by 0x401840: main (main.cpp:114)</text:p>
      <text:p text:style-name="P15">==15734== </text:p>
      <text:p text:style-name="P15">==15734== 33 bytes in 1 blocks are possibly lost in loss record 9 of 10</text:p>
      <text:p text:style-name="P15">==15734== <text:s text:c="3"/>at 0x4A075FC: operator new(unsigned long) (vg_replace_malloc.c:298)</text:p>
      <text:p text:style-name="P15">==15734== <text:s text:c="3"/>by 0x374DE9C3C8: std::string::_Rep::_S_create(unsigned long, unsigned long, std::allocator const&amp;) (in /usr/lib64/libstdc++.so.6.0.13)</text:p>
      <text:p text:style-name="P15">==15734== <text:s text:c="3"/>by 0x374DE9D19A: std::string::_Rep::_M_clone(std::allocator const&amp;, unsigned long) (in /usr/lib64/libstdc++.so.6.0.13)</text:p>
      <text:p text:style-name="P15">==15734== <text:s text:c="3"/>by 0x374DE9D5EB: std::string::reserve(unsigned long) (in /usr/lib64/libstdc++.so.6.0.13)</text:p>
      <text:p text:style-name="P15">==15734== <text:s text:c="3"/>by 0x374DE7B05A: std::basic_istream &gt;&amp; std::operator&gt;&gt;, std::allocator &gt;(std::basic_istream &gt;&amp;, std::basic_string, std::allocator &gt;&amp;) (in /usr/lib64/libstdc++.so.6.0.13)</text:p>
      <text:p text:style-name="P15">==15734== <text:s text:c="3"/>by 0x4016F0: main (main.cpp:104)</text:p>
      <text:p text:style-name="P15">==15734== </text:p>
      <text:p text:style-name="P15">==15734== 41 bytes in 1 blocks are possibly lost in loss record 10 of 10</text:p>
      <text:p text:style-name="P15">==15734== <text:s text:c="3"/>at 0x4A075FC: operator new(unsigned long) (vg_replace_malloc.c:298)</text:p>
      <text:p text:style-name="P15">==15734== <text:s text:c="3"/>by 0x374DE9C3C8: std::string::_Rep::_S_create(unsigned long, unsigned long, std::allocator const&amp;) (in /usr/lib64/libstdc++.so.6.0.13)</text:p>
      <text:p text:style-name="P15">==15734== <text:s text:c="3"/>by 0x374DE9D19A: std::string::_Rep::_M_clone(std::allocator const&amp;, unsigned long) (in /usr/lib64/libstdc++.so.6.0.13)</text:p>
      <text:p text:style-name="P15">==15734== <text:s text:c="3"/>by 0x374DE9D5EB: std::string::reserve(unsigned long) (in /usr/lib64/libstdc++.so.6.0.13)</text:p>
      <text:p text:style-name="P15">==15734== <text:s text:c="3"/>by 0x374DE7B05A: std::basic_istream &gt;&amp; std::operator&gt;&gt;, std::allocator &gt;(std::basic_istream &gt;&amp;, std::basic_string, std::allocator &gt;&amp;) (in /usr/lib64/libstdc++.so.6.0.13)</text:p>
      <text:p text:style-name="P15">==15734== <text:s text:c="3"/>by 0x402236: void otherMain(DoublyLinkedList*) (main.cpp:18)</text:p>
      <text:p text:style-name="P15">==15734== <text:s text:c="3"/>by 0x401850: main (main.cpp:115)</text:p>
      <text:p text:style-name="P15">==15734== </text:p>
      <text:p text:style-name="P15"><text:soft-page-break/>==15734== LEAK SUMMARY:</text:p>
      <text:p text:style-name="P15">==15734== <text:s text:c="3"/>definitely lost: 0 bytes in 0 blocks</text:p>
      <text:p text:style-name="P15">==15734== <text:s text:c="3"/>indirectly lost: 0 bytes in 0 blocks</text:p>
      <text:p text:style-name="P15">==15734== <text:s text:c="5"/>possibly lost: 217 bytes in 7 blocks</text:p>
      <text:p text:style-name="P15">==15734== <text:s text:c="3"/>still reachable: 96 bytes in 3 blocks</text:p>
      <text:p text:style-name="P15">==15734== <text:s text:c="8"/>suppressed: 0 bytes in 0 blocks</text:p>
      <text:p text:style-name="P15">==15734== </text:p>
      <text:p text:style-name="P15">==15734== For counts of detected and suppressed errors, rerun with: -v</text:p>
      <text:p text:style-name="P15">==15734== ERROR SUMMARY: 8 errors from 8 contexts (suppressed: 8 from 6)</text:p>
      <text:p text:style-name="P16"/>
      <text:h text:style-name="P10" text:outline-level="4">Output comparer</text:h>
      <text:p text:style-name="P15">Output was not correct</text:p>
      <text:h text:style-name="P8" text:outline-level="3">Wrong Answer</text:h>
      <text:p text:style-name="P2">child process exited abnormally</text:p>
      <text:p text:style-name="Horizontal_20_Line"/>
      <text:h text:style-name="P7" text:outline-level="3">Dynamic checker</text:h>
      <text:h text:style-name="P10" text:outline-level="4">Time limit checker</text:h>
      <text:p text:style-name="P15">Execution was within the time limit.</text:p>
      <text:h text:style-name="P10" text:outline-level="4">Valgrind Corrector</text:h>
      <text:p text:style-name="P15">No memory errors found.</text:p>
      <text:h text:style-name="P10" text:outline-level="4">Output comparer</text:h>
      <text:p text:style-name="P15">Output was not correct</text:p>
      <text:h text:style-name="P8" text:outline-level="3">Wrong Answer</text:h>
      <text:p text:style-name="P2">child process exited abnormally</text:p>
      <text:p text:style-name="Horizontal_20_Line"/>
      <text:h text:style-name="P7" text:outline-level="3">Dynamic checker</text:h>
      <text:h text:style-name="P10" text:outline-level="4">Time limit checker</text:h>
      <text:p text:style-name="P15">Execution was within the time limit.</text:p>
      <text:h text:style-name="P10" text:outline-level="4"><text:soft-page-break/>Valgrind Corrector</text:h>
      <text:p text:style-name="P3"><text:span text:style-name="T2">More information about the error messages produced by Valgrind can be found </text:span><text:a xlink:type="simple" xlink:href="http://valgrind.org/docs/manual/mc-manual.html#mc-manual.errormsgs" office:target-frame-name="_blank" xlink:show="new" text:style-name="Internet_20_link" text:visited-style-name="Visited_20_Internet_20_Link">here</text:a><text:span text:style-name="T2">.</text:span></text:p>
      <text:p text:style-name="P15">==15745== Memcheck, a memory error detector</text:p>
      <text:p text:style-name="P15">==15745== Copyright (C) 2002-2012, and GNU GPL'd, by Julian Seward et al.</text:p>
      <text:p text:style-name="P15">==15745== Using Valgrind-3.8.1 and LibVEX; rerun with -h for copyright info</text:p>
      <text:p text:style-name="P15">==15745== Command: ./a.out</text:p>
      <text:p text:style-name="P15">==15745== Parent PID: 15744</text:p>
      <text:p text:style-name="P15">==15745== </text:p>
      <text:p text:style-name="P15">==15745== Invalid read of size 8</text:p>
      <text:p text:style-name="P15">==15745== <text:s text:c="3"/>at 0x40463C: DoublyLinkedList::addAtThisNode(ListNode*, int const&amp;) (doublylinkedlist.h:140)</text:p>
      <text:p text:style-name="P15">==15745== <text:s text:c="3"/>by 0x403A94: DoublyLinkedList::insert(int const&amp;) (doublylinkedlist.h:33)</text:p>
      <text:p text:style-name="P15">==15745== <text:s text:c="3"/>by 0x402670: void otherMain(DoublyLinkedList*) (main.cpp:29)</text:p>
      <text:p text:style-name="P15">==15745== <text:s text:c="3"/>by 0x40188F: main (main.cpp:119)</text:p>
      <text:p text:style-name="P15">==15745== <text:s/>Address 0x10 is not stack'd, malloc'd or (recently) free'd</text:p>
      <text:p text:style-name="P15">==15745== </text:p>
      <text:p text:style-name="P15">==15745== </text:p>
      <text:p text:style-name="P15">==15745== Process terminating with default action of signal 11 (SIGSEGV)</text:p>
      <text:p text:style-name="P15">==15745== <text:s/>Access not within mapped region at address 0x10</text:p>
      <text:p text:style-name="P15">==15745== <text:s text:c="3"/>at 0x40463C: DoublyLinkedList::addAtThisNode(ListNode*, int const&amp;) (doublylinkedlist.h:140)</text:p>
      <text:p text:style-name="P15">==15745== <text:s text:c="3"/>by 0x403A94: DoublyLinkedList::insert(int const&amp;) (doublylinkedlist.h:33)</text:p>
      <text:p text:style-name="P15">==15745== <text:s text:c="3"/>by 0x402670: void otherMain(DoublyLinkedList*) (main.cpp:29)</text:p>
      <text:p text:style-name="P15">==15745== <text:s text:c="3"/>by 0x40188F: main (main.cpp:119)</text:p>
      <text:p text:style-name="P15">==15745== <text:s/>If you believe this happened as a result of a stack</text:p>
      <text:p text:style-name="P15">==15745== <text:s/>overflow in your program's main thread (unlikely but</text:p>
      <text:p text:style-name="P15">==15745== <text:s/>possible), you can try to increase the size of the</text:p>
      <text:p text:style-name="P15">==15745== <text:s/>main thread stack using the --main-stacksize= flag.</text:p>
      <text:p text:style-name="P15">==15745== <text:s/>The main thread stack size used in this run was 10485760.</text:p>
      <text:p text:style-name="P15"><text:soft-page-break/>==15745== </text:p>
      <text:p text:style-name="P15">==15745== HEAP SUMMARY:</text:p>
      <text:p text:style-name="P15">==15745== <text:s text:c="4"/>in use at exit: 310 bytes in 10 blocks</text:p>
      <text:p text:style-name="P15">==15745== <text:s text:c="2"/>total heap usage: 18 allocs, 8 frees, 575 bytes allocated</text:p>
      <text:p text:style-name="P15">==15745== </text:p>
      <text:p text:style-name="P15">==15745== 26 bytes in 1 blocks are possibly lost in loss record 1 of 10</text:p>
      <text:p text:style-name="P15">==15745== <text:s text:c="3"/>at 0x4A075FC: operator new(unsigned long) (vg_replace_malloc.c:298)</text:p>
      <text:p text:style-name="P15">==15745== <text:s text:c="3"/>by 0x374DE9C3C8: std::string::_Rep::_S_create(unsigned long, unsigned long, std::allocator const&amp;) (in /usr/lib64/libstdc++.so.6.0.13)</text:p>
      <text:p text:style-name="P15">==15745== <text:s text:c="3"/>by 0x374DE9CDE4: ??? (in /usr/lib64/libstdc++.so.6.0.13)</text:p>
      <text:p text:style-name="P15">==15745== <text:s text:c="3"/>by 0x374DE9CF32: std::basic_string, std::allocator &gt;::basic_string(char const*, std::allocator const&amp;) (in /usr/lib64/libstdc++.so.6.0.13)</text:p>
      <text:p text:style-name="P15">==15745== <text:s text:c="3"/>by 0x4016CB: main (main.cpp:102)</text:p>
      <text:p text:style-name="P15">==15745== </text:p>
      <text:p text:style-name="P15">==15745== 26 bytes in 1 blocks are possibly lost in loss record 2 of 10</text:p>
      <text:p text:style-name="P15">==15745== <text:s text:c="3"/>at 0x4A075FC: operator new(unsigned long) (vg_replace_malloc.c:298)</text:p>
      <text:p text:style-name="P15">==15745== <text:s text:c="3"/>by 0x374DE9C3C8: std::string::_Rep::_S_create(unsigned long, unsigned long, std::allocator const&amp;) (in /usr/lib64/libstdc++.so.6.0.13)</text:p>
      <text:p text:style-name="P15">==15745== <text:s text:c="3"/>by 0x374DE9CDE4: ??? (in /usr/lib64/libstdc++.so.6.0.13)</text:p>
      <text:p text:style-name="P15">==15745== <text:s text:c="3"/>by 0x374DE9CF32: std::basic_string, std::allocator &gt;::basic_string(char const*, std::allocator const&amp;) (in /usr/lib64/libstdc++.so.6.0.13)</text:p>
      <text:p text:style-name="P15">==15745== <text:s text:c="3"/>by 0x40252E: void otherMain(DoublyLinkedList*) (main.cpp:16)</text:p>
      <text:p text:style-name="P15">==15745== <text:s text:c="3"/>by 0x40188F: main (main.cpp:119)</text:p>
      <text:p text:style-name="P15">==15745== </text:p>
      <text:p text:style-name="P15">==15745== 28 bytes in 1 blocks are possibly lost in loss record 3 of 10</text:p>
      <text:p text:style-name="P15">==15745== <text:s text:c="3"/>at 0x4A075FC: operator new(unsigned long) (vg_replace_malloc.c:298)</text:p>
      <text:p text:style-name="P15">==15745== <text:s text:c="3"/>by 0x374DE9C3C8: std::string::_Rep::_S_create(unsigned long, unsigned long, std::allocator const&amp;) (in /usr/lib64/libstdc++.so.6.0.13)</text:p>
      <text:p text:style-name="P15">==15745== <text:s text:c="3"/>by 0x374DE9CFB4: ??? (in /usr/lib64/libstdc++.so.6.0.13)</text:p>
      <text:p text:style-name="P15">==15745== <text:s text:c="3"/>by 0x374DE9D118: std::basic_string, std::allocator &gt;::basic_string(std::string const&amp;, unsigned long, unsigned long) (in /usr/lib64/libstdc++.so.6.0.13)</text:p>
      <text:p text:style-name="P15"><text:soft-page-break/>==15745== <text:s text:c="3"/>by 0x374DE9D151: std::string::substr(unsigned long, unsigned long) const (in /usr/lib64/libstdc++.so.6.0.13)</text:p>
      <text:p text:style-name="P15">==15745== <text:s text:c="3"/>by 0x401746: main (main.cpp:108)</text:p>
      <text:p text:style-name="P15">==15745== </text:p>
      <text:p text:style-name="P15">==15745== 28 bytes in 1 blocks are possibly lost in loss record 4 of 10</text:p>
      <text:p text:style-name="P15">==15745== <text:s text:c="3"/>at 0x4A075FC: operator new(unsigned long) (vg_replace_malloc.c:298)</text:p>
      <text:p text:style-name="P15">==15745== <text:s text:c="3"/>by 0x374DE9C3C8: std::string::_Rep::_S_create(unsigned long, unsigned long, std::allocator const&amp;) (in /usr/lib64/libstdc++.so.6.0.13)</text:p>
      <text:p text:style-name="P15">==15745== <text:s text:c="3"/>by 0x374DE9CFB4: ??? (in /usr/lib64/libstdc++.so.6.0.13)</text:p>
      <text:p text:style-name="P15">==15745== <text:s text:c="3"/>by 0x374DE9D118: std::basic_string, std::allocator &gt;::basic_string(std::string const&amp;, unsigned long, unsigned long) (in /usr/lib64/libstdc++.so.6.0.13)</text:p>
      <text:p text:style-name="P15">==15745== <text:s text:c="3"/>by 0x374DE9D151: std::string::substr(unsigned long, unsigned long) const (in /usr/lib64/libstdc++.so.6.0.13)</text:p>
      <text:p text:style-name="P15">==15745== <text:s text:c="3"/>by 0x402592: void otherMain(DoublyLinkedList*) (main.cpp:22)</text:p>
      <text:p text:style-name="P15">==15745== <text:s text:c="3"/>by 0x40188F: main (main.cpp:119)</text:p>
      <text:p text:style-name="P15">==15745== </text:p>
      <text:p text:style-name="P15">==15745== 32 bytes in 1 blocks are still reachable in loss record 5 of 10</text:p>
      <text:p text:style-name="P15">==15745== <text:s text:c="3"/>at 0x4A075FC: operator new(unsigned long) (vg_replace_malloc.c:298)</text:p>
      <text:p text:style-name="P15">==15745== <text:s text:c="3"/>by 0x401874: main (main.cpp:118)</text:p>
      <text:p text:style-name="P15">==15745== </text:p>
      <text:p text:style-name="P15">==15745== 32 bytes in 1 blocks are still reachable in loss record 6 of 10</text:p>
      <text:p text:style-name="P15">==15745== <text:s text:c="3"/>at 0x4A075FC: operator new(unsigned long) (vg_replace_malloc.c:298)</text:p>
      <text:p text:style-name="P15">==15745== <text:s text:c="3"/>by 0x40245C: DoublyLinkedList::DoublyLinkedList() (doublylinkedlist.h:15)</text:p>
      <text:p text:style-name="P15">==15745== <text:s text:c="3"/>by 0x40187F: main (main.cpp:118)</text:p>
      <text:p text:style-name="P15">==15745== </text:p>
      <text:p text:style-name="P15">==15745== 32 bytes in 1 blocks are still reachable in loss record 7 of 10</text:p>
      <text:p text:style-name="P15">==15745== <text:s text:c="3"/>at 0x4A075FC: operator new(unsigned long) (vg_replace_malloc.c:298)</text:p>
      <text:p text:style-name="P15">==15745== <text:s text:c="3"/>by 0x402488: DoublyLinkedList::DoublyLinkedList() (doublylinkedlist.h:15)</text:p>
      <text:p text:style-name="P15">==15745== <text:s text:c="3"/>by 0x40187F: main (main.cpp:118)</text:p>
      <text:p text:style-name="P15">==15745== </text:p>
      <text:p text:style-name="P15"><text:soft-page-break/>==15745== 32 bytes in 1 blocks are definitely lost in loss record 8 of 10</text:p>
      <text:p text:style-name="P15">==15745== <text:s text:c="3"/>at 0x4A075FC: operator new(unsigned long) (vg_replace_malloc.c:298)</text:p>
      <text:p text:style-name="P15">==15745== <text:s text:c="3"/>by 0x404634: DoublyLinkedList::addAtThisNode(ListNode*, int const&amp;) (doublylinkedlist.h:140)</text:p>
      <text:p text:style-name="P15">==15745== <text:s text:c="3"/>by 0x403A94: DoublyLinkedList::insert(int const&amp;) (doublylinkedlist.h:33)</text:p>
      <text:p text:style-name="P15">==15745== <text:s text:c="3"/>by 0x402670: void otherMain(DoublyLinkedList*) (main.cpp:29)</text:p>
      <text:p text:style-name="P15">==15745== <text:s text:c="3"/>by 0x40188F: main (main.cpp:119)</text:p>
      <text:p text:style-name="P15">==15745== </text:p>
      <text:p text:style-name="P15">==15745== 33 bytes in 1 blocks are possibly lost in loss record 9 of 10</text:p>
      <text:p text:style-name="P15">==15745== <text:s text:c="3"/>at 0x4A075FC: operator new(unsigned long) (vg_replace_malloc.c:298)</text:p>
      <text:p text:style-name="P15">==15745== <text:s text:c="3"/>by 0x374DE9C3C8: std::string::_Rep::_S_create(unsigned long, unsigned long, std::allocator const&amp;) (in /usr/lib64/libstdc++.so.6.0.13)</text:p>
      <text:p text:style-name="P15">==15745== <text:s text:c="3"/>by 0x374DE9D19A: std::string::_Rep::_M_clone(std::allocator const&amp;, unsigned long) (in /usr/lib64/libstdc++.so.6.0.13)</text:p>
      <text:p text:style-name="P15">==15745== <text:s text:c="3"/>by 0x374DE9D5EB: std::string::reserve(unsigned long) (in /usr/lib64/libstdc++.so.6.0.13)</text:p>
      <text:p text:style-name="P15">==15745== <text:s text:c="3"/>by 0x374DE7B05A: std::basic_istream &gt;&amp; std::operator&gt;&gt;, std::allocator &gt;(std::basic_istream &gt;&amp;, std::basic_string, std::allocator &gt;&amp;) (in /usr/lib64/libstdc++.so.6.0.13)</text:p>
      <text:p text:style-name="P15">==15745== <text:s text:c="3"/>by 0x4016F0: main (main.cpp:104)</text:p>
      <text:p text:style-name="P15">==15745== </text:p>
      <text:p text:style-name="P15">==15745== 41 bytes in 1 blocks are possibly lost in loss record 10 of 10</text:p>
      <text:p text:style-name="P15">==15745== <text:s text:c="3"/>at 0x4A075FC: operator new(unsigned long) (vg_replace_malloc.c:298)</text:p>
      <text:p text:style-name="P15">==15745== <text:s text:c="3"/>by 0x374DE9C3C8: std::string::_Rep::_S_create(unsigned long, unsigned long, std::allocator const&amp;) (in /usr/lib64/libstdc++.so.6.0.13)</text:p>
      <text:p text:style-name="P15">==15745== <text:s text:c="3"/>by 0x374DE9D19A: std::string::_Rep::_M_clone(std::allocator const&amp;, unsigned long) (in /usr/lib64/libstdc++.so.6.0.13)</text:p>
      <text:p text:style-name="P15">==15745== <text:s text:c="3"/>by 0x374DE9D5EB: std::string::reserve(unsigned long) (in /usr/lib64/libstdc++.so.6.0.13)</text:p>
      <text:p text:style-name="P15">==15745== <text:s text:c="3"/>by 0x374DE7B05A: std::basic_istream &gt;&amp; std::operator&gt;&gt;, std::allocator &gt;(std::basic_istream &gt;&amp;, std::basic_string, std::allocator &gt;&amp;) (in /usr/lib64/libstdc++.so.6.0.13)</text:p>
      <text:p text:style-name="P15">==15745== <text:s text:c="3"/>by 0x402AC1: void otherMain(DoublyLinkedList*) (main.cpp:18)</text:p>
      <text:p text:style-name="P15">==15745== <text:s text:c="3"/>by 0x40188F: main (main.cpp:119)</text:p>
      <text:p text:style-name="P15">==15745== </text:p>
      <text:p text:style-name="P15"><text:soft-page-break/>==15745== LEAK SUMMARY:</text:p>
      <text:p text:style-name="P15">==15745== <text:s text:c="3"/>definitely lost: 32 bytes in 1 blocks</text:p>
      <text:p text:style-name="P15">==15745== <text:s text:c="3"/>indirectly lost: 0 bytes in 0 blocks</text:p>
      <text:p text:style-name="P15">==15745== <text:s text:c="5"/>possibly lost: 182 bytes in 6 blocks</text:p>
      <text:p text:style-name="P15">==15745== <text:s text:c="3"/>still reachable: 96 bytes in 3 blocks</text:p>
      <text:p text:style-name="P15">==15745== <text:s text:c="8"/>suppressed: 0 bytes in 0 blocks</text:p>
      <text:p text:style-name="P15">==15745== </text:p>
      <text:p text:style-name="P15">==15745== For counts of detected and suppressed errors, rerun with: -v</text:p>
      <text:p text:style-name="P15">==15745== ERROR SUMMARY: 8 errors from 8 contexts (suppressed: 8 from 6)</text:p>
      <text:p text:style-name="P16"/>
      <text:h text:style-name="P10" text:outline-level="4">Output comparer</text:h>
      <text:p text:style-name="P15">Output was not correct</text:p>
      <text:h text:style-name="P8" text:outline-level="3">Wrong Answer</text:h>
      <text:p text:style-name="P2">child process exited abnormally</text:p>
      <text:p text:style-name="Horizontal_20_Line"/>
      <text:h text:style-name="P7" text:outline-level="3">Dynamic checker</text:h>
      <text:h text:style-name="P10" text:outline-level="4">Time limit checker</text:h>
      <text:p text:style-name="P15">Execution was within the time limit.</text:p>
      <text:h text:style-name="P10" text:outline-level="4">Valgrind Corrector</text:h>
      <text:p text:style-name="P3"><text:span text:style-name="T2">More information about the error messages produced by Valgrind can be found </text:span><text:a xlink:type="simple" xlink:href="http://valgrind.org/docs/manual/mc-manual.html#mc-manual.errormsgs" office:target-frame-name="_blank" xlink:show="new" text:style-name="Internet_20_link" text:visited-style-name="Visited_20_Internet_20_Link">here</text:a><text:span text:style-name="T2">.</text:span></text:p>
      <text:p text:style-name="P15">==15751== Memcheck, a memory error detector</text:p>
      <text:p text:style-name="P15">==15751== Copyright (C) 2002-2012, and GNU GPL'd, by Julian Seward et al.</text:p>
      <text:p text:style-name="P15">==15751== Using Valgrind-3.8.1 and LibVEX; rerun with -h for copyright info</text:p>
      <text:p text:style-name="P15">==15751== Command: ./a.out</text:p>
      <text:p text:style-name="P15">==15751== Parent PID: 15750</text:p>
      <text:p text:style-name="P15">==15751== </text:p>
      <text:p text:style-name="P15">==15751== Invalid read of size 8</text:p>
      <text:p text:style-name="P15"><text:soft-page-break/>==15751== <text:s text:c="3"/>at 0x4047AA: DoublyLinkedList::addAtThisNode(ListNode*, char const&amp;) (doublylinkedlist.h:140)</text:p>
      <text:p text:style-name="P15">==15751== <text:s text:c="3"/>by 0x403F96: DoublyLinkedList::insert(char const&amp;) (doublylinkedlist.h:33)</text:p>
      <text:p text:style-name="P15">==15751== <text:s text:c="3"/>by 0x402EC8: void otherMain(DoublyLinkedList*) (main.cpp:29)</text:p>
      <text:p text:style-name="P15">==15751== <text:s text:c="3"/>by 0x4018CE: main (main.cpp:123)</text:p>
      <text:p text:style-name="P15">==15751== <text:s/>Address 0x10 is not stack'd, malloc'd or (recently) free'd</text:p>
      <text:p text:style-name="P15">==15751== </text:p>
      <text:p text:style-name="P15">==15751== </text:p>
      <text:p text:style-name="P15">==15751== Process terminating with default action of signal 11 (SIGSEGV)</text:p>
      <text:p text:style-name="P15">==15751== <text:s/>Access not within mapped region at address 0x10</text:p>
      <text:p text:style-name="P15">==15751== <text:s text:c="3"/>at 0x4047AA: DoublyLinkedList::addAtThisNode(ListNode*, char const&amp;) (doublylinkedlist.h:140)</text:p>
      <text:p text:style-name="P15">==15751== <text:s text:c="3"/>by 0x403F96: DoublyLinkedList::insert(char const&amp;) (doublylinkedlist.h:33)</text:p>
      <text:p text:style-name="P15">==15751== <text:s text:c="3"/>by 0x402EC8: void otherMain(DoublyLinkedList*) (main.cpp:29)</text:p>
      <text:p text:style-name="P15">==15751== <text:s text:c="3"/>by 0x4018CE: main (main.cpp:123)</text:p>
      <text:p text:style-name="P15">==15751== <text:s/>If you believe this happened as a result of a stack</text:p>
      <text:p text:style-name="P15">==15751== <text:s/>overflow in your program's main thread (unlikely but</text:p>
      <text:p text:style-name="P15">==15751== <text:s/>possible), you can try to increase the size of the</text:p>
      <text:p text:style-name="P15">==15751== <text:s/>main thread stack using the --main-stacksize= flag.</text:p>
      <text:p text:style-name="P15">==15751== <text:s/>The main thread stack size used in this run was 10485760.</text:p>
      <text:p text:style-name="P15">==15751== </text:p>
      <text:p text:style-name="P15">==15751== HEAP SUMMARY:</text:p>
      <text:p text:style-name="P15">==15751== <text:s text:c="4"/>in use at exit: 312 bytes in 10 blocks</text:p>
      <text:p text:style-name="P15">==15751== <text:s text:c="2"/>total heap usage: 18 allocs, 8 frees, 578 bytes allocated</text:p>
      <text:p text:style-name="P15">==15751== </text:p>
      <text:p text:style-name="P15">==15751== 26 bytes in 1 blocks are possibly lost in loss record 1 of 10</text:p>
      <text:p text:style-name="P15">==15751== <text:s text:c="3"/>at 0x4A075FC: operator new(unsigned long) (vg_replace_malloc.c:298)</text:p>
      <text:p text:style-name="P15">==15751== <text:s text:c="3"/>by 0x374DE9C3C8: std::string::_Rep::_S_create(unsigned long, unsigned long, std::allocator const&amp;) (in /usr/lib64/libstdc++.so.6.0.13)</text:p>
      <text:p text:style-name="P15">==15751== <text:s text:c="3"/>by 0x374DE9CDE4: ??? (in /usr/lib64/libstdc++.so.6.0.13)</text:p>
      <text:p text:style-name="P15"><text:soft-page-break/>==15751== <text:s text:c="3"/>by 0x374DE9CF32: std::basic_string, std::allocator &gt;::basic_string(char const*, std::allocator const&amp;) (in /usr/lib64/libstdc++.so.6.0.13)</text:p>
      <text:p text:style-name="P15">==15751== <text:s text:c="3"/>by 0x4016CB: main (main.cpp:102)</text:p>
      <text:p text:style-name="P15">==15751== </text:p>
      <text:p text:style-name="P15">==15751== 26 bytes in 1 blocks are possibly lost in loss record 2 of 10</text:p>
      <text:p text:style-name="P15">==15751== <text:s text:c="3"/>at 0x4A075FC: operator new(unsigned long) (vg_replace_malloc.c:298)</text:p>
      <text:p text:style-name="P15">==15751== <text:s text:c="3"/>by 0x374DE9C3C8: std::string::_Rep::_S_create(unsigned long, unsigned long, std::allocator const&amp;) (in /usr/lib64/libstdc++.so.6.0.13)</text:p>
      <text:p text:style-name="P15">==15751== <text:s text:c="3"/>by 0x374DE9CDE4: ??? (in /usr/lib64/libstdc++.so.6.0.13)</text:p>
      <text:p text:style-name="P15">==15751== <text:s text:c="3"/>by 0x374DE9CF32: std::basic_string, std::allocator &gt;::basic_string(char const*, std::allocator const&amp;) (in /usr/lib64/libstdc++.so.6.0.13)</text:p>
      <text:p text:style-name="P15">==15751== <text:s text:c="3"/>by 0x402D7E: void otherMain(DoublyLinkedList*) (main.cpp:16)</text:p>
      <text:p text:style-name="P15">==15751== <text:s text:c="3"/>by 0x4018CE: main (main.cpp:123)</text:p>
      <text:p text:style-name="P15">==15751== </text:p>
      <text:p text:style-name="P15">==15751== 29 bytes in 1 blocks are possibly lost in loss record 3 of 10</text:p>
      <text:p text:style-name="P15">==15751== <text:s text:c="3"/>at 0x4A075FC: operator new(unsigned long) (vg_replace_malloc.c:298)</text:p>
      <text:p text:style-name="P15">==15751== <text:s text:c="3"/>by 0x374DE9C3C8: std::string::_Rep::_S_create(unsigned long, unsigned long, std::allocator const&amp;) (in /usr/lib64/libstdc++.so.6.0.13)</text:p>
      <text:p text:style-name="P15">==15751== <text:s text:c="3"/>by 0x374DE9CFB4: ??? (in /usr/lib64/libstdc++.so.6.0.13)</text:p>
      <text:p text:style-name="P15">==15751== <text:s text:c="3"/>by 0x374DE9D118: std::basic_string, std::allocator &gt;::basic_string(std::string const&amp;, unsigned long, unsigned long) (in /usr/lib64/libstdc++.so.6.0.13)</text:p>
      <text:p text:style-name="P15">==15751== <text:s text:c="3"/>by 0x374DE9D151: std::string::substr(unsigned long, unsigned long) const (in /usr/lib64/libstdc++.so.6.0.13)</text:p>
      <text:p text:style-name="P15">==15751== <text:s text:c="3"/>by 0x401746: main (main.cpp:108)</text:p>
      <text:p text:style-name="P15">==15751== </text:p>
      <text:p text:style-name="P15">==15751== 29 bytes in 1 blocks are possibly lost in loss record 4 of 10</text:p>
      <text:p text:style-name="P15">==15751== <text:s text:c="3"/>at 0x4A075FC: operator new(unsigned long) (vg_replace_malloc.c:298)</text:p>
      <text:p text:style-name="P15">==15751== <text:s text:c="3"/>by 0x374DE9C3C8: std::string::_Rep::_S_create(unsigned long, unsigned long, std::allocator const&amp;) (in /usr/lib64/libstdc++.so.6.0.13)</text:p>
      <text:p text:style-name="P15">==15751== <text:s text:c="3"/>by 0x374DE9CFB4: ??? (in /usr/lib64/libstdc++.so.6.0.13)</text:p>
      <text:p text:style-name="P15">==15751== <text:s text:c="3"/>by 0x374DE9D118: std::basic_string, std::allocator &gt;::basic_string(std::string const&amp;, unsigned long, unsigned long) (in /usr/lib64/libstdc++.so.6.0.13)</text:p>
      <text:p text:style-name="P15"><text:soft-page-break/>==15751== <text:s text:c="3"/>by 0x374DE9D151: std::string::substr(unsigned long, unsigned long) const (in /usr/lib64/libstdc++.so.6.0.13)</text:p>
      <text:p text:style-name="P15">==15751== <text:s text:c="3"/>by 0x402DE2: void otherMain(DoublyLinkedList*) (main.cpp:22)</text:p>
      <text:p text:style-name="P15">==15751== <text:s text:c="3"/>by 0x4018CE: main (main.cpp:123)</text:p>
      <text:p text:style-name="P15">==15751== </text:p>
      <text:p text:style-name="P15">==15751== 32 bytes in 1 blocks are still reachable in loss record 5 of 10</text:p>
      <text:p text:style-name="P15">==15751== <text:s text:c="3"/>at 0x4A075FC: operator new(unsigned long) (vg_replace_malloc.c:298)</text:p>
      <text:p text:style-name="P15">==15751== <text:s text:c="3"/>by 0x4018B3: main (main.cpp:122)</text:p>
      <text:p text:style-name="P15">==15751== </text:p>
      <text:p text:style-name="P15">==15751== 32 bytes in 1 blocks are still reachable in loss record 6 of 10</text:p>
      <text:p text:style-name="P15">==15751== <text:s text:c="3"/>at 0x4A075FC: operator new(unsigned long) (vg_replace_malloc.c:298)</text:p>
      <text:p text:style-name="P15">==15751== <text:s text:c="3"/>by 0x402CAC: DoublyLinkedList::DoublyLinkedList() (doublylinkedlist.h:15)</text:p>
      <text:p text:style-name="P15">==15751== <text:s text:c="3"/>by 0x4018BE: main (main.cpp:122)</text:p>
      <text:p text:style-name="P15">==15751== </text:p>
      <text:p text:style-name="P15">==15751== 32 bytes in 1 blocks are still reachable in loss record 7 of 10</text:p>
      <text:p text:style-name="P15">==15751== <text:s text:c="3"/>at 0x4A075FC: operator new(unsigned long) (vg_replace_malloc.c:298)</text:p>
      <text:p text:style-name="P15">==15751== <text:s text:c="3"/>by 0x402CD8: DoublyLinkedList::DoublyLinkedList() (doublylinkedlist.h:15)</text:p>
      <text:p text:style-name="P15">==15751== <text:s text:c="3"/>by 0x4018BE: main (main.cpp:122)</text:p>
      <text:p text:style-name="P15">==15751== </text:p>
      <text:p text:style-name="P15">==15751== 32 bytes in 1 blocks are definitely lost in loss record 8 of 10</text:p>
      <text:p text:style-name="P15">==15751== <text:s text:c="3"/>at 0x4A075FC: operator new(unsigned long) (vg_replace_malloc.c:298)</text:p>
      <text:p text:style-name="P15">==15751== <text:s text:c="3"/>by 0x4047A2: DoublyLinkedList::addAtThisNode(ListNode*, char const&amp;) (doublylinkedlist.h:140)</text:p>
      <text:p text:style-name="P15">==15751== <text:s text:c="3"/>by 0x403F96: DoublyLinkedList::insert(char const&amp;) (doublylinkedlist.h:33)</text:p>
      <text:p text:style-name="P15">==15751== <text:s text:c="3"/>by 0x402EC8: void otherMain(DoublyLinkedList*) (main.cpp:29)</text:p>
      <text:p text:style-name="P15">==15751== <text:s text:c="3"/>by 0x4018CE: main (main.cpp:123)</text:p>
      <text:p text:style-name="P15">==15751== </text:p>
      <text:p text:style-name="P15">==15751== 33 bytes in 1 blocks are possibly lost in loss record 9 of 10</text:p>
      <text:p text:style-name="P15">==15751== <text:s text:c="3"/>at 0x4A075FC: operator new(unsigned long) (vg_replace_malloc.c:298)</text:p>
      <text:p text:style-name="P15"><text:soft-page-break/>==15751== <text:s text:c="3"/>by 0x374DE9C3C8: std::string::_Rep::_S_create(unsigned long, unsigned long, std::allocator const&amp;) (in /usr/lib64/libstdc++.so.6.0.13)</text:p>
      <text:p text:style-name="P15">==15751== <text:s text:c="3"/>by 0x374DE9D19A: std::string::_Rep::_M_clone(std::allocator const&amp;, unsigned long) (in /usr/lib64/libstdc++.so.6.0.13)</text:p>
      <text:p text:style-name="P15">==15751== <text:s text:c="3"/>by 0x374DE9D5EB: std::string::reserve(unsigned long) (in /usr/lib64/libstdc++.so.6.0.13)</text:p>
      <text:p text:style-name="P15">==15751== <text:s text:c="3"/>by 0x374DE7B05A: std::basic_istream &gt;&amp; std::operator&gt;&gt;, std::allocator &gt;(std::basic_istream &gt;&amp;, std::basic_string, std::allocator &gt;&amp;) (in /usr/lib64/libstdc++.so.6.0.13)</text:p>
      <text:p text:style-name="P15">==15751== <text:s text:c="3"/>by 0x4016F0: main (main.cpp:104)</text:p>
      <text:p text:style-name="P15">==15751== </text:p>
      <text:p text:style-name="P15">==15751== 41 bytes in 1 blocks are possibly lost in loss record 10 of 10</text:p>
      <text:p text:style-name="P15">==15751== <text:s text:c="3"/>at 0x4A075FC: operator new(unsigned long) (vg_replace_malloc.c:298)</text:p>
      <text:p text:style-name="P15">==15751== <text:s text:c="3"/>by 0x374DE9C3C8: std::string::_Rep::_S_create(unsigned long, unsigned long, std::allocator const&amp;) (in /usr/lib64/libstdc++.so.6.0.13)</text:p>
      <text:p text:style-name="P15">==15751== <text:s text:c="3"/>by 0x374DE9D19A: std::string::_Rep::_M_clone(std::allocator const&amp;, unsigned long) (in /usr/lib64/libstdc++.so.6.0.13)</text:p>
      <text:p text:style-name="P15">==15751== <text:s text:c="3"/>by 0x374DE9D5EB: std::string::reserve(unsigned long) (in /usr/lib64/libstdc++.so.6.0.13)</text:p>
      <text:p text:style-name="P15">==15751== <text:s text:c="3"/>by 0x374DE7B05A: std::basic_istream &gt;&amp; std::operator&gt;&gt;, std::allocator &gt;(std::basic_istream &gt;&amp;, std::basic_string, std::allocator &gt;&amp;) (in /usr/lib64/libstdc++.so.6.0.13)</text:p>
      <text:p text:style-name="P15">==15751== <text:s text:c="3"/>by 0x403326: void otherMain(DoublyLinkedList*) (main.cpp:18)</text:p>
      <text:p text:style-name="P15">==15751== <text:s text:c="3"/>by 0x4018CE: main (main.cpp:123)</text:p>
      <text:p text:style-name="P15">==15751== </text:p>
      <text:p text:style-name="P15">==15751== LEAK SUMMARY:</text:p>
      <text:p text:style-name="P15">==15751== <text:s text:c="3"/>definitely lost: 32 bytes in 1 blocks</text:p>
      <text:p text:style-name="P15">==15751== <text:s text:c="3"/>indirectly lost: 0 bytes in 0 blocks</text:p>
      <text:p text:style-name="P15">==15751== <text:s text:c="5"/>possibly lost: 184 bytes in 6 blocks</text:p>
      <text:p text:style-name="P15">==15751== <text:s text:c="3"/>still reachable: 96 bytes in 3 blocks</text:p>
      <text:p text:style-name="P15">==15751== <text:s text:c="8"/>suppressed: 0 bytes in 0 blocks</text:p>
      <text:p text:style-name="P15">==15751== </text:p>
      <text:p text:style-name="P15">==15751== For counts of detected and suppressed errors, rerun with: -v</text:p>
      <text:p text:style-name="P15">==15751== ERROR SUMMARY: 8 errors from 8 contexts (suppressed: 8 from 6)</text:p>
      <text:p text:style-name="P16"/>
      <text:h text:style-name="P10" text:outline-level="4"><text:soft-page-break/>Output comparer</text:h>
      <text:p text:style-name="P15">Output was not correct</text:p>
      <text:h text:style-name="P8" text:outline-level="3">Wrong Answer</text:h>
      <text:p text:style-name="P2">child process exited abnormally</text:p>
      <text:p text:style-name="Horizontal_20_Line"/>
      <text:h text:style-name="P7" text:outline-level="3">Dynamic checker</text:h>
      <text:h text:style-name="P10" text:outline-level="4">Time limit checker</text:h>
      <text:p text:style-name="P15">Execution was within the time limit.</text:p>
      <text:h text:style-name="P10" text:outline-level="4">Valgrind Corrector</text:h>
      <text:p text:style-name="P3"><text:span text:style-name="T2">More information about the error messages produced by Valgrind can be found </text:span><text:a xlink:type="simple" xlink:href="http://valgrind.org/docs/manual/mc-manual.html#mc-manual.errormsgs" office:target-frame-name="_blank" xlink:show="new" text:style-name="Internet_20_link" text:visited-style-name="Visited_20_Internet_20_Link">here</text:a><text:span text:style-name="T2">.</text:span></text:p>
      <text:p text:style-name="P15">==15757== Memcheck, a memory error detector</text:p>
      <text:p text:style-name="P15">==15757== Copyright (C) 2002-2012, and GNU GPL'd, by Julian Seward et al.</text:p>
      <text:p text:style-name="P15">==15757== Using Valgrind-3.8.1 and LibVEX; rerun with -h for copyright info</text:p>
      <text:p text:style-name="P15">==15757== Command: ./a.out</text:p>
      <text:p text:style-name="P15">==15757== Parent PID: 15756</text:p>
      <text:p text:style-name="P15">==15757== </text:p>
      <text:p text:style-name="P15">==15757== Invalid read of size 8</text:p>
      <text:p text:style-name="P15">==15757== <text:s text:c="3"/>at 0x4047AA: DoublyLinkedList::addAtThisNode(ListNode*, char const&amp;) (doublylinkedlist.h:140)</text:p>
      <text:p text:style-name="P15">==15757== <text:s text:c="3"/>by 0x403F96: DoublyLinkedList::insert(char const&amp;) (doublylinkedlist.h:33)</text:p>
      <text:p text:style-name="P15">==15757== <text:s text:c="3"/>by 0x402EC8: void otherMain(DoublyLinkedList*) (main.cpp:29)</text:p>
      <text:p text:style-name="P15">==15757== <text:s text:c="3"/>by 0x4018CE: main (main.cpp:123)</text:p>
      <text:p text:style-name="P15">==15757== <text:s/>Address 0x10 is not stack'd, malloc'd or (recently) free'd</text:p>
      <text:p text:style-name="P15">==15757== </text:p>
      <text:p text:style-name="P15">==15757== </text:p>
      <text:p text:style-name="P15">==15757== Process terminating with default action of signal 11 (SIGSEGV)</text:p>
      <text:p text:style-name="P15">==15757== <text:s/>Access not within mapped region at address 0x10</text:p>
      <text:p text:style-name="P15"><text:soft-page-break/>==15757== <text:s text:c="3"/>at 0x4047AA: DoublyLinkedList::addAtThisNode(ListNode*, char const&amp;) (doublylinkedlist.h:140)</text:p>
      <text:p text:style-name="P15">==15757== <text:s text:c="3"/>by 0x403F96: DoublyLinkedList::insert(char const&amp;) (doublylinkedlist.h:33)</text:p>
      <text:p text:style-name="P15">==15757== <text:s text:c="3"/>by 0x402EC8: void otherMain(DoublyLinkedList*) (main.cpp:29)</text:p>
      <text:p text:style-name="P15">==15757== <text:s text:c="3"/>by 0x4018CE: main (main.cpp:123)</text:p>
      <text:p text:style-name="P15">==15757== <text:s/>If you believe this happened as a result of a stack</text:p>
      <text:p text:style-name="P15">==15757== <text:s/>overflow in your program's main thread (unlikely but</text:p>
      <text:p text:style-name="P15">==15757== <text:s/>possible), you can try to increase the size of the</text:p>
      <text:p text:style-name="P15">==15757== <text:s/>main thread stack using the --main-stacksize= flag.</text:p>
      <text:p text:style-name="P15">==15757== <text:s/>The main thread stack size used in this run was 10485760.</text:p>
      <text:p text:style-name="P15">==15757== </text:p>
      <text:p text:style-name="P15">==15757== HEAP SUMMARY:</text:p>
      <text:p text:style-name="P15">==15757== <text:s text:c="4"/>in use at exit: 312 bytes in 10 blocks</text:p>
      <text:p text:style-name="P15">==15757== <text:s text:c="2"/>total heap usage: 18 allocs, 8 frees, 578 bytes allocated</text:p>
      <text:p text:style-name="P15">==15757== </text:p>
      <text:p text:style-name="P15">==15757== 26 bytes in 1 blocks are possibly lost in loss record 1 of 10</text:p>
      <text:p text:style-name="P15">==15757== <text:s text:c="3"/>at 0x4A075FC: operator new(unsigned long) (vg_replace_malloc.c:298)</text:p>
      <text:p text:style-name="P15">==15757== <text:s text:c="3"/>by 0x374DE9C3C8: std::string::_Rep::_S_create(unsigned long, unsigned long, std::allocator const&amp;) (in /usr/lib64/libstdc++.so.6.0.13)</text:p>
      <text:p text:style-name="P15">==15757== <text:s text:c="3"/>by 0x374DE9CDE4: ??? (in /usr/lib64/libstdc++.so.6.0.13)</text:p>
      <text:p text:style-name="P15">==15757== <text:s text:c="3"/>by 0x374DE9CF32: std::basic_string, std::allocator &gt;::basic_string(char const*, std::allocator const&amp;) (in /usr/lib64/libstdc++.so.6.0.13)</text:p>
      <text:p text:style-name="P15">==15757== <text:s text:c="3"/>by 0x4016CB: main (main.cpp:102)</text:p>
      <text:p text:style-name="P15">==15757== </text:p>
      <text:p text:style-name="P15">==15757== 26 bytes in 1 blocks are possibly lost in loss record 2 of 10</text:p>
      <text:p text:style-name="P15">==15757== <text:s text:c="3"/>at 0x4A075FC: operator new(unsigned long) (vg_replace_malloc.c:298)</text:p>
      <text:p text:style-name="P15">==15757== <text:s text:c="3"/>by 0x374DE9C3C8: std::string::_Rep::_S_create(unsigned long, unsigned long, std::allocator const&amp;) (in /usr/lib64/libstdc++.so.6.0.13)</text:p>
      <text:p text:style-name="P15">==15757== <text:s text:c="3"/>by 0x374DE9CDE4: ??? (in /usr/lib64/libstdc++.so.6.0.13)</text:p>
      <text:p text:style-name="P15">==15757== <text:s text:c="3"/>by 0x374DE9CF32: std::basic_string, std::allocator &gt;::basic_string(char const*, std::allocator const&amp;) (in /usr/lib64/libstdc++.so.6.0.13)</text:p>
      <text:p text:style-name="P15"><text:soft-page-break/>==15757== <text:s text:c="3"/>by 0x402D7E: void otherMain(DoublyLinkedList*) (main.cpp:16)</text:p>
      <text:p text:style-name="P15">==15757== <text:s text:c="3"/>by 0x4018CE: main (main.cpp:123)</text:p>
      <text:p text:style-name="P15">==15757== </text:p>
      <text:p text:style-name="P15">==15757== 29 bytes in 1 blocks are possibly lost in loss record 3 of 10</text:p>
      <text:p text:style-name="P15">==15757== <text:s text:c="3"/>at 0x4A075FC: operator new(unsigned long) (vg_replace_malloc.c:298)</text:p>
      <text:p text:style-name="P15">==15757== <text:s text:c="3"/>by 0x374DE9C3C8: std::string::_Rep::_S_create(unsigned long, unsigned long, std::allocator const&amp;) (in /usr/lib64/libstdc++.so.6.0.13)</text:p>
      <text:p text:style-name="P15">==15757== <text:s text:c="3"/>by 0x374DE9CFB4: ??? (in /usr/lib64/libstdc++.so.6.0.13)</text:p>
      <text:p text:style-name="P15">==15757== <text:s text:c="3"/>by 0x374DE9D118: std::basic_string, std::allocator &gt;::basic_string(std::string const&amp;, unsigned long, unsigned long) (in /usr/lib64/libstdc++.so.6.0.13)</text:p>
      <text:p text:style-name="P15">==15757== <text:s text:c="3"/>by 0x374DE9D151: std::string::substr(unsigned long, unsigned long) const (in /usr/lib64/libstdc++.so.6.0.13)</text:p>
      <text:p text:style-name="P15">==15757== <text:s text:c="3"/>by 0x401746: main (main.cpp:108)</text:p>
      <text:p text:style-name="P15">==15757== </text:p>
      <text:p text:style-name="P15">==15757== 29 bytes in 1 blocks are possibly lost in loss record 4 of 10</text:p>
      <text:p text:style-name="P15">==15757== <text:s text:c="3"/>at 0x4A075FC: operator new(unsigned long) (vg_replace_malloc.c:298)</text:p>
      <text:p text:style-name="P15">==15757== <text:s text:c="3"/>by 0x374DE9C3C8: std::string::_Rep::_S_create(unsigned long, unsigned long, std::allocator const&amp;) (in /usr/lib64/libstdc++.so.6.0.13)</text:p>
      <text:p text:style-name="P15">==15757== <text:s text:c="3"/>by 0x374DE9CFB4: ??? (in /usr/lib64/libstdc++.so.6.0.13)</text:p>
      <text:p text:style-name="P15">==15757== <text:s text:c="3"/>by 0x374DE9D118: std::basic_string, std::allocator &gt;::basic_string(std::string const&amp;, unsigned long, unsigned long) (in /usr/lib64/libstdc++.so.6.0.13)</text:p>
      <text:p text:style-name="P15">==15757== <text:s text:c="3"/>by 0x374DE9D151: std::string::substr(unsigned long, unsigned long) const (in /usr/lib64/libstdc++.so.6.0.13)</text:p>
      <text:p text:style-name="P15">==15757== <text:s text:c="3"/>by 0x402DE2: void otherMain(DoublyLinkedList*) (main.cpp:22)</text:p>
      <text:p text:style-name="P15">==15757== <text:s text:c="3"/>by 0x4018CE: main (main.cpp:123)</text:p>
      <text:p text:style-name="P15">==15757== </text:p>
      <text:p text:style-name="P15">==15757== 32 bytes in 1 blocks are still reachable in loss record 5 of 10</text:p>
      <text:p text:style-name="P15">==15757== <text:s text:c="3"/>at 0x4A075FC: operator new(unsigned long) (vg_replace_malloc.c:298)</text:p>
      <text:p text:style-name="P15">==15757== <text:s text:c="3"/>by 0x4018B3: main (main.cpp:122)</text:p>
      <text:p text:style-name="P15">==15757== </text:p>
      <text:p text:style-name="P15">==15757== 32 bytes in 1 blocks are still reachable in loss record 6 of 10</text:p>
      <text:p text:style-name="P15">==15757== <text:s text:c="3"/>at 0x4A075FC: operator new(unsigned long) (vg_replace_malloc.c:298)</text:p>
      <text:p text:style-name="P15"><text:soft-page-break/>==15757== <text:s text:c="3"/>by 0x402CAC: DoublyLinkedList::DoublyLinkedList() (doublylinkedlist.h:15)</text:p>
      <text:p text:style-name="P15">==15757== <text:s text:c="3"/>by 0x4018BE: main (main.cpp:122)</text:p>
      <text:p text:style-name="P15">==15757== </text:p>
      <text:p text:style-name="P15">==15757== 32 bytes in 1 blocks are still reachable in loss record 7 of 10</text:p>
      <text:p text:style-name="P15">==15757== <text:s text:c="3"/>at 0x4A075FC: operator new(unsigned long) (vg_replace_malloc.c:298)</text:p>
      <text:p text:style-name="P15">==15757== <text:s text:c="3"/>by 0x402CD8: DoublyLinkedList::DoublyLinkedList() (doublylinkedlist.h:15)</text:p>
      <text:p text:style-name="P15">==15757== <text:s text:c="3"/>by 0x4018BE: main (main.cpp:122)</text:p>
      <text:p text:style-name="P15">==15757== </text:p>
      <text:p text:style-name="P15">==15757== 32 bytes in 1 blocks are definitely lost in loss record 8 of 10</text:p>
      <text:p text:style-name="P15">==15757== <text:s text:c="3"/>at 0x4A075FC: operator new(unsigned long) (vg_replace_malloc.c:298)</text:p>
      <text:p text:style-name="P15">==15757== <text:s text:c="3"/>by 0x4047A2: DoublyLinkedList::addAtThisNode(ListNode*, char const&amp;) (doublylinkedlist.h:140)</text:p>
      <text:p text:style-name="P15">==15757== <text:s text:c="3"/>by 0x403F96: DoublyLinkedList::insert(char const&amp;) (doublylinkedlist.h:33)</text:p>
      <text:p text:style-name="P15">==15757== <text:s text:c="3"/>by 0x402EC8: void otherMain(DoublyLinkedList*) (main.cpp:29)</text:p>
      <text:p text:style-name="P15">==15757== <text:s text:c="3"/>by 0x4018CE: main (main.cpp:123)</text:p>
      <text:p text:style-name="P15">==15757== </text:p>
      <text:p text:style-name="P15">==15757== 33 bytes in 1 blocks are possibly lost in loss record 9 of 10</text:p>
      <text:p text:style-name="P15">==15757== <text:s text:c="3"/>at 0x4A075FC: operator new(unsigned long) (vg_replace_malloc.c:298)</text:p>
      <text:p text:style-name="P15">==15757== <text:s text:c="3"/>by 0x374DE9C3C8: std::string::_Rep::_S_create(unsigned long, unsigned long, std::allocator const&amp;) (in /usr/lib64/libstdc++.so.6.0.13)</text:p>
      <text:p text:style-name="P15">==15757== <text:s text:c="3"/>by 0x374DE9D19A: std::string::_Rep::_M_clone(std::allocator const&amp;, unsigned long) (in /usr/lib64/libstdc++.so.6.0.13)</text:p>
      <text:p text:style-name="P15">==15757== <text:s text:c="3"/>by 0x374DE9D5EB: std::string::reserve(unsigned long) (in /usr/lib64/libstdc++.so.6.0.13)</text:p>
      <text:p text:style-name="P15">==15757== <text:s text:c="3"/>by 0x374DE7B05A: std::basic_istream &gt;&amp; std::operator&gt;&gt;, std::allocator &gt;(std::basic_istream &gt;&amp;, std::basic_string, std::allocator &gt;&amp;) (in /usr/lib64/libstdc++.so.6.0.13)</text:p>
      <text:p text:style-name="P15">==15757== <text:s text:c="3"/>by 0x4016F0: main (main.cpp:104)</text:p>
      <text:p text:style-name="P15">==15757== </text:p>
      <text:p text:style-name="P15">==15757== 41 bytes in 1 blocks are possibly lost in loss record 10 of 10</text:p>
      <text:p text:style-name="P15">==15757== <text:s text:c="3"/>at 0x4A075FC: operator new(unsigned long) (vg_replace_malloc.c:298)</text:p>
      <text:p text:style-name="P15"><text:soft-page-break/>==15757== <text:s text:c="3"/>by 0x374DE9C3C8: std::string::_Rep::_S_create(unsigned long, unsigned long, std::allocator const&amp;) (in /usr/lib64/libstdc++.so.6.0.13)</text:p>
      <text:p text:style-name="P15">==15757== <text:s text:c="3"/>by 0x374DE9D19A: std::string::_Rep::_M_clone(std::allocator const&amp;, unsigned long) (in /usr/lib64/libstdc++.so.6.0.13)</text:p>
      <text:p text:style-name="P15">==15757== <text:s text:c="3"/>by 0x374DE9D5EB: std::string::reserve(unsigned long) (in /usr/lib64/libstdc++.so.6.0.13)</text:p>
      <text:p text:style-name="P15">==15757== <text:s text:c="3"/>by 0x374DE7B05A: std::basic_istream &gt;&amp; std::operator&gt;&gt;, std::allocator &gt;(std::basic_istream &gt;&amp;, std::basic_string, std::allocator &gt;&amp;) (in /usr/lib64/libstdc++.so.6.0.13)</text:p>
      <text:p text:style-name="P15">==15757== <text:s text:c="3"/>by 0x403326: void otherMain(DoublyLinkedList*) (main.cpp:18)</text:p>
      <text:p text:style-name="P15">==15757== <text:s text:c="3"/>by 0x4018CE: main (main.cpp:123)</text:p>
      <text:p text:style-name="P15">==15757== </text:p>
      <text:p text:style-name="P15">==15757== LEAK SUMMARY:</text:p>
      <text:p text:style-name="P15">==15757== <text:s text:c="3"/>definitely lost: 32 bytes in 1 blocks</text:p>
      <text:p text:style-name="P15">==15757== <text:s text:c="3"/>indirectly lost: 0 bytes in 0 blocks</text:p>
      <text:p text:style-name="P15">==15757== <text:s text:c="5"/>possibly lost: 184 bytes in 6 blocks</text:p>
      <text:p text:style-name="P15">==15757== <text:s text:c="3"/>still reachable: 96 bytes in 3 blocks</text:p>
      <text:p text:style-name="P15">==15757== <text:s text:c="8"/>suppressed: 0 bytes in 0 blocks</text:p>
      <text:p text:style-name="P15">==15757== </text:p>
      <text:p text:style-name="P15">==15757== For counts of detected and suppressed errors, rerun with: -v</text:p>
      <text:p text:style-name="P15">==15757== ERROR SUMMARY: 8 errors from 8 contexts (suppressed: 8 from 6)</text:p>
      <text:p text:style-name="P16"/>
      <text:h text:style-name="P10" text:outline-level="4">Output comparer</text:h>
      <text:p text:style-name="P15">Output was not correct</text:p>
      <text:h text:style-name="P8" text:outline-level="3">Wrong Answer</text:h>
      <text:p text:style-name="P2">child process exited abnormally</text:p>
      <text:p text:style-name="Horizontal_20_Line"/>
      <text:h text:style-name="P7" text:outline-level="3">Dynamic checker</text:h>
      <text:h text:style-name="P10" text:outline-level="4">Time limit checker</text:h>
      <text:p text:style-name="P15">Execution was within the time limit.</text:p>
      <text:h text:style-name="P10" text:outline-level="4"><text:soft-page-break/>Valgrind Corrector</text:h>
      <text:p text:style-name="P3"><text:span text:style-name="T2">More information about the error messages produced by Valgrind can be found </text:span><text:a xlink:type="simple" xlink:href="http://valgrind.org/docs/manual/mc-manual.html#mc-manual.errormsgs" office:target-frame-name="_blank" xlink:show="new" text:style-name="Internet_20_link" text:visited-style-name="Visited_20_Internet_20_Link">here</text:a><text:span text:style-name="T2">.</text:span></text:p>
      <text:p text:style-name="P15">==15763== Memcheck, a memory error detector</text:p>
      <text:p text:style-name="P15">==15763== Copyright (C) 2002-2012, and GNU GPL'd, by Julian Seward et al.</text:p>
      <text:p text:style-name="P15">==15763== Using Valgrind-3.8.1 and LibVEX; rerun with -h for copyright info</text:p>
      <text:p text:style-name="P15">==15763== Command: ./a.out</text:p>
      <text:p text:style-name="P15">==15763== Parent PID: 15762</text:p>
      <text:p text:style-name="P15">==15763== </text:p>
      <text:p text:style-name="P15">==15763== Use of uninitialised value of size 8</text:p>
      <text:p text:style-name="P15">==15763== <text:s text:c="3"/>at 0x403D0C: DoublyLinkedList::next() (doublylinkedlist.h:88)</text:p>
      <text:p text:style-name="P15">==15763== <text:s text:c="3"/>by 0x4028B0: void otherMain(DoublyLinkedList*) (main.cpp:61)</text:p>
      <text:p text:style-name="P15">==15763== <text:s text:c="3"/>by 0x40188F: main (main.cpp:119)</text:p>
      <text:p text:style-name="P15">==15763== </text:p>
      <text:p text:style-name="P15">==15763== Invalid read of size 8</text:p>
      <text:p text:style-name="P15">==15763== <text:s text:c="3"/>at 0x403D0C: DoublyLinkedList::next() (doublylinkedlist.h:88)</text:p>
      <text:p text:style-name="P15">==15763== <text:s text:c="3"/>by 0x4028B0: void otherMain(DoublyLinkedList*) (main.cpp:61)</text:p>
      <text:p text:style-name="P15">==15763== <text:s text:c="3"/>by 0x40188F: main (main.cpp:119)</text:p>
      <text:p text:style-name="P15">==15763== <text:s/>Address 0x18 is not stack'd, malloc'd or (recently) free'd</text:p>
      <text:p text:style-name="P15">==15763== </text:p>
      <text:p text:style-name="P15">==15763== </text:p>
      <text:p text:style-name="P15">==15763== Process terminating with default action of signal 11 (SIGSEGV)</text:p>
      <text:p text:style-name="P15">==15763== <text:s/>Access not within mapped region at address 0x18</text:p>
      <text:p text:style-name="P15">==15763== <text:s text:c="3"/>at 0x403D0C: DoublyLinkedList::next() (doublylinkedlist.h:88)</text:p>
      <text:p text:style-name="P15">==15763== <text:s text:c="3"/>by 0x4028B0: void otherMain(DoublyLinkedList*) (main.cpp:61)</text:p>
      <text:p text:style-name="P15">==15763== <text:s text:c="3"/>by 0x40188F: main (main.cpp:119)</text:p>
      <text:p text:style-name="P15">==15763== <text:s/>If you believe this happened as a result of a stack</text:p>
      <text:p text:style-name="P15">==15763== <text:s/>overflow in your program's main thread (unlikely but</text:p>
      <text:p text:style-name="P15">==15763== <text:s/>possible), you can try to increase the size of the</text:p>
      <text:p text:style-name="P15">==15763== <text:s/>main thread stack using the --main-stacksize= flag.</text:p>
      <text:p text:style-name="P15"><text:soft-page-break/>==15763== <text:s/>The main thread stack size used in this run was 10485760.</text:p>
      <text:p text:style-name="P15">==15763== </text:p>
      <text:p text:style-name="P15">==15763== HEAP SUMMARY:</text:p>
      <text:p text:style-name="P15">==15763== <text:s text:c="4"/>in use at exit: 278 bytes in 9 blocks</text:p>
      <text:p text:style-name="P15">==15763== <text:s text:c="2"/>total heap usage: 18 allocs, 9 frees, 571 bytes allocated</text:p>
      <text:p text:style-name="P15">==15763== </text:p>
      <text:p text:style-name="P15">==15763== 26 bytes in 1 blocks are possibly lost in loss record 1 of 9</text:p>
      <text:p text:style-name="P15">==15763== <text:s text:c="3"/>at 0x4A075FC: operator new(unsigned long) (vg_replace_malloc.c:298)</text:p>
      <text:p text:style-name="P15">==15763== <text:s text:c="3"/>by 0x374DE9C3C8: std::string::_Rep::_S_create(unsigned long, unsigned long, std::allocator const&amp;) (in /usr/lib64/libstdc++.so.6.0.13)</text:p>
      <text:p text:style-name="P15">==15763== <text:s text:c="3"/>by 0x374DE9CDE4: ??? (in /usr/lib64/libstdc++.so.6.0.13)</text:p>
      <text:p text:style-name="P15">==15763== <text:s text:c="3"/>by 0x374DE9CF32: std::basic_string, std::allocator &gt;::basic_string(char const*, std::allocator const&amp;) (in /usr/lib64/libstdc++.so.6.0.13)</text:p>
      <text:p text:style-name="P15">==15763== <text:s text:c="3"/>by 0x4016CB: main (main.cpp:102)</text:p>
      <text:p text:style-name="P15">==15763== </text:p>
      <text:p text:style-name="P15">==15763== 26 bytes in 1 blocks are possibly lost in loss record 2 of 9</text:p>
      <text:p text:style-name="P15">==15763== <text:s text:c="3"/>at 0x4A075FC: operator new(unsigned long) (vg_replace_malloc.c:298)</text:p>
      <text:p text:style-name="P15">==15763== <text:s text:c="3"/>by 0x374DE9C3C8: std::string::_Rep::_S_create(unsigned long, unsigned long, std::allocator const&amp;) (in /usr/lib64/libstdc++.so.6.0.13)</text:p>
      <text:p text:style-name="P15">==15763== <text:s text:c="3"/>by 0x374DE9CDE4: ??? (in /usr/lib64/libstdc++.so.6.0.13)</text:p>
      <text:p text:style-name="P15">==15763== <text:s text:c="3"/>by 0x374DE9CF32: std::basic_string, std::allocator &gt;::basic_string(char const*, std::allocator const&amp;) (in /usr/lib64/libstdc++.so.6.0.13)</text:p>
      <text:p text:style-name="P15">==15763== <text:s text:c="3"/>by 0x40252E: void otherMain(DoublyLinkedList*) (main.cpp:16)</text:p>
      <text:p text:style-name="P15">==15763== <text:s text:c="3"/>by 0x40188F: main (main.cpp:119)</text:p>
      <text:p text:style-name="P15">==15763== </text:p>
      <text:p text:style-name="P15">==15763== 28 bytes in 1 blocks are possibly lost in loss record 3 of 9</text:p>
      <text:p text:style-name="P15">==15763== <text:s text:c="3"/>at 0x4A075FC: operator new(unsigned long) (vg_replace_malloc.c:298)</text:p>
      <text:p text:style-name="P15">==15763== <text:s text:c="3"/>by 0x374DE9C3C8: std::string::_Rep::_S_create(unsigned long, unsigned long, std::allocator const&amp;) (in /usr/lib64/libstdc++.so.6.0.13)</text:p>
      <text:p text:style-name="P15">==15763== <text:s text:c="3"/>by 0x374DE9CFB4: ??? (in /usr/lib64/libstdc++.so.6.0.13)</text:p>
      <text:p text:style-name="P15"><text:soft-page-break/>==15763== <text:s text:c="3"/>by 0x374DE9D118: std::basic_string, std::allocator &gt;::basic_string(std::string const&amp;, unsigned long, unsigned long) (in /usr/lib64/libstdc++.so.6.0.13)</text:p>
      <text:p text:style-name="P15">==15763== <text:s text:c="3"/>by 0x374DE9D151: std::string::substr(unsigned long, unsigned long) const (in /usr/lib64/libstdc++.so.6.0.13)</text:p>
      <text:p text:style-name="P15">==15763== <text:s text:c="3"/>by 0x401746: main (main.cpp:108)</text:p>
      <text:p text:style-name="P15">==15763== </text:p>
      <text:p text:style-name="P15">==15763== 28 bytes in 1 blocks are possibly lost in loss record 4 of 9</text:p>
      <text:p text:style-name="P15">==15763== <text:s text:c="3"/>at 0x4A075FC: operator new(unsigned long) (vg_replace_malloc.c:298)</text:p>
      <text:p text:style-name="P15">==15763== <text:s text:c="3"/>by 0x374DE9C3C8: std::string::_Rep::_S_create(unsigned long, unsigned long, std::allocator const&amp;) (in /usr/lib64/libstdc++.so.6.0.13)</text:p>
      <text:p text:style-name="P15">==15763== <text:s text:c="3"/>by 0x374DE9CFB4: ??? (in /usr/lib64/libstdc++.so.6.0.13)</text:p>
      <text:p text:style-name="P15">==15763== <text:s text:c="3"/>by 0x374DE9D118: std::basic_string, std::allocator &gt;::basic_string(std::string const&amp;, unsigned long, unsigned long) (in /usr/lib64/libstdc++.so.6.0.13)</text:p>
      <text:p text:style-name="P15">==15763== <text:s text:c="3"/>by 0x374DE9D151: std::string::substr(unsigned long, unsigned long) const (in /usr/lib64/libstdc++.so.6.0.13)</text:p>
      <text:p text:style-name="P15">==15763== <text:s text:c="3"/>by 0x402592: void otherMain(DoublyLinkedList*) (main.cpp:22)</text:p>
      <text:p text:style-name="P15">==15763== <text:s text:c="3"/>by 0x40188F: main (main.cpp:119)</text:p>
      <text:p text:style-name="P15">==15763== </text:p>
      <text:p text:style-name="P15">==15763== 32 bytes in 1 blocks are still reachable in loss record 5 of 9</text:p>
      <text:p text:style-name="P15">==15763== <text:s text:c="3"/>at 0x4A075FC: operator new(unsigned long) (vg_replace_malloc.c:298)</text:p>
      <text:p text:style-name="P15">==15763== <text:s text:c="3"/>by 0x401874: main (main.cpp:118)</text:p>
      <text:p text:style-name="P15">==15763== </text:p>
      <text:p text:style-name="P15">==15763== 32 bytes in 1 blocks are still reachable in loss record 6 of 9</text:p>
      <text:p text:style-name="P15">==15763== <text:s text:c="3"/>at 0x4A075FC: operator new(unsigned long) (vg_replace_malloc.c:298)</text:p>
      <text:p text:style-name="P15">==15763== <text:s text:c="3"/>by 0x40245C: DoublyLinkedList::DoublyLinkedList() (doublylinkedlist.h:15)</text:p>
      <text:p text:style-name="P15">==15763== <text:s text:c="3"/>by 0x40187F: main (main.cpp:118)</text:p>
      <text:p text:style-name="P15">==15763== </text:p>
      <text:p text:style-name="P15">==15763== 32 bytes in 1 blocks are still reachable in loss record 7 of 9</text:p>
      <text:p text:style-name="P15">==15763== <text:s text:c="3"/>at 0x4A075FC: operator new(unsigned long) (vg_replace_malloc.c:298)</text:p>
      <text:p text:style-name="P15">==15763== <text:s text:c="3"/>by 0x402488: DoublyLinkedList::DoublyLinkedList() (doublylinkedlist.h:15)</text:p>
      <text:p text:style-name="P15"><text:soft-page-break/>==15763== <text:s text:c="3"/>by 0x40187F: main (main.cpp:118)</text:p>
      <text:p text:style-name="P15">==15763== </text:p>
      <text:p text:style-name="P15">==15763== 33 bytes in 1 blocks are possibly lost in loss record 8 of 9</text:p>
      <text:p text:style-name="P15">==15763== <text:s text:c="3"/>at 0x4A075FC: operator new(unsigned long) (vg_replace_malloc.c:298)</text:p>
      <text:p text:style-name="P15">==15763== <text:s text:c="3"/>by 0x374DE9C3C8: std::string::_Rep::_S_create(unsigned long, unsigned long, std::allocator const&amp;) (in /usr/lib64/libstdc++.so.6.0.13)</text:p>
      <text:p text:style-name="P15">==15763== <text:s text:c="3"/>by 0x374DE9D19A: std::string::_Rep::_M_clone(std::allocator const&amp;, unsigned long) (in /usr/lib64/libstdc++.so.6.0.13)</text:p>
      <text:p text:style-name="P15">==15763== <text:s text:c="3"/>by 0x374DE9D5EB: std::string::reserve(unsigned long) (in /usr/lib64/libstdc++.so.6.0.13)</text:p>
      <text:p text:style-name="P15">==15763== <text:s text:c="3"/>by 0x374DE7B05A: std::basic_istream &gt;&amp; std::operator&gt;&gt;, std::allocator &gt;(std::basic_istream &gt;&amp;, std::basic_string, std::allocator &gt;&amp;) (in /usr/lib64/libstdc++.so.6.0.13)</text:p>
      <text:p text:style-name="P15">==15763== <text:s text:c="3"/>by 0x4016F0: main (main.cpp:104)</text:p>
      <text:p text:style-name="P15">==15763== </text:p>
      <text:p text:style-name="P15">==15763== 41 bytes in 1 blocks are possibly lost in loss record 9 of 9</text:p>
      <text:p text:style-name="P15">==15763== <text:s text:c="3"/>at 0x4A075FC: operator new(unsigned long) (vg_replace_malloc.c:298)</text:p>
      <text:p text:style-name="P15">==15763== <text:s text:c="3"/>by 0x374DE9C3C8: std::string::_Rep::_S_create(unsigned long, unsigned long, std::allocator const&amp;) (in /usr/lib64/libstdc++.so.6.0.13)</text:p>
      <text:p text:style-name="P15">==15763== <text:s text:c="3"/>by 0x374DE9D19A: std::string::_Rep::_M_clone(std::allocator const&amp;, unsigned long) (in /usr/lib64/libstdc++.so.6.0.13)</text:p>
      <text:p text:style-name="P15">==15763== <text:s text:c="3"/>by 0x374DE9D5EB: std::string::reserve(unsigned long) (in /usr/lib64/libstdc++.so.6.0.13)</text:p>
      <text:p text:style-name="P15">==15763== <text:s text:c="3"/>by 0x374DE7B05A: std::basic_istream &gt;&amp; std::operator&gt;&gt;, std::allocator &gt;(std::basic_istream &gt;&amp;, std::basic_string, std::allocator &gt;&amp;) (in /usr/lib64/libstdc++.so.6.0.13)</text:p>
      <text:p text:style-name="P15">==15763== <text:s text:c="3"/>by 0x402AC1: void otherMain(DoublyLinkedList*) (main.cpp:18)</text:p>
      <text:p text:style-name="P15">==15763== <text:s text:c="3"/>by 0x40188F: main (main.cpp:119)</text:p>
      <text:p text:style-name="P15">==15763== </text:p>
      <text:p text:style-name="P15">==15763== LEAK SUMMARY:</text:p>
      <text:p text:style-name="P15">==15763== <text:s text:c="3"/>definitely lost: 0 bytes in 0 blocks</text:p>
      <text:p text:style-name="P15">==15763== <text:s text:c="3"/>indirectly lost: 0 bytes in 0 blocks</text:p>
      <text:p text:style-name="P15">==15763== <text:s text:c="5"/>possibly lost: 182 bytes in 6 blocks</text:p>
      <text:p text:style-name="P15">==15763== <text:s text:c="3"/>still reachable: 96 bytes in 3 blocks</text:p>
      <text:p text:style-name="P15">==15763== <text:s text:c="8"/>suppressed: 0 bytes in 0 blocks</text:p>
      <text:p text:style-name="P15"><text:soft-page-break/>==15763== </text:p>
      <text:p text:style-name="P15">==15763== For counts of detected and suppressed errors, rerun with: -v</text:p>
      <text:p text:style-name="P15">==15763== Use --track-origins=yes to see where uninitialised values come from</text:p>
      <text:p text:style-name="P15">==15763== ERROR SUMMARY: 8 errors from 8 contexts (suppressed: 8 from 6)</text:p>
      <text:p text:style-name="P16"/>
      <text:h text:style-name="P10" text:outline-level="4">Output comparer</text:h>
      <text:p text:style-name="P15">Output was not correct</text:p>
      <text:h text:style-name="P8" text:outline-level="3">Wrong Answer</text:h>
      <text:p text:style-name="P2">child process exited abnormally</text:p>
      <text:p text:style-name="Horizontal_20_Line"/>
      <text:h text:style-name="P7" text:outline-level="3">Dynamic checker</text:h>
      <text:h text:style-name="P10" text:outline-level="4">Time limit checker</text:h>
      <text:p text:style-name="P15">Execution was within the time limit.</text:p>
      <text:h text:style-name="P10" text:outline-level="4">Valgrind Corrector</text:h>
      <text:p text:style-name="P3"><text:span text:style-name="T2">More information about the error messages produced by Valgrind can be found </text:span><text:a xlink:type="simple" xlink:href="http://valgrind.org/docs/manual/mc-manual.html#mc-manual.errormsgs" office:target-frame-name="_blank" xlink:show="new" text:style-name="Internet_20_link" text:visited-style-name="Visited_20_Internet_20_Link">here</text:a><text:span text:style-name="T2">.</text:span></text:p>
      <text:p text:style-name="P15">==15769== Memcheck, a memory error detector</text:p>
      <text:p text:style-name="P15">==15769== Copyright (C) 2002-2012, and GNU GPL'd, by Julian Seward et al.</text:p>
      <text:p text:style-name="P15">==15769== Using Valgrind-3.8.1 and LibVEX; rerun with -h for copyright info</text:p>
      <text:p text:style-name="P15">==15769== Command: ./a.out</text:p>
      <text:p text:style-name="P15">==15769== Parent PID: 15768</text:p>
      <text:p text:style-name="P15">==15769== </text:p>
      <text:p text:style-name="P15">==15769== Use of uninitialised value of size 8</text:p>
      <text:p text:style-name="P15">==15769== <text:s text:c="3"/>at 0x404214: DoublyLinkedList::next() (doublylinkedlist.h:88)</text:p>
      <text:p text:style-name="P15">==15769== <text:s text:c="3"/>by 0x403111: void otherMain(DoublyLinkedList*) (main.cpp:61)</text:p>
      <text:p text:style-name="P15">==15769== <text:s text:c="3"/>by 0x4018CE: main (main.cpp:123)</text:p>
      <text:p text:style-name="P15">==15769== </text:p>
      <text:p text:style-name="P15">==15769== Invalid read of size 8</text:p>
      <text:p text:style-name="P15">==15769== <text:s text:c="3"/>at 0x404214: DoublyLinkedList::next() (doublylinkedlist.h:88)</text:p>
      <text:p text:style-name="P15"><text:soft-page-break/>==15769== <text:s text:c="3"/>by 0x403111: void otherMain(DoublyLinkedList*) (main.cpp:61)</text:p>
      <text:p text:style-name="P15">==15769== <text:s text:c="3"/>by 0x4018CE: main (main.cpp:123)</text:p>
      <text:p text:style-name="P15">==15769== <text:s/>Address 0x18 is not stack'd, malloc'd or (recently) free'd</text:p>
      <text:p text:style-name="P15">==15769== </text:p>
      <text:p text:style-name="P15">==15769== </text:p>
      <text:p text:style-name="P15">==15769== Process terminating with default action of signal 11 (SIGSEGV)</text:p>
      <text:p text:style-name="P15">==15769== <text:s/>Access not within mapped region at address 0x18</text:p>
      <text:p text:style-name="P15">==15769== <text:s text:c="3"/>at 0x404214: DoublyLinkedList::next() (doublylinkedlist.h:88)</text:p>
      <text:p text:style-name="P15">==15769== <text:s text:c="3"/>by 0x403111: void otherMain(DoublyLinkedList*) (main.cpp:61)</text:p>
      <text:p text:style-name="P15">==15769== <text:s text:c="3"/>by 0x4018CE: main (main.cpp:123)</text:p>
      <text:p text:style-name="P15">==15769== <text:s/>If you believe this happened as a result of a stack</text:p>
      <text:p text:style-name="P15">==15769== <text:s/>overflow in your program's main thread (unlikely but</text:p>
      <text:p text:style-name="P15">==15769== <text:s/>possible), you can try to increase the size of the</text:p>
      <text:p text:style-name="P15">==15769== <text:s/>main thread stack using the --main-stacksize= flag.</text:p>
      <text:p text:style-name="P15">==15769== <text:s/>The main thread stack size used in this run was 10485760.</text:p>
      <text:p text:style-name="P15">==15769== </text:p>
      <text:p text:style-name="P15">==15769== HEAP SUMMARY:</text:p>
      <text:p text:style-name="P15">==15769== <text:s text:c="4"/>in use at exit: 280 bytes in 9 blocks</text:p>
      <text:p text:style-name="P15">==15769== <text:s text:c="2"/>total heap usage: 18 allocs, 9 frees, 575 bytes allocated</text:p>
      <text:p text:style-name="P15">==15769== </text:p>
      <text:p text:style-name="P15">==15769== 26 bytes in 1 blocks are possibly lost in loss record 1 of 9</text:p>
      <text:p text:style-name="P15">==15769== <text:s text:c="3"/>at 0x4A075FC: operator new(unsigned long) (vg_replace_malloc.c:298)</text:p>
      <text:p text:style-name="P15">==15769== <text:s text:c="3"/>by 0x374DE9C3C8: std::string::_Rep::_S_create(unsigned long, unsigned long, std::allocator const&amp;) (in /usr/lib64/libstdc++.so.6.0.13)</text:p>
      <text:p text:style-name="P15">==15769== <text:s text:c="3"/>by 0x374DE9CDE4: ??? (in /usr/lib64/libstdc++.so.6.0.13)</text:p>
      <text:p text:style-name="P15">==15769== <text:s text:c="3"/>by 0x374DE9CF32: std::basic_string, std::allocator &gt;::basic_string(char const*, std::allocator const&amp;) (in /usr/lib64/libstdc++.so.6.0.13)</text:p>
      <text:p text:style-name="P15">==15769== <text:s text:c="3"/>by 0x4016CB: main (main.cpp:102)</text:p>
      <text:p text:style-name="P15">==15769== </text:p>
      <text:p text:style-name="P15">==15769== 26 bytes in 1 blocks are possibly lost in loss record 2 of 9</text:p>
      <text:p text:style-name="P15"><text:soft-page-break/>==15769== <text:s text:c="3"/>at 0x4A075FC: operator new(unsigned long) (vg_replace_malloc.c:298)</text:p>
      <text:p text:style-name="P15">==15769== <text:s text:c="3"/>by 0x374DE9C3C8: std::string::_Rep::_S_create(unsigned long, unsigned long, std::allocator const&amp;) (in /usr/lib64/libstdc++.so.6.0.13)</text:p>
      <text:p text:style-name="P15">==15769== <text:s text:c="3"/>by 0x374DE9CDE4: ??? (in /usr/lib64/libstdc++.so.6.0.13)</text:p>
      <text:p text:style-name="P15">==15769== <text:s text:c="3"/>by 0x374DE9CF32: std::basic_string, std::allocator &gt;::basic_string(char const*, std::allocator const&amp;) (in /usr/lib64/libstdc++.so.6.0.13)</text:p>
      <text:p text:style-name="P15">==15769== <text:s text:c="3"/>by 0x402D7E: void otherMain(DoublyLinkedList*) (main.cpp:16)</text:p>
      <text:p text:style-name="P15">==15769== <text:s text:c="3"/>by 0x4018CE: main (main.cpp:123)</text:p>
      <text:p text:style-name="P15">==15769== </text:p>
      <text:p text:style-name="P15">==15769== 29 bytes in 1 blocks are possibly lost in loss record 3 of 9</text:p>
      <text:p text:style-name="P15">==15769== <text:s text:c="3"/>at 0x4A075FC: operator new(unsigned long) (vg_replace_malloc.c:298)</text:p>
      <text:p text:style-name="P15">==15769== <text:s text:c="3"/>by 0x374DE9C3C8: std::string::_Rep::_S_create(unsigned long, unsigned long, std::allocator const&amp;) (in /usr/lib64/libstdc++.so.6.0.13)</text:p>
      <text:p text:style-name="P15">==15769== <text:s text:c="3"/>by 0x374DE9CFB4: ??? (in /usr/lib64/libstdc++.so.6.0.13)</text:p>
      <text:p text:style-name="P15">==15769== <text:s text:c="3"/>by 0x374DE9D118: std::basic_string, std::allocator &gt;::basic_string(std::string const&amp;, unsigned long, unsigned long) (in /usr/lib64/libstdc++.so.6.0.13)</text:p>
      <text:p text:style-name="P15">==15769== <text:s text:c="3"/>by 0x374DE9D151: std::string::substr(unsigned long, unsigned long) const (in /usr/lib64/libstdc++.so.6.0.13)</text:p>
      <text:p text:style-name="P15">==15769== <text:s text:c="3"/>by 0x401746: main (main.cpp:108)</text:p>
      <text:p text:style-name="P15">==15769== </text:p>
      <text:p text:style-name="P15">==15769== 29 bytes in 1 blocks are possibly lost in loss record 4 of 9</text:p>
      <text:p text:style-name="P15">==15769== <text:s text:c="3"/>at 0x4A075FC: operator new(unsigned long) (vg_replace_malloc.c:298)</text:p>
      <text:p text:style-name="P15">==15769== <text:s text:c="3"/>by 0x374DE9C3C8: std::string::_Rep::_S_create(unsigned long, unsigned long, std::allocator const&amp;) (in /usr/lib64/libstdc++.so.6.0.13)</text:p>
      <text:p text:style-name="P15">==15769== <text:s text:c="3"/>by 0x374DE9CFB4: ??? (in /usr/lib64/libstdc++.so.6.0.13)</text:p>
      <text:p text:style-name="P15">==15769== <text:s text:c="3"/>by 0x374DE9D118: std::basic_string, std::allocator &gt;::basic_string(std::string const&amp;, unsigned long, unsigned long) (in /usr/lib64/libstdc++.so.6.0.13)</text:p>
      <text:p text:style-name="P15">==15769== <text:s text:c="3"/>by 0x374DE9D151: std::string::substr(unsigned long, unsigned long) const (in /usr/lib64/libstdc++.so.6.0.13)</text:p>
      <text:p text:style-name="P15">==15769== <text:s text:c="3"/>by 0x402DE2: void otherMain(DoublyLinkedList*) (main.cpp:22)</text:p>
      <text:p text:style-name="P15">==15769== <text:s text:c="3"/>by 0x4018CE: main (main.cpp:123)</text:p>
      <text:p text:style-name="P15">==15769== </text:p>
      <text:p text:style-name="P15"><text:soft-page-break/>==15769== 32 bytes in 1 blocks are still reachable in loss record 5 of 9</text:p>
      <text:p text:style-name="P15">==15769== <text:s text:c="3"/>at 0x4A075FC: operator new(unsigned long) (vg_replace_malloc.c:298)</text:p>
      <text:p text:style-name="P15">==15769== <text:s text:c="3"/>by 0x4018B3: main (main.cpp:122)</text:p>
      <text:p text:style-name="P15">==15769== </text:p>
      <text:p text:style-name="P15">==15769== 32 bytes in 1 blocks are still reachable in loss record 6 of 9</text:p>
      <text:p text:style-name="P15">==15769== <text:s text:c="3"/>at 0x4A075FC: operator new(unsigned long) (vg_replace_malloc.c:298)</text:p>
      <text:p text:style-name="P15">==15769== <text:s text:c="3"/>by 0x402CAC: DoublyLinkedList::DoublyLinkedList() (doublylinkedlist.h:15)</text:p>
      <text:p text:style-name="P15">==15769== <text:s text:c="3"/>by 0x4018BE: main (main.cpp:122)</text:p>
      <text:p text:style-name="P15">==15769== </text:p>
      <text:p text:style-name="P15">==15769== 32 bytes in 1 blocks are still reachable in loss record 7 of 9</text:p>
      <text:p text:style-name="P15">==15769== <text:s text:c="3"/>at 0x4A075FC: operator new(unsigned long) (vg_replace_malloc.c:298)</text:p>
      <text:p text:style-name="P15">==15769== <text:s text:c="3"/>by 0x402CD8: DoublyLinkedList::DoublyLinkedList() (doublylinkedlist.h:15)</text:p>
      <text:p text:style-name="P15">==15769== <text:s text:c="3"/>by 0x4018BE: main (main.cpp:122)</text:p>
      <text:p text:style-name="P15">==15769== </text:p>
      <text:p text:style-name="P15">==15769== 33 bytes in 1 blocks are possibly lost in loss record 8 of 9</text:p>
      <text:p text:style-name="P15">==15769== <text:s text:c="3"/>at 0x4A075FC: operator new(unsigned long) (vg_replace_malloc.c:298)</text:p>
      <text:p text:style-name="P15">==15769== <text:s text:c="3"/>by 0x374DE9C3C8: std::string::_Rep::_S_create(unsigned long, unsigned long, std::allocator const&amp;) (in /usr/lib64/libstdc++.so.6.0.13)</text:p>
      <text:p text:style-name="P15">==15769== <text:s text:c="3"/>by 0x374DE9D19A: std::string::_Rep::_M_clone(std::allocator const&amp;, unsigned long) (in /usr/lib64/libstdc++.so.6.0.13)</text:p>
      <text:p text:style-name="P15">==15769== <text:s text:c="3"/>by 0x374DE9D5EB: std::string::reserve(unsigned long) (in /usr/lib64/libstdc++.so.6.0.13)</text:p>
      <text:p text:style-name="P15">==15769== <text:s text:c="3"/>by 0x374DE7B05A: std::basic_istream &gt;&amp; std::operator&gt;&gt;, std::allocator &gt;(std::basic_istream &gt;&amp;, std::basic_string, std::allocator &gt;&amp;) (in /usr/lib64/libstdc++.so.6.0.13)</text:p>
      <text:p text:style-name="P15">==15769== <text:s text:c="3"/>by 0x4016F0: main (main.cpp:104)</text:p>
      <text:p text:style-name="P15">==15769== </text:p>
      <text:p text:style-name="P15">==15769== 41 bytes in 1 blocks are possibly lost in loss record 9 of 9</text:p>
      <text:p text:style-name="P15">==15769== <text:s text:c="3"/>at 0x4A075FC: operator new(unsigned long) (vg_replace_malloc.c:298)</text:p>
      <text:p text:style-name="P15">==15769== <text:s text:c="3"/>by 0x374DE9C3C8: std::string::_Rep::_S_create(unsigned long, unsigned long, std::allocator const&amp;) (in /usr/lib64/libstdc++.so.6.0.13)</text:p>
      <text:p text:style-name="P15"><text:soft-page-break/>==15769== <text:s text:c="3"/>by 0x374DE9D19A: std::string::_Rep::_M_clone(std::allocator const&amp;, unsigned long) (in /usr/lib64/libstdc++.so.6.0.13)</text:p>
      <text:p text:style-name="P15">==15769== <text:s text:c="3"/>by 0x374DE9D5EB: std::string::reserve(unsigned long) (in /usr/lib64/libstdc++.so.6.0.13)</text:p>
      <text:p text:style-name="P15">==15769== <text:s text:c="3"/>by 0x374DE7B05A: std::basic_istream &gt;&amp; std::operator&gt;&gt;, std::allocator &gt;(std::basic_istream &gt;&amp;, std::basic_string, std::allocator &gt;&amp;) (in /usr/lib64/libstdc++.so.6.0.13)</text:p>
      <text:p text:style-name="P15">==15769== <text:s text:c="3"/>by 0x403326: void otherMain(DoublyLinkedList*) (main.cpp:18)</text:p>
      <text:p text:style-name="P15">==15769== <text:s text:c="3"/>by 0x4018CE: main (main.cpp:123)</text:p>
      <text:p text:style-name="P15">==15769== </text:p>
      <text:p text:style-name="P15">==15769== LEAK SUMMARY:</text:p>
      <text:p text:style-name="P15">==15769== <text:s text:c="3"/>definitely lost: 0 bytes in 0 blocks</text:p>
      <text:p text:style-name="P15">==15769== <text:s text:c="3"/>indirectly lost: 0 bytes in 0 blocks</text:p>
      <text:p text:style-name="P15">==15769== <text:s text:c="5"/>possibly lost: 184 bytes in 6 blocks</text:p>
      <text:p text:style-name="P15">==15769== <text:s text:c="3"/>still reachable: 96 bytes in 3 blocks</text:p>
      <text:p text:style-name="P15">==15769== <text:s text:c="8"/>suppressed: 0 bytes in 0 blocks</text:p>
      <text:p text:style-name="P15">==15769== </text:p>
      <text:p text:style-name="P15">==15769== For counts of detected and suppressed errors, rerun with: -v</text:p>
      <text:p text:style-name="P15">==15769== Use --track-origins=yes to see where uninitialised values come from</text:p>
      <text:p text:style-name="P15">==15769== ERROR SUMMARY: 8 errors from 8 contexts (suppressed: 8 from 6)</text:p>
      <text:p text:style-name="P16"/>
      <text:h text:style-name="P10" text:outline-level="4">Output comparer</text:h>
      <text:p text:style-name="P15">Output was not correct</text:p>
      <text:h text:style-name="P8" text:outline-level="3">Wrong Answer</text:h>
      <text:p text:style-name="P2">child process exited abnormally</text:p>
      <text:p text:style-name="Horizontal_20_Line"/>
      <text:h text:style-name="P7" text:outline-level="3">Summary</text:h>
      <text:p text:style-name="P5">17 tests with <text:span text:style-name="T3">Wrong Answer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sans-serif"/>
    <style:font-face style:name="monospace" svg:font-family="monospace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0:53:39.651650267</meta:creation-date>
    <dc:date>2018-02-08T10:56:05.354911578</dc:date>
    <meta:editing-duration>PT2M27S</meta:editing-duration>
    <meta:editing-cycles>1</meta:editing-cycles>
    <meta:document-statistic meta:table-count="1" meta:image-count="0" meta:object-count="0" meta:page-count="47" meta:paragraph-count="1360" meta:word-count="8298" meta:character-count="75264" meta:non-whitespace-character-count="66314"/>
    <meta:generator>LibreOffice/6.0.0.3$Linux_X86_64 LibreOffice_project/00m0$Build-3</meta:generator>
  </office:meta>
</office:document-meta>
</file>